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Roman No9 L" style:font-name-asian="DejaVu Sans" style:language-asian="zxx" style:country-asian="none" style:font-name-complex="DejaVu Sans" style:language-complex="zxx" style:country-complex="none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style:font-name="Arial" fo:font-size="10pt" fo:language="en" fo:country="US" style:font-name-asian="CMTT12" style:font-size-asian="10pt" style:language-asian="en" style:country-asian="US" style:font-name-complex="CMTT12" style:font-size-complex="10pt" style:language-complex="en" style:country-complex="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7"/>
        <table:table-column table:style-name="co1" table:default-cell-style-name="ce8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DATOS BRUTOS HABITAJES ACABADOS</text:p>
          </table:table-cell>
          <table:table-cell table:style-name="Default"/>
          <table:table-cell/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Default" office:value-type="string">
            <text:p>año</text:p>
          </table:table-cell>
          <table:table-cell table:style-name="ce2" office:value-type="string">
            <text:p>enero</text:p>
          </table:table-cell>
          <table:table-cell table:style-name="ce2" office:value-type="string">
            <text:p>febrero</text:p>
          </table:table-cell>
          <table:table-cell table:style-name="ce2" office:value-type="string">
            <text:p>marzo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yo</text:p>
          </table:table-cell>
          <table:table-cell table:style-name="ce2" office:value-type="string">
            <text:p>junio</text:p>
          </table:table-cell>
          <table:table-cell table:style-name="ce2" office:value-type="string">
            <text:p>julio</text:p>
          </table:table-cell>
          <table:table-cell table:style-name="ce2" office:value-type="string">
            <text:p>agosto</text:p>
          </table:table-cell>
          <table:table-cell table:style-name="ce2" office:value-type="string">
            <text:p>septiembre</text:p>
          </table:table-cell>
          <table:table-cell table:style-name="ce2" office:value-type="string">
            <text:p>octubre</text:p>
          </table:table-cell>
          <table:table-cell table:style-name="ce2" office:value-type="string">
            <text:p>noviembre</text:p>
          </table:table-cell>
          <table:table-cell table:style-name="ce2" office:value-type="string">
            <text:p>diciembre</text:p>
          </table:table-cell>
          <table:table-cell table:number-columns-repeated="13"/>
        </table:table-row>
        <table:table-row table:style-name="ro1">
          <table:table-cell table:style-name="ce2" office:value-type="float" office:value="1991">
            <text:p>1991</text:p>
          </table:table-cell>
          <table:table-cell office:value-type="float" office:value="917">
            <text:p>917</text:p>
          </table:table-cell>
          <table:table-cell table:style-name="ce5" office:value-type="float" office:value="1981">
            <text:p>1981</text:p>
          </table:table-cell>
          <table:table-cell table:style-name="ce5" office:value-type="float" office:value="1262">
            <text:p>1262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1430">
            <text:p>1430</text:p>
          </table:table-cell>
          <table:table-cell table:style-name="ce5" office:value-type="float" office:value="1862">
            <text:p>1862</text:p>
          </table:table-cell>
          <table:table-cell table:style-name="ce5" office:value-type="float" office:value="1191">
            <text:p>1191</text:p>
          </table:table-cell>
          <table:table-cell table:style-name="ce5" office:value-type="float" office:value="646">
            <text:p>646</text:p>
          </table:table-cell>
          <table:table-cell table:style-name="ce5" office:value-type="float" office:value="851">
            <text:p>851</text:p>
          </table:table-cell>
          <table:table-cell table:style-name="ce5" office:value-type="float" office:value="1024">
            <text:p>1024</text:p>
          </table:table-cell>
          <table:table-cell table:style-name="ce5" office:value-type="float" office:value="1081">
            <text:p>1081</text:p>
          </table:table-cell>
          <table:table-cell table:style-name="ce5" office:value-type="float" office:value="917">
            <text:p>917</text:p>
          </table:table-cell>
          <table:table-cell table:number-columns-repeated="13"/>
        </table:table-row>
        <table:table-row table:style-name="ro1">
          <table:table-cell table:style-name="ce2" office:value-type="float" office:value="1992">
            <text:p>1992</text:p>
          </table:table-cell>
          <table:table-cell office:value-type="float" office:value="714">
            <text:p>71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36">
            <text:p>936</text:p>
          </table:table-cell>
          <table:table-cell table:style-name="ce5" office:value-type="float" office:value="598">
            <text:p>598</text:p>
          </table:table-cell>
          <table:table-cell table:style-name="ce5" office:value-type="float" office:value="700">
            <text:p>700</text:p>
          </table:table-cell>
          <table:table-cell table:style-name="ce5" office:value-type="float" office:value="607">
            <text:p>607</text:p>
          </table:table-cell>
          <table:table-cell table:style-name="ce5" office:value-type="float" office:value="1128">
            <text:p>1128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577">
            <text:p>577</text:p>
          </table:table-cell>
          <table:table-cell table:style-name="ce5" office:value-type="float" office:value="570">
            <text:p>570</text:p>
          </table:table-cell>
          <table:table-cell table:number-columns-repeated="13"/>
        </table:table-row>
        <table:table-row table:style-name="ro1">
          <table:table-cell table:style-name="ce2" office:value-type="float" office:value="1993">
            <text:p>1993</text:p>
          </table:table-cell>
          <table:table-cell office:value-type="float" office:value="586">
            <text:p>586</text:p>
          </table:table-cell>
          <table:table-cell table:style-name="ce5" office:value-type="float" office:value="409">
            <text:p>409</text:p>
          </table:table-cell>
          <table:table-cell table:style-name="ce5" office:value-type="float" office:value="559">
            <text:p>559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597">
            <text:p>597</text:p>
          </table:table-cell>
          <table:table-cell table:style-name="ce5" office:value-type="float" office:value="464">
            <text:p>464</text:p>
          </table:table-cell>
          <table:table-cell table:style-name="ce5" office:value-type="float" office:value="541">
            <text:p>541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357">
            <text:p>357</text:p>
          </table:table-cell>
          <table:table-cell table:style-name="ce5" office:value-type="float" office:value="354">
            <text:p>354</text:p>
          </table:table-cell>
          <table:table-cell table:style-name="ce5" office:value-type="float" office:value="290">
            <text:p>290</text:p>
          </table:table-cell>
          <table:table-cell table:number-columns-repeated="13"/>
        </table:table-row>
        <table:table-row table:style-name="ro1">
          <table:table-cell table:style-name="ce2" office:value-type="float" office:value="1994">
            <text:p>1994</text:p>
          </table:table-cell>
          <table:table-cell office:value-type="float" office:value="245">
            <text:p>245</text:p>
          </table:table-cell>
          <table:table-cell table:style-name="ce5" office:value-type="float" office:value="455">
            <text:p>455</text:p>
          </table:table-cell>
          <table:table-cell table:style-name="ce5" office:value-type="float" office:value="513">
            <text:p>513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410">
            <text:p>410</text:p>
          </table:table-cell>
          <table:table-cell table:style-name="ce5" office:value-type="float" office:value="690">
            <text:p>690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408">
            <text:p>408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354">
            <text:p>354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284">
            <text:p>284</text:p>
          </table:table-cell>
          <table:table-cell table:number-columns-repeated="13"/>
        </table:table-row>
        <table:table-row table:style-name="ro1">
          <table:table-cell table:style-name="ce2" office:value-type="float" office:value="1995">
            <text:p>1995</text:p>
          </table:table-cell>
          <table:table-cell office:value-type="float" office:value="203">
            <text:p>203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316">
            <text:p>316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542">
            <text:p>542</text:p>
          </table:table-cell>
          <table:table-cell table:number-columns-repeated="13"/>
        </table:table-row>
        <table:table-row table:style-name="ro1">
          <table:table-cell table:style-name="ce2" office:value-type="float" office:value="1996">
            <text:p>1996</text:p>
          </table:table-cell>
          <table:table-cell office:value-type="float" office:value="378">
            <text:p>378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476">
            <text:p>476</text:p>
          </table:table-cell>
          <table:table-cell table:style-name="ce5" office:value-type="float" office:value="283">
            <text:p>283</text:p>
          </table:table-cell>
          <table:table-cell table:style-name="ce5" office:value-type="float" office:value="387">
            <text:p>387</text:p>
          </table:table-cell>
          <table:table-cell table:style-name="ce5" office:value-type="float" office:value="502">
            <text:p>502</text:p>
          </table:table-cell>
          <table:table-cell table:style-name="ce5" office:value-type="float" office:value="613">
            <text:p>613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279">
            <text:p>279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809">
            <text:p>809</text:p>
          </table:table-cell>
          <table:table-cell table:style-name="ce5" office:value-type="float" office:value="783">
            <text:p>783</text:p>
          </table:table-cell>
          <table:table-cell table:number-columns-repeated="13"/>
        </table:table-row>
        <table:table-row table:style-name="ro1">
          <table:table-cell table:style-name="ce2" office:value-type="float" office:value="1997">
            <text:p>1997</text:p>
          </table:table-cell>
          <table:table-cell office:value-type="float" office:value="376">
            <text:p>376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553">
            <text:p>55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631">
            <text:p>631</text:p>
          </table:table-cell>
          <table:table-cell table:style-name="ce5" office:value-type="float" office:value="623">
            <text:p>623</text:p>
          </table:table-cell>
          <table:table-cell table:style-name="ce5" office:value-type="float" office:value="806">
            <text:p>806</text:p>
          </table:table-cell>
          <table:table-cell table:style-name="ce5" office:value-type="float" office:value="549">
            <text:p>549</text:p>
          </table:table-cell>
          <table:table-cell table:style-name="ce5" office:value-type="float" office:value="517">
            <text:p>517</text:p>
          </table:table-cell>
          <table:table-cell table:style-name="ce5" office:value-type="float" office:value="811">
            <text:p>811</text:p>
          </table:table-cell>
          <table:table-cell table:number-columns-repeated="13"/>
        </table:table-row>
        <table:table-row table:style-name="ro1">
          <table:table-cell table:style-name="ce2" office:value-type="float" office:value="1998">
            <text:p>1998</text:p>
          </table:table-cell>
          <table:table-cell office:value-type="float" office:value="168">
            <text:p>168</text:p>
          </table:table-cell>
          <table:table-cell table:style-name="ce5" office:value-type="float" office:value="401">
            <text:p>401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265">
            <text:p>265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325">
            <text:p>325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185">
            <text:p>1185</text:p>
          </table:table-cell>
          <table:table-cell table:style-name="ce5" office:value-type="float" office:value="470">
            <text:p>470</text:p>
          </table:table-cell>
          <table:table-cell table:number-columns-repeated="13"/>
        </table:table-row>
        <table:table-row table:style-name="ro1">
          <table:table-cell table:style-name="ce2" office:value-type="float" office:value="1999">
            <text:p>1999</text:p>
          </table:table-cell>
          <table:table-cell office:value-type="float" office:value="488">
            <text:p>488</text:p>
          </table:table-cell>
          <table:table-cell table:style-name="ce5" office:value-type="float" office:value="575">
            <text:p>575</text:p>
          </table:table-cell>
          <table:table-cell table:style-name="ce5" office:value-type="float" office:value="899">
            <text:p>899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680">
            <text:p>680</text:p>
          </table:table-cell>
          <table:table-cell table:style-name="ce5" office:value-type="float" office:value="552">
            <text:p>552</text:p>
          </table:table-cell>
          <table:table-cell table:style-name="ce5" office:value-type="float" office:value="766">
            <text:p>766</text:p>
          </table:table-cell>
          <table:table-cell table:style-name="ce5" office:value-type="float" office:value="377">
            <text:p>377</text:p>
          </table:table-cell>
          <table:table-cell table:style-name="ce5" office:value-type="float" office:value="401">
            <text:p>401</text:p>
          </table:table-cell>
          <table:table-cell table:style-name="ce5" office:value-type="float" office:value="493">
            <text:p>493</text:p>
          </table:table-cell>
          <table:table-cell table:style-name="ce5" office:value-type="float" office:value="770">
            <text:p>770</text:p>
          </table:table-cell>
          <table:table-cell table:style-name="ce5" office:value-type="float" office:value="436">
            <text:p>436</text:p>
          </table:table-cell>
          <table:table-cell table:number-columns-repeated="13"/>
        </table:table-row>
        <table:table-row table:style-name="ro1">
          <table:table-cell table:style-name="ce2" office:value-type="float" office:value="2000">
            <text:p>2000</text:p>
          </table:table-cell>
          <table:table-cell office:value-type="float" office:value="251">
            <text:p>251</text:p>
          </table:table-cell>
          <table:table-cell table:style-name="ce5" office:value-type="float" office:value="586">
            <text:p>586</text:p>
          </table:table-cell>
          <table:table-cell table:style-name="ce5" office:value-type="float" office:value="884">
            <text:p>884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743">
            <text:p>743</text:p>
          </table:table-cell>
          <table:table-cell table:style-name="ce5" office:value-type="float" office:value="963">
            <text:p>963</text:p>
          </table:table-cell>
          <table:table-cell table:style-name="ce5" office:value-type="float" office:value="1067">
            <text:p>1067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788">
            <text:p>788</text:p>
          </table:table-cell>
          <table:table-cell table:style-name="ce5" office:value-type="float" office:value="924">
            <text:p>924</text:p>
          </table:table-cell>
          <table:table-cell table:style-name="ce5" office:value-type="float" office:value="1314">
            <text:p>1314</text:p>
          </table:table-cell>
          <table:table-cell table:style-name="ce5" office:value-type="float" office:value="1265">
            <text:p>1265</text:p>
          </table:table-cell>
          <table:table-cell table:number-columns-repeated="13"/>
        </table:table-row>
        <table:table-row table:style-name="ro1">
          <table:table-cell table:style-name="ce2" office:value-type="float" office:value="2001">
            <text:p>2001</text:p>
          </table:table-cell>
          <table:table-cell office:value-type="float" office:value="865">
            <text:p>865</text:p>
          </table:table-cell>
          <table:table-cell table:style-name="ce5" office:value-type="float" office:value="975">
            <text:p>975</text:p>
          </table:table-cell>
          <table:table-cell table:style-name="ce5" office:value-type="float" office:value="1601">
            <text:p>1601</text:p>
          </table:table-cell>
          <table:table-cell table:style-name="ce5" office:value-type="float" office:value="1312">
            <text:p>1312</text:p>
          </table:table-cell>
          <table:table-cell table:style-name="ce5" office:value-type="float" office:value="998">
            <text:p>99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934">
            <text:p>934</text:p>
          </table:table-cell>
          <table:table-cell table:style-name="ce5" office:value-type="float" office:value="506">
            <text:p>506</text:p>
          </table:table-cell>
          <table:table-cell table:style-name="ce5" office:value-type="float" office:value="569">
            <text:p>569</text:p>
          </table:table-cell>
          <table:table-cell table:style-name="ce5" office:value-type="float" office:value="1139">
            <text:p>1139</text:p>
          </table:table-cell>
          <table:table-cell table:style-name="ce5" office:value-type="float" office:value="1112">
            <text:p>1112</text:p>
          </table:table-cell>
          <table:table-cell table:style-name="ce5" office:value-type="float" office:value="1351">
            <text:p>1351</text:p>
          </table:table-cell>
          <table:table-cell table:number-columns-repeated="13"/>
        </table:table-row>
        <table:table-row table:style-name="ro1">
          <table:table-cell table:style-name="ce2" office:value-type="float" office:value="2002">
            <text:p>2002</text:p>
          </table:table-cell>
          <table:table-cell office:value-type="float" office:value="841">
            <text:p>841</text:p>
          </table:table-cell>
          <table:table-cell table:style-name="ce5" office:value-type="float" office:value="1150">
            <text:p>1150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834">
            <text:p>834</text:p>
          </table:table-cell>
          <table:table-cell table:style-name="ce5" office:value-type="float" office:value="966">
            <text:p>966</text:p>
          </table:table-cell>
          <table:table-cell table:style-name="ce5" office:value-type="float" office:value="1184">
            <text:p>1184</text:p>
          </table:table-cell>
          <table:table-cell table:style-name="ce5" office:value-type="float" office:value="1332">
            <text:p>1332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971">
            <text:p>971</text:p>
          </table:table-cell>
          <table:table-cell table:style-name="ce5" office:value-type="float" office:value="910">
            <text:p>910</text:p>
          </table:table-cell>
          <table:table-cell table:style-name="ce5" office:value-type="float" office:value="1363">
            <text:p>1363</text:p>
          </table:table-cell>
          <table:table-cell table:style-name="ce5" office:value-type="float" office:value="1350">
            <text:p>1350</text:p>
          </table:table-cell>
          <table:table-cell table:number-columns-repeated="13"/>
        </table:table-row>
        <table:table-row table:style-name="ro1">
          <table:table-cell table:style-name="ce2" office:value-type="float" office:value="2003">
            <text:p>2003</text:p>
          </table:table-cell>
          <table:table-cell office:value-type="float" office:value="940">
            <text:p>940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989">
            <text:p>989</text:p>
          </table:table-cell>
          <table:table-cell table:style-name="ce5" office:value-type="float" office:value="735">
            <text:p>735</text:p>
          </table:table-cell>
          <table:table-cell table:style-name="ce5" office:value-type="float" office:value="1433">
            <text:p>1433</text:p>
          </table:table-cell>
          <table:table-cell table:style-name="ce5" office:value-type="float" office:value="862">
            <text:p>862</text:p>
          </table:table-cell>
          <table:table-cell table:style-name="ce5" office:value-type="float" office:value="1110">
            <text:p>1110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608">
            <text:p>608</text:p>
          </table:table-cell>
          <table:table-cell table:style-name="ce5" office:value-type="float" office:value="992">
            <text:p>992</text:p>
          </table:table-cell>
          <table:table-cell table:style-name="ce5" office:value-type="float" office:value="597">
            <text:p>597</text:p>
          </table:table-cell>
          <table:table-cell table:style-name="ce5" office:value-type="float" office:value="1642">
            <text:p>1642</text:p>
          </table:table-cell>
          <table:table-cell table:number-columns-repeated="13"/>
        </table:table-row>
        <table:table-row table:style-name="ro1">
          <table:table-cell table:style-name="ce2" office:value-type="float" office:value="2004">
            <text:p>2004</text:p>
          </table:table-cell>
          <table:table-cell office:value-type="float" office:value="1645">
            <text:p>1645</text:p>
          </table:table-cell>
          <table:table-cell table:style-name="ce5" office:value-type="float" office:value="1219">
            <text:p>1219</text:p>
          </table:table-cell>
          <table:table-cell table:style-name="ce5" office:value-type="float" office:value="743">
            <text:p>743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773">
            <text:p>773</text:p>
          </table:table-cell>
          <table:table-cell table:style-name="ce5" office:value-type="float" office:value="676">
            <text:p>676</text:p>
          </table:table-cell>
          <table:table-cell table:style-name="ce5" office:value-type="float" office:value="732">
            <text:p>732</text:p>
          </table:table-cell>
          <table:table-cell table:style-name="ce5" office:value-type="float" office:value="674">
            <text:p>674</text:p>
          </table:table-cell>
          <table:table-cell table:style-name="ce5" office:value-type="float" office:value="454">
            <text:p>454</text:p>
          </table:table-cell>
          <table:table-cell table:style-name="ce5" office:value-type="float" office:value="684">
            <text:p>684</text:p>
          </table:table-cell>
          <table:table-cell table:style-name="ce5" office:value-type="float" office:value="805">
            <text:p>805</text:p>
          </table:table-cell>
          <table:table-cell table:style-name="ce5" office:value-type="float" office:value="558">
            <text:p>558</text:p>
          </table:table-cell>
          <table:table-cell table:number-columns-repeated="13"/>
        </table:table-row>
        <table:table-row table:style-name="ro1">
          <table:table-cell table:style-name="ce2" office:value-type="float" office:value="2005">
            <text:p>2005</text:p>
          </table:table-cell>
          <table:table-cell office:value-type="float" office:value="658">
            <text:p>658</text:p>
          </table:table-cell>
          <table:table-cell table:style-name="ce5" office:value-type="float" office:value="1034">
            <text:p>1034</text:p>
          </table:table-cell>
          <table:table-cell table:style-name="ce5" office:value-type="float" office:value="1152">
            <text:p>1152</text:p>
          </table:table-cell>
          <table:table-cell table:style-name="ce5" office:value-type="float" office:value="746">
            <text:p>746</text:p>
          </table:table-cell>
          <table:table-cell table:style-name="ce5" office:value-type="float" office:value="750">
            <text:p>750</text:p>
          </table:table-cell>
          <table:table-cell table:style-name="ce5" office:value-type="float" office:value="779">
            <text:p>779</text:p>
          </table:table-cell>
          <table:table-cell table:style-name="ce5" office:value-type="float" office:value="1368">
            <text:p>1368</text:p>
          </table:table-cell>
          <table:table-cell table:style-name="ce5" office:value-type="float" office:value="496">
            <text:p>496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1111">
            <text:p>1111</text:p>
          </table:table-cell>
          <table:table-cell table:style-name="ce5" office:value-type="float" office:value="991">
            <text:p>991</text:p>
          </table:table-cell>
          <table:table-cell table:style-name="ce5" office:value-type="float" office:value="1080">
            <text:p>1080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>
            <text:p>TABLA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ce1" office:value-type="string">
            <text:p>TABLA CON INTERVALOS</text:p>
          </table:table-cell>
          <table:table-cell table:number-columns-repeated="11"/>
        </table:table-row>
        <table:table-row table:style-name="ro2">
          <table:table-cell table:style-name="ce3" office:value-type="string">
            <text:p>mes/año</text:p>
          </table:table-cell>
          <table:table-cell table:style-name="Default" office:value-type="string">
            <text:p>habitajes</text:p>
          </table:table-cell>
          <table:table-cell office:value-type="string">
            <text:p>N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" office:value-type="string">
            <text:p>RANG<text:span text:style-name="T1">O</text:span></text:p>
          </table:table-cell>
          <table:table-cell table:style-name="ce1" office:value-type="string">
            <text:p>RIC</text:p>
          </table:table-cell>
          <table:table-cell table:number-columns-repeated="4"/>
          <table:table-cell table:style-name="ce3" office:value-type="string">
            <text:p>Intervalo mes/año</text:p>
          </table:table-cell>
          <table:table-cell office:value-type="string">
            <text:p>m</text:p>
          </table:table-cell>
          <table:table-cell office:value-type="string">
            <text:p>habitajes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1">
          <table:table-cell office:value-type="date" office:date-value="1991-01-01">
            <text:p>01/01/91</text:p>
          </table:table-cell>
          <table:table-cell office:value-type="float" office:value="917">
            <text:p>917</text:p>
          </table:table-cell>
          <table:table-cell table:style-name="ce5" office:value-type="float" office:value="917">
            <text:p>917</text:p>
          </table:table-cell>
          <table:table-cell table:formula="of:=[.B21]/[.$B$201]" office:value-type="float" office:value="0.00726342386870391">
            <text:p>0,0073</text:p>
          </table:table-cell>
          <table:table-cell table:formula="of:=[.C21]/[.$B$201]" office:value-type="float" office:value="0.00726342386870391">
            <text:p>0,0073</text:p>
          </table:table-cell>
          <table:table-cell table:formula="of:=[.D21]*100" office:value-type="float" office:value="0.726342386870391">
            <text:p>0,73</text:p>
          </table:table-cell>
          <table:table-cell table:formula="of:=[.E21]*100" office:value-type="float" office:value="0.726342386870391">
            <text:p>0,73</text:p>
          </table:table-cell>
          <table:table-cell/>
          <table:table-cell table:formula="of:=[.B22]-[.B74]" office:value-type="float" office:value="1831">
            <text:p>1831</text:p>
          </table:table-cell>
          <table:table-cell table:formula="of:=[.J29]-[.I29]" office:value-type="float" office:value="527">
            <text:p>527</text:p>
          </table:table-cell>
          <table:table-cell table:number-columns-repeated="4"/>
          <table:table-cell table:style-name="ce4" office:value-type="string">
            <text:p>[01/01/1991,01/06/92]</text:p>
          </table:table-cell>
          <table:table-cell table:style-name="ce4" office:value-type="date" office:date-value="1991-09-01">
            <text:p>01/09/91</text:p>
          </table:table-cell>
          <table:table-cell table:formula="of:=[.C38]" office:value-type="float" office:value="18105">
            <text:p>18105</text:p>
          </table:table-cell>
          <table:table-cell table:formula="of:=[.C38]" office:value-type="float" office:value="18105">
            <text:p>18105</text:p>
          </table:table-cell>
          <table:table-cell table:formula="of:=[.Q21]/[.$R$30]" office:value-type="float" office:value="0.143407076491695">
            <text:p>0,14</text:p>
          </table:table-cell>
          <table:table-cell table:formula="of:=[.R21]/[.$R$30]" office:value-type="float" office:value="0.143407076491695">
            <text:p>0,14</text:p>
          </table:table-cell>
          <table:table-cell table:formula="of:=[.S21]*100" office:value-type="float" office:value="14.3407076491695">
            <text:p>14,34</text:p>
          </table:table-cell>
          <table:table-cell table:formula="of:=[.T21]*100" office:value-type="float" office:value="14.3407076491695">
            <text:p>14,34</text:p>
          </table:table-cell>
          <table:table-cell table:number-columns-repeated="4"/>
        </table:table-row>
        <table:table-row table:style-name="ro1">
          <table:table-cell office:value-type="date" office:date-value="1991-02-01">
            <text:p>01/02/91</text:p>
          </table:table-cell>
          <table:table-cell office:value-type="float" office:value="1981">
            <text:p>1981</text:p>
          </table:table-cell>
          <table:table-cell table:formula="of:=SUM([.B22];[.C21])" office:value-type="float" office:value="2898">
            <text:p>2898</text:p>
          </table:table-cell>
          <table:table-cell table:formula="of:=[.B22]/[.$B$201]" office:value-type="float" office:value="0.0156912133957497">
            <text:p>0,0157</text:p>
          </table:table-cell>
          <table:table-cell table:formula="of:=[.C22]/[.$B$201]" office:value-type="float" office:value="0.0229546372644536">
            <text:p>0,0230</text:p>
          </table:table-cell>
          <table:table-cell table:formula="of:=[.D22]*100" office:value-type="float" office:value="1.56912133957497">
            <text:p>1,57</text:p>
          </table:table-cell>
          <table:table-cell table:formula="of:=[.E22]*100" office:value-type="float" office:value="2.29546372644536">
            <text:p>2,3</text:p>
          </table:table-cell>
          <table:table-cell table:number-columns-repeated="7"/>
          <table:table-cell office:value-type="string">
            <text:p>[01/07/1992,01/12/93]</text:p>
          </table:table-cell>
          <table:table-cell table:style-name="ce4" office:value-type="date" office:date-value="1993-03-01">
            <text:p>01/03/93</text:p>
          </table:table-cell>
          <table:table-cell table:formula="of:=SUM([.B39:.B56])" office:value-type="float" office:value="9058">
            <text:p>9058</text:p>
          </table:table-cell>
          <table:table-cell table:formula="of:=SUM([.Q22]+[.R21])" office:value-type="float" office:value="27163">
            <text:p>27163</text:p>
          </table:table-cell>
          <table:table-cell table:formula="of:=[.Q22]/[.$R$30]" office:value-type="float" office:value="0.0717471029473501">
            <text:p>0,07</text:p>
          </table:table-cell>
          <table:table-cell table:formula="of:=[.R22]/[.$R$30]" office:value-type="float" office:value="0.215154179439045">
            <text:p>0,22</text:p>
          </table:table-cell>
          <table:table-cell table:formula="of:=[.S22]*100" office:value-type="float" office:value="7.17471029473501">
            <text:p>7,17</text:p>
          </table:table-cell>
          <table:table-cell table:formula="of:=[.T22]*100" office:value-type="float" office:value="21.5154179439045">
            <text:p>21,52</text:p>
          </table:table-cell>
          <table:table-cell table:number-columns-repeated="4"/>
        </table:table-row>
        <table:table-row table:style-name="ro1">
          <table:table-cell office:value-type="date" office:date-value="1991-03-01">
            <text:p>01/03/91</text:p>
          </table:table-cell>
          <table:table-cell office:value-type="float" office:value="1262">
            <text:p>1262</text:p>
          </table:table-cell>
          <table:table-cell table:formula="of:=SUM([.B23];[.C22])" office:value-type="float" office:value="4160">
            <text:p>4160</text:p>
          </table:table-cell>
          <table:table-cell table:formula="of:=[.B23]/[.$B$201]" office:value-type="float" office:value="0.00999611878113886">
            <text:p>0,0100</text:p>
          </table:table-cell>
          <table:table-cell table:formula="of:=[.C23]/[.$B$201]" office:value-type="float" office:value="0.0329507560455924">
            <text:p>0,0330</text:p>
          </table:table-cell>
          <table:table-cell table:formula="of:=[.D23]*100" office:value-type="float" office:value="0.999611878113886">
            <text:p>1</text:p>
          </table:table-cell>
          <table:table-cell table:formula="of:=[.E23]*100" office:value-type="float" office:value="3.29507560455924">
            <text:p>3,3</text:p>
          </table:table-cell>
          <table:table-cell/>
          <table:table-cell table:style-name="ce1" office:value-type="string">
            <text:p>VALORES DIAGRAMA DE CAJA</text:p>
          </table:table-cell>
          <table:table-cell table:number-columns-repeated="5"/>
          <table:table-cell office:value-type="string">
            <text:p>[01/01/1994,01/06/95]</text:p>
          </table:table-cell>
          <table:table-cell table:style-name="ce4" office:value-type="date" office:date-value="1994-09-01">
            <text:p>01/09/94</text:p>
          </table:table-cell>
          <table:table-cell table:formula="of:=SUM([.B57:.B74])" office:value-type="float" office:value="6510">
            <text:p>6510</text:p>
          </table:table-cell>
          <table:table-cell table:formula="of:=SUM([.Q23]+[.R22])" office:value-type="float" office:value="33673">
            <text:p>33673</text:p>
          </table:table-cell>
          <table:table-cell table:formula="of:=[.Q23]/[.$R$30]" office:value-type="float" office:value="0.0515647648694247">
            <text:p>0,05</text:p>
          </table:table-cell>
          <table:table-cell table:formula="of:=[.R23]/[.$R$30]" office:value-type="float" office:value="0.26671894430847">
            <text:p>0,27</text:p>
          </table:table-cell>
          <table:table-cell table:formula="of:=[.S23]*100" office:value-type="float" office:value="5.15647648694247">
            <text:p>5,16</text:p>
          </table:table-cell>
          <table:table-cell table:formula="of:=[.T23]*100" office:value-type="float" office:value="26.671894430847">
            <text:p>26,67</text:p>
          </table:table-cell>
          <table:table-cell table:number-columns-repeated="4"/>
        </table:table-row>
        <table:table-row table:style-name="ro1">
          <table:table-cell office:value-type="date" office:date-value="1991-04-01">
            <text:p>01/04/91</text:p>
          </table:table-cell>
          <table:table-cell office:value-type="float" office:value="840">
            <text:p>840</text:p>
          </table:table-cell>
          <table:table-cell table:formula="of:=SUM([.B24];[.C23])" office:value-type="float" office:value="5000">
            <text:p>5000</text:p>
          </table:table-cell>
          <table:table-cell table:formula="of:=[.B24]/[.$B$201]" office:value-type="float" office:value="0.0066535180476677">
            <text:p>0,0067</text:p>
          </table:table-cell>
          <table:table-cell table:formula="of:=[.C24]/[.$B$201]" office:value-type="float" office:value="0.0396042740932601">
            <text:p>0,0396</text:p>
          </table:table-cell>
          <table:table-cell table:formula="of:=[.D24]*100" office:value-type="float" office:value="0.66535180476677">
            <text:p>0,67</text:p>
          </table:table-cell>
          <table:table-cell table:formula="of:=[.E24]*100" office:value-type="float" office:value="3.96042740932601">
            <text:p>3,96</text:p>
          </table:table-cell>
          <table:table-cell table:number-columns-repeated="7"/>
          <table:table-cell office:value-type="string">
            <text:p>[01/07/1995,01/12/96]</text:p>
          </table:table-cell>
          <table:table-cell table:style-name="ce4" office:value-type="date" office:date-value="1996-03-01">
            <text:p>01/03/96</text:p>
          </table:table-cell>
          <table:table-cell table:formula="of:=SUM([.B75:.B92])" office:value-type="float" office:value="7299">
            <text:p>7299</text:p>
          </table:table-cell>
          <table:table-cell table:formula="of:=SUM([.Q24]+[.R23])" office:value-type="float" office:value="40972">
            <text:p>40972</text:p>
          </table:table-cell>
          <table:table-cell table:formula="of:=[.Q24]/[.$R$30]" office:value-type="float" office:value="0.0578143193213412">
            <text:p>0,06</text:p>
          </table:table-cell>
          <table:table-cell table:formula="of:=[.R24]/[.$R$30]" office:value-type="float" office:value="0.324533263629811">
            <text:p>0,32</text:p>
          </table:table-cell>
          <table:table-cell table:formula="of:=[.S24]*100" office:value-type="float" office:value="5.78143193213412">
            <text:p>5,78</text:p>
          </table:table-cell>
          <table:table-cell table:formula="of:=[.T24]*100" office:value-type="float" office:value="32.4533263629811">
            <text:p>32,45</text:p>
          </table:table-cell>
          <table:table-cell table:number-columns-repeated="4"/>
        </table:table-row>
        <table:table-row table:style-name="ro1">
          <table:table-cell office:value-type="date" office:date-value="1991-05-01">
            <text:p>01/05/91</text:p>
          </table:table-cell>
          <table:table-cell office:value-type="float" office:value="1430">
            <text:p>1430</text:p>
          </table:table-cell>
          <table:table-cell table:formula="of:=SUM([.B25];[.C24])" office:value-type="float" office:value="6430">
            <text:p>6430</text:p>
          </table:table-cell>
          <table:table-cell table:formula="of:=[.B25]/[.$B$201]" office:value-type="float" office:value="0.0113268223906724">
            <text:p>0,0113</text:p>
          </table:table-cell>
          <table:table-cell table:formula="of:=[.C25]/[.$B$201]" office:value-type="float" office:value="0.0509310964839326">
            <text:p>0,0509</text:p>
          </table:table-cell>
          <table:table-cell table:formula="of:=[.D25]*100" office:value-type="float" office:value="1.13268223906724">
            <text:p>1,13</text:p>
          </table:table-cell>
          <table:table-cell table:formula="of:=[.E25]*100" office:value-type="float" office:value="5.09310964839326">
            <text:p>5,09</text:p>
          </table:table-cell>
          <table:table-cell/>
          <table:table-cell table:style-name="ce1" office:value-type="string">
            <text:p>LES</text:p>
          </table:table-cell>
          <table:table-cell table:style-name="ce1" office:value-type="string">
            <text:p>LAS</text:p>
          </table:table-cell>
          <table:table-cell table:style-name="ce1" office:value-type="string">
            <text:p>LEI</text:p>
          </table:table-cell>
          <table:table-cell table:style-name="ce1" office:value-type="string">
            <text:p>LAI</text:p>
          </table:table-cell>
          <table:table-cell table:style-name="ce1" office:value-type="string">
            <text:p>MEDIANA</text:p>
          </table:table-cell>
          <table:table-cell/>
          <table:table-cell office:value-type="string">
            <text:p>[01/01/1997,01/06/98]</text:p>
          </table:table-cell>
          <table:table-cell table:style-name="ce4" office:value-type="date" office:date-value="1997-09-01">
            <text:p>01/09/97</text:p>
          </table:table-cell>
          <table:table-cell table:formula="of:=SUM([.B93:.B110])" office:value-type="float" office:value="8607">
            <text:p>8607</text:p>
          </table:table-cell>
          <table:table-cell table:formula="of:=SUM([.Q25]+[.R24])" office:value-type="float" office:value="49579">
            <text:p>49579</text:p>
          </table:table-cell>
          <table:table-cell table:formula="of:=[.Q25]/[.$R$30]" office:value-type="float" office:value="0.068174797424138">
            <text:p>0,07</text:p>
          </table:table-cell>
          <table:table-cell table:formula="of:=[.R25]/[.$R$30]" office:value-type="float" office:value="0.392708061053949">
            <text:p>0,39</text:p>
          </table:table-cell>
          <table:table-cell table:formula="of:=[.S25]*100" office:value-type="float" office:value="6.8174797424138">
            <text:p>6,82</text:p>
          </table:table-cell>
          <table:table-cell table:formula="of:=[.T25]*100" office:value-type="float" office:value="39.2708061053949">
            <text:p>39,27</text:p>
          </table:table-cell>
          <table:table-cell table:number-columns-repeated="4"/>
        </table:table-row>
        <table:table-row table:style-name="ro1">
          <table:table-cell office:value-type="date" office:date-value="1991-06-01">
            <text:p>01/06/91</text:p>
          </table:table-cell>
          <table:table-cell office:value-type="float" office:value="1862">
            <text:p>1862</text:p>
          </table:table-cell>
          <table:table-cell table:formula="of:=SUM([.B26];[.C25])" office:value-type="float" office:value="8292">
            <text:p>8292</text:p>
          </table:table-cell>
          <table:table-cell table:formula="of:=[.B26]/[.$B$201]" office:value-type="float" office:value="0.0147486316723301">
            <text:p>0,0147</text:p>
          </table:table-cell>
          <table:table-cell table:formula="of:=[.C26]/[.$B$201]" office:value-type="float" office:value="0.0656797281562626">
            <text:p>0,0657</text:p>
          </table:table-cell>
          <table:table-cell table:formula="of:=[.D26]*100" office:value-type="float" office:value="1.47486316723301">
            <text:p>1,47</text:p>
          </table:table-cell>
          <table:table-cell table:formula="of:=[.E26]*100" office:value-type="float" office:value="6.56797281562626">
            <text:p>6,57</text:p>
          </table:table-cell>
          <table:table-cell/>
          <table:table-cell table:formula="of:=[.J29]+3*[.J21]" office:value-type="float" office:value="2515.5">
            <text:p>2515,5</text:p>
          </table:table-cell>
          <table:table-cell table:formula="of:=[.J29]+1.5*[.J21]" office:value-type="float" office:value="1725">
            <text:p>1725</text:p>
          </table:table-cell>
          <table:table-cell table:formula="of:=[.I29]-3*[.J21]" office:value-type="float" office:value="-1173.5">
            <text:p>-1173,5</text:p>
          </table:table-cell>
          <table:table-cell table:formula="of:=[.I29]-1.5*[.J21]" office:value-type="float" office:value="-383">
            <text:p>-383</text:p>
          </table:table-cell>
          <table:table-cell table:formula="of:=MEDIAN([.B21:.B200])" office:value-type="float" office:value="615.5">
            <text:p>615,5</text:p>
          </table:table-cell>
          <table:table-cell/>
          <table:table-cell office:value-type="string">
            <text:p>[01/07/1998,01/12/99]</text:p>
          </table:table-cell>
          <table:table-cell table:style-name="ce4" office:value-type="date" office:date-value="1999-03-01">
            <text:p>01/03/99</text:p>
          </table:table-cell>
          <table:table-cell table:formula="of:=SUM([.B111:.B128])" office:value-type="float" office:value="9594">
            <text:p>9594</text:p>
          </table:table-cell>
          <table:table-cell table:formula="of:=SUM([.Q26]+[.R25])" office:value-type="float" office:value="59173">
            <text:p>59173</text:p>
          </table:table-cell>
          <table:table-cell table:formula="of:=[.Q26]/[.$R$30]" office:value-type="float" office:value="0.0759926811301476">
            <text:p>0,08</text:p>
          </table:table-cell>
          <table:table-cell table:formula="of:=[.R26]/[.$R$30]" office:value-type="float" office:value="0.468700742184097">
            <text:p>0,47</text:p>
          </table:table-cell>
          <table:table-cell table:formula="of:=[.S26]*100" office:value-type="float" office:value="7.59926811301476">
            <text:p>7,6</text:p>
          </table:table-cell>
          <table:table-cell table:formula="of:=[.T26]*100" office:value-type="float" office:value="46.8700742184097">
            <text:p>46,87</text:p>
          </table:table-cell>
          <table:table-cell table:number-columns-repeated="4"/>
        </table:table-row>
        <table:table-row table:style-name="ro1">
          <table:table-cell office:value-type="date" office:date-value="1991-07-01">
            <text:p>01/07/91</text:p>
          </table:table-cell>
          <table:table-cell office:value-type="float" office:value="1191">
            <text:p>1191</text:p>
          </table:table-cell>
          <table:table-cell table:formula="of:=SUM([.B27];[.C26])" office:value-type="float" office:value="9483">
            <text:p>9483</text:p>
          </table:table-cell>
          <table:table-cell table:formula="of:=[.B27]/[.$B$201]" office:value-type="float" office:value="0.00943373808901457">
            <text:p>0,0094</text:p>
          </table:table-cell>
          <table:table-cell table:formula="of:=[.C27]/[.$B$201]" office:value-type="float" office:value="0.0751134662452772">
            <text:p>0,0751</text:p>
          </table:table-cell>
          <table:table-cell table:formula="of:=[.D27]*100" office:value-type="float" office:value="0.943373808901457">
            <text:p>0,94</text:p>
          </table:table-cell>
          <table:table-cell table:formula="of:=[.E27]*100" office:value-type="float" office:value="7.51134662452772">
            <text:p>7,51</text:p>
          </table:table-cell>
          <table:table-cell table:number-columns-repeated="7"/>
          <table:table-cell office:value-type="string">
            <text:p>[01/01/2000,01/06/01]</text:p>
          </table:table-cell>
          <table:table-cell table:style-name="ce4" office:value-type="date" office:date-value="2000-09-01">
            <text:p>01/09/00</text:p>
          </table:table-cell>
          <table:table-cell table:formula="of:=SUM([.B129:.B146])" office:value-type="float" office:value="16860">
            <text:p>16860</text:p>
          </table:table-cell>
          <table:table-cell table:formula="of:=SUM([.Q27]+[.R26])" office:value-type="float" office:value="76033">
            <text:p>76033</text:p>
          </table:table-cell>
          <table:table-cell table:formula="of:=[.Q27]/[.$R$30]" office:value-type="float" office:value="0.133545612242473">
            <text:p>0,13</text:p>
          </table:table-cell>
          <table:table-cell table:formula="of:=[.R27]/[.$R$30]" office:value-type="float" office:value="0.60224635442657">
            <text:p>0,6</text:p>
          </table:table-cell>
          <table:table-cell table:formula="of:=[.S27]*100" office:value-type="float" office:value="13.3545612242473">
            <text:p>13,35</text:p>
          </table:table-cell>
          <table:table-cell table:formula="of:=[.T27]*100" office:value-type="float" office:value="60.224635442657">
            <text:p>60,22</text:p>
          </table:table-cell>
          <table:table-cell table:number-columns-repeated="4"/>
        </table:table-row>
        <table:table-row table:style-name="ro2">
          <table:table-cell office:value-type="date" office:date-value="1991-08-01">
            <text:p>01/08/91</text:p>
          </table:table-cell>
          <table:table-cell office:value-type="float" office:value="646">
            <text:p>646</text:p>
          </table:table-cell>
          <table:table-cell table:formula="of:=SUM([.B28];[.C27])" office:value-type="float" office:value="10129">
            <text:p>10129</text:p>
          </table:table-cell>
          <table:table-cell table:formula="of:=[.B28]/[.$B$201]" office:value-type="float" office:value="0.00511687221284921">
            <text:p>0,0051</text:p>
          </table:table-cell>
          <table:table-cell table:formula="of:=[.C28]/[.$B$201]" office:value-type="float" office:value="0.0802303384581264">
            <text:p>0,0802</text:p>
          </table:table-cell>
          <table:table-cell table:formula="of:=[.D28]*100" office:value-type="float" office:value="0.511687221284921">
            <text:p>0,51</text:p>
          </table:table-cell>
          <table:table-cell table:formula="of:=[.E28]*100" office:value-type="float" office:value="8.02303384581264">
            <text:p>8,02</text:p>
          </table:table-cell>
          <table:table-cell/>
          <table:table-cell table:style-name="ce1" office:value-type="string">
            <text:p>1er Cuartil</text:p>
          </table:table-cell>
          <table:table-cell table:style-name="ce1" office:value-type="string">
            <text:p>3er Cuartil</text:p>
          </table:table-cell>
          <table:table-cell/>
          <table:table-cell table:style-name="ce1"/>
          <table:table-cell table:number-columns-repeated="2"/>
          <table:table-cell office:value-type="string">
            <text:p>[01/07/2001,01/12/02]</text:p>
          </table:table-cell>
          <table:table-cell table:style-name="ce4" office:value-type="date" office:date-value="2002-03-01">
            <text:p>01/03/02</text:p>
          </table:table-cell>
          <table:table-cell table:formula="of:=SUM([.B147:.B164])" office:value-type="float" office:value="18083">
            <text:p>18083</text:p>
          </table:table-cell>
          <table:table-cell table:formula="of:=SUM([.Q28]+[.R27])" office:value-type="float" office:value="94116">
            <text:p>94116</text:p>
          </table:table-cell>
          <table:table-cell table:formula="of:=[.Q28]/[.$R$30]" office:value-type="float" office:value="0.143232817685685">
            <text:p>0,14</text:p>
          </table:table-cell>
          <table:table-cell table:formula="of:=[.R28]/[.$R$30]" office:value-type="float" office:value="0.745479172112254">
            <text:p>0,75</text:p>
          </table:table-cell>
          <table:table-cell table:formula="of:=[.S28]*100" office:value-type="float" office:value="14.3232817685685">
            <text:p>14,32</text:p>
          </table:table-cell>
          <table:table-cell table:formula="of:=[.T28]*100" office:value-type="float" office:value="74.5479172112254">
            <text:p>74,55</text:p>
          </table:table-cell>
          <table:table-cell table:number-columns-repeated="4"/>
        </table:table-row>
        <table:table-row table:style-name="ro1">
          <table:table-cell office:value-type="date" office:date-value="1991-09-01">
            <text:p>01/09/91</text:p>
          </table:table-cell>
          <table:table-cell office:value-type="float" office:value="851">
            <text:p>851</text:p>
          </table:table-cell>
          <table:table-cell table:formula="of:=SUM([.B29];[.C28])" office:value-type="float" office:value="10980">
            <text:p>10980</text:p>
          </table:table-cell>
          <table:table-cell table:formula="of:=[.B29]/[.$B$201]" office:value-type="float" office:value="0.00674064745067288">
            <text:p>0,0067</text:p>
          </table:table-cell>
          <table:table-cell table:formula="of:=[.C29]/[.$B$201]" office:value-type="float" office:value="0.0869709859087993">
            <text:p>0,0870</text:p>
          </table:table-cell>
          <table:table-cell table:formula="of:=[.D29]*100" office:value-type="float" office:value="0.674064745067288">
            <text:p>0,67</text:p>
          </table:table-cell>
          <table:table-cell table:formula="of:=[.E29]*100" office:value-type="float" office:value="8.69709859087993">
            <text:p>8,7</text:p>
          </table:table-cell>
          <table:table-cell/>
          <table:table-cell table:formula="of:=QUARTILE([.B21:.B200];1)" office:value-type="float" office:value="407.5">
            <text:p>407,5</text:p>
          </table:table-cell>
          <table:table-cell table:formula="of:=QUARTILE([.B21:.B200];3)" office:value-type="float" office:value="934.5">
            <text:p>934,5</text:p>
          </table:table-cell>
          <table:table-cell table:number-columns-repeated="4"/>
          <table:table-cell office:value-type="string">
            <text:p>[01/01/2003,01/06/04]</text:p>
          </table:table-cell>
          <table:table-cell table:style-name="ce4" office:value-type="date" office:date-value="2003-09-01">
            <text:p>01/09/03</text:p>
          </table:table-cell>
          <table:table-cell table:formula="of:=SUM([.B165:.B182])" office:value-type="float" office:value="17443">
            <text:p>17443</text:p>
          </table:table-cell>
          <table:table-cell table:formula="of:=SUM([.Q29]+[.R28])" office:value-type="float" office:value="111559">
            <text:p>111559</text:p>
          </table:table-cell>
          <table:table-cell table:formula="of:=[.Q29]/[.$R$30]" office:value-type="float" office:value="0.138163470601747">
            <text:p>0,14</text:p>
          </table:table-cell>
          <table:table-cell table:formula="of:=[.R29]/[.$R$30]" office:value-type="float" office:value="0.883642642714002">
            <text:p>0,88</text:p>
          </table:table-cell>
          <table:table-cell table:formula="of:=[.S29]*100" office:value-type="float" office:value="13.8163470601747">
            <text:p>13,82</text:p>
          </table:table-cell>
          <table:table-cell table:formula="of:=[.T29]*100" office:value-type="float" office:value="88.3642642714002">
            <text:p>88,36</text:p>
          </table:table-cell>
          <table:table-cell table:number-columns-repeated="4"/>
        </table:table-row>
        <table:table-row table:style-name="ro1">
          <table:table-cell office:value-type="date" office:date-value="1991-10-01">
            <text:p>01/10/91</text:p>
          </table:table-cell>
          <table:table-cell office:value-type="float" office:value="1024">
            <text:p>1024</text:p>
          </table:table-cell>
          <table:table-cell table:formula="of:=SUM([.B30];[.C29])" office:value-type="float" office:value="12004">
            <text:p>12004</text:p>
          </table:table-cell>
          <table:table-cell table:formula="of:=[.B30]/[.$B$201]" office:value-type="float" office:value="0.00811095533429968">
            <text:p>0,0081</text:p>
          </table:table-cell>
          <table:table-cell table:formula="of:=[.C30]/[.$B$201]" office:value-type="float" office:value="0.095081941243099">
            <text:p>0,0951</text:p>
          </table:table-cell>
          <table:table-cell table:formula="of:=[.D30]*100" office:value-type="float" office:value="0.811095533429968">
            <text:p>0,81</text:p>
          </table:table-cell>
          <table:table-cell table:formula="of:=[.E30]*100" office:value-type="float" office:value="9.5081941243099">
            <text:p>9,51</text:p>
          </table:table-cell>
          <table:table-cell table:number-columns-repeated="7"/>
          <table:table-cell office:value-type="string">
            <text:p>[01/07/2004,01/12/05]</text:p>
          </table:table-cell>
          <table:table-cell table:style-name="ce4" office:value-type="date" office:date-value="2005-03-01">
            <text:p>01/03/05</text:p>
          </table:table-cell>
          <table:table-cell table:formula="of:=SUM([.B183:.B200])" office:value-type="float" office:value="14690">
            <text:p>14690</text:p>
          </table:table-cell>
          <table:table-cell table:formula="of:=SUM([.Q30]+[.R29])" office:value-type="float" office:value="126249">
            <text:p>126249</text:p>
          </table:table-cell>
          <table:table-cell table:formula="of:=[.Q30]/[.$R$30]" office:value-type="float" office:value="0.116357357285998">
            <text:p>0,12</text:p>
          </table:table-cell>
          <table:table-cell table:formula="of:=[.R30]/[.$R$30]" office:value-type="float" office:value="1">
            <text:p>1</text:p>
          </table:table-cell>
          <table:table-cell table:formula="of:=[.S30]*100" office:value-type="float" office:value="11.6357357285998">
            <text:p>11,64</text:p>
          </table:table-cell>
          <table:table-cell table:formula="of:=[.T30]*100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date" office:date-value="1991-11-01">
            <text:p>01/11/91</text:p>
          </table:table-cell>
          <table:table-cell office:value-type="float" office:value="1081">
            <text:p>1081</text:p>
          </table:table-cell>
          <table:table-cell table:formula="of:=SUM([.B31];[.C30])" office:value-type="float" office:value="13085">
            <text:p>13085</text:p>
          </table:table-cell>
          <table:table-cell table:formula="of:=[.B31]/[.$B$201]" office:value-type="float" office:value="0.00856244405896284">
            <text:p>0,0086</text:p>
          </table:table-cell>
          <table:table-cell table:formula="of:=[.C31]/[.$B$201]" office:value-type="float" office:value="0.103644385302062">
            <text:p>0,1036</text:p>
          </table:table-cell>
          <table:table-cell table:formula="of:=[.D31]*100" office:value-type="float" office:value="0.856244405896284">
            <text:p>0,86</text:p>
          </table:table-cell>
          <table:table-cell table:formula="of:=[.E31]*100" office:value-type="float" office:value="10.3644385302062">
            <text:p>10,36</text:p>
          </table:table-cell>
          <table:table-cell table:number-columns-repeated="19"/>
        </table:table-row>
        <table:table-row table:style-name="ro1">
          <table:table-cell office:value-type="date" office:date-value="1991-12-01">
            <text:p>01/12/91</text:p>
          </table:table-cell>
          <table:table-cell office:value-type="float" office:value="917">
            <text:p>917</text:p>
          </table:table-cell>
          <table:table-cell table:formula="of:=SUM([.B32];[.C31])" office:value-type="float" office:value="14002">
            <text:p>14002</text:p>
          </table:table-cell>
          <table:table-cell table:formula="of:=[.B32]/[.$B$201]" office:value-type="float" office:value="0.00726342386870391">
            <text:p>0,0073</text:p>
          </table:table-cell>
          <table:table-cell table:formula="of:=[.C32]/[.$B$201]" office:value-type="float" office:value="0.110907809170766">
            <text:p>0,1109</text:p>
          </table:table-cell>
          <table:table-cell table:formula="of:=[.D32]*100" office:value-type="float" office:value="0.726342386870391">
            <text:p>0,73</text:p>
          </table:table-cell>
          <table:table-cell table:formula="of:=[.E32]*100" office:value-type="float" office:value="11.0907809170766">
            <text:p>11,09</text:p>
          </table:table-cell>
          <table:table-cell table:number-columns-repeated="19"/>
        </table:table-row>
        <table:table-row table:style-name="ro1">
          <table:table-cell office:value-type="date" office:date-value="1992-01-01">
            <text:p>01/01/92</text:p>
          </table:table-cell>
          <table:table-cell office:value-type="float" office:value="714">
            <text:p>714</text:p>
          </table:table-cell>
          <table:table-cell table:formula="of:=SUM([.B33];[.C32])" office:value-type="float" office:value="14716">
            <text:p>14716</text:p>
          </table:table-cell>
          <table:table-cell table:formula="of:=[.B33]/[.$B$201]" office:value-type="float" office:value="0.00565549034051755">
            <text:p>0,0057</text:p>
          </table:table-cell>
          <table:table-cell table:formula="of:=[.C33]/[.$B$201]" office:value-type="float" office:value="0.116563299511283">
            <text:p>0,1166</text:p>
          </table:table-cell>
          <table:table-cell table:formula="of:=[.D33]*100" office:value-type="float" office:value="0.565549034051755">
            <text:p>0,57</text:p>
          </table:table-cell>
          <table:table-cell table:formula="of:=[.E33]*100" office:value-type="float" office:value="11.6563299511283">
            <text:p>11,66</text:p>
          </table:table-cell>
          <table:table-cell table:number-columns-repeated="6"/>
          <table:table-cell>
            <draw:frame table:end-cell-address="Hoja1.Y62" table:end-x="0.056cm" table:end-y="0.128cm" draw:z-index="0" draw:style-name="gr1" svg:width="24.642cm" svg:height="12.861cm" svg:x="1.893cm" svg:y="0.364cm">
              <draw:object draw:notify-on-update-of-ranges="Hoja1.O21:Hoja1.O21 Hoja1.O22:Hoja1.O30 Hoja1.Q21:Hoja1.Q21 Hoja1.Q22:Hoja1.Q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DIAGRAMA DE BARRAS DE HABITAJES</text:p>
          </table:table-cell>
          <table:table-cell table:number-columns-repeated="11"/>
        </table:table-row>
        <table:table-row table:style-name="ro1">
          <table:table-cell office:value-type="date" office:date-value="1992-02-01">
            <text:p>01/02/92</text:p>
          </table:table-cell>
          <table:table-cell office:value-type="float" office:value="548">
            <text:p>548</text:p>
          </table:table-cell>
          <table:table-cell table:formula="of:=SUM([.B34];[.C33])" office:value-type="float" office:value="15264">
            <text:p>15264</text:p>
          </table:table-cell>
          <table:table-cell table:formula="of:=[.B34]/[.$B$201]" office:value-type="float" office:value="0.00434062844062131">
            <text:p>0,0043</text:p>
          </table:table-cell>
          <table:table-cell table:formula="of:=[.C34]/[.$B$201]" office:value-type="float" office:value="0.120903927951905">
            <text:p>0,1209</text:p>
          </table:table-cell>
          <table:table-cell table:formula="of:=[.D34]*100" office:value-type="float" office:value="0.434062844062131">
            <text:p>0,43</text:p>
          </table:table-cell>
          <table:table-cell table:formula="of:=[.E34]*100" office:value-type="float" office:value="12.0903927951905">
            <text:p>12,09</text:p>
          </table:table-cell>
          <table:table-cell table:number-columns-repeated="19"/>
        </table:table-row>
        <table:table-row table:style-name="ro1">
          <table:table-cell office:value-type="date" office:date-value="1992-03-01">
            <text:p>01/03/92</text:p>
          </table:table-cell>
          <table:table-cell office:value-type="float" office:value="936">
            <text:p>936</text:p>
          </table:table-cell>
          <table:table-cell table:formula="of:=SUM([.B35];[.C34])" office:value-type="float" office:value="16200">
            <text:p>16200</text:p>
          </table:table-cell>
          <table:table-cell table:formula="of:=[.B35]/[.$B$201]" office:value-type="float" office:value="0.0074139201102583">
            <text:p>0,0074</text:p>
          </table:table-cell>
          <table:table-cell table:formula="of:=[.C35]/[.$B$201]" office:value-type="float" office:value="0.128317848062163">
            <text:p>0,1283</text:p>
          </table:table-cell>
          <table:table-cell table:formula="of:=[.D35]*100" office:value-type="float" office:value="0.74139201102583">
            <text:p>0,74</text:p>
          </table:table-cell>
          <table:table-cell table:formula="of:=[.E35]*100" office:value-type="float" office:value="12.8317848062163">
            <text:p>12,83</text:p>
          </table:table-cell>
          <table:table-cell table:number-columns-repeated="19"/>
        </table:table-row>
        <table:table-row table:style-name="ro1">
          <table:table-cell office:value-type="date" office:date-value="1992-04-01">
            <text:p>01/04/92</text:p>
          </table:table-cell>
          <table:table-cell office:value-type="float" office:value="598">
            <text:p>598</text:p>
          </table:table-cell>
          <table:table-cell table:formula="of:=SUM([.B36];[.C35])" office:value-type="float" office:value="16798">
            <text:p>16798</text:p>
          </table:table-cell>
          <table:table-cell table:formula="of:=[.B36]/[.$B$201]" office:value-type="float" office:value="0.00473667118155391">
            <text:p>0,0047</text:p>
          </table:table-cell>
          <table:table-cell table:formula="of:=[.C36]/[.$B$201]" office:value-type="float" office:value="0.133054519243717">
            <text:p>0,1331</text:p>
          </table:table-cell>
          <table:table-cell table:formula="of:=[.D36]*100" office:value-type="float" office:value="0.473667118155391">
            <text:p>0,47</text:p>
          </table:table-cell>
          <table:table-cell table:formula="of:=[.E36]*100" office:value-type="float" office:value="13.3054519243717">
            <text:p>13,31</text:p>
          </table:table-cell>
          <table:table-cell table:number-columns-repeated="19"/>
        </table:table-row>
        <table:table-row table:style-name="ro1">
          <table:table-cell office:value-type="date" office:date-value="1992-05-01">
            <text:p>01/05/92</text:p>
          </table:table-cell>
          <table:table-cell office:value-type="float" office:value="700">
            <text:p>700</text:p>
          </table:table-cell>
          <table:table-cell table:formula="of:=SUM([.B37];[.C36])" office:value-type="float" office:value="17498">
            <text:p>17498</text:p>
          </table:table-cell>
          <table:table-cell table:formula="of:=[.B37]/[.$B$201]" office:value-type="float" office:value="0.00554459837305642">
            <text:p>0,0055</text:p>
          </table:table-cell>
          <table:table-cell table:formula="of:=[.C37]/[.$B$201]" office:value-type="float" office:value="0.138599117616773">
            <text:p>0,1386</text:p>
          </table:table-cell>
          <table:table-cell table:formula="of:=[.D37]*100" office:value-type="float" office:value="0.554459837305642">
            <text:p>0,55</text:p>
          </table:table-cell>
          <table:table-cell table:formula="of:=[.E37]*100" office:value-type="float" office:value="13.8599117616773">
            <text:p>13,86</text:p>
          </table:table-cell>
          <table:table-cell table:number-columns-repeated="19"/>
        </table:table-row>
        <table:table-row table:style-name="ro1">
          <table:table-cell office:value-type="date" office:date-value="1992-06-01">
            <text:p>01/06/92</text:p>
          </table:table-cell>
          <table:table-cell office:value-type="float" office:value="607">
            <text:p>607</text:p>
          </table:table-cell>
          <table:table-cell table:formula="of:=SUM([.B38];[.C37])" office:value-type="float" office:value="18105">
            <text:p>18105</text:p>
          </table:table-cell>
          <table:table-cell table:formula="of:=[.B38]/[.$B$201]" office:value-type="float" office:value="0.00480795887492178">
            <text:p>0,0048</text:p>
          </table:table-cell>
          <table:table-cell table:formula="of:=[.C38]/[.$B$201]" office:value-type="float" office:value="0.143407076491695">
            <text:p>0,1434</text:p>
          </table:table-cell>
          <table:table-cell table:formula="of:=[.D38]*100" office:value-type="float" office:value="0.480795887492178">
            <text:p>0,48</text:p>
          </table:table-cell>
          <table:table-cell table:formula="of:=[.E38]*100" office:value-type="float" office:value="14.3407076491695">
            <text:p>14,34</text:p>
          </table:table-cell>
          <table:table-cell table:number-columns-repeated="19"/>
        </table:table-row>
        <table:table-row table:style-name="ro1">
          <table:table-cell office:value-type="date" office:date-value="1992-07-01">
            <text:p>01/07/92</text:p>
          </table:table-cell>
          <table:table-cell office:value-type="float" office:value="1128">
            <text:p>1128</text:p>
          </table:table-cell>
          <table:table-cell table:formula="of:=SUM([.B39];[.C38])" office:value-type="float" office:value="19233">
            <text:p>19233</text:p>
          </table:table-cell>
          <table:table-cell table:formula="of:=[.B39]/[.$B$201]" office:value-type="float" office:value="0.00893472423543949">
            <text:p>0,0089</text:p>
          </table:table-cell>
          <table:table-cell table:formula="of:=[.C39]/[.$B$201]" office:value-type="float" office:value="0.152341800727134">
            <text:p>0,1523</text:p>
          </table:table-cell>
          <table:table-cell table:formula="of:=[.D39]*100" office:value-type="float" office:value="0.893472423543949">
            <text:p>0,89</text:p>
          </table:table-cell>
          <table:table-cell table:formula="of:=[.E39]*100" office:value-type="float" office:value="15.2341800727134">
            <text:p>15,23</text:p>
          </table:table-cell>
          <table:table-cell table:number-columns-repeated="19"/>
        </table:table-row>
        <table:table-row table:style-name="ro1">
          <table:table-cell office:value-type="date" office:date-value="1992-08-01">
            <text:p>01/08/92</text:p>
          </table:table-cell>
          <table:table-cell office:value-type="float" office:value="356">
            <text:p>356</text:p>
          </table:table-cell>
          <table:table-cell table:formula="of:=SUM([.B40];[.C39])" office:value-type="float" office:value="19589">
            <text:p>19589</text:p>
          </table:table-cell>
          <table:table-cell table:formula="of:=[.B40]/[.$B$201]" office:value-type="float" office:value="0.00281982431544012">
            <text:p>0,0028</text:p>
          </table:table-cell>
          <table:table-cell table:formula="of:=[.C40]/[.$B$201]" office:value-type="float" office:value="0.155161625042575">
            <text:p>0,1552</text:p>
          </table:table-cell>
          <table:table-cell table:formula="of:=[.D40]*100" office:value-type="float" office:value="0.281982431544012">
            <text:p>0,28</text:p>
          </table:table-cell>
          <table:table-cell table:formula="of:=[.E40]*100" office:value-type="float" office:value="15.5161625042575">
            <text:p>15,52</text:p>
          </table:table-cell>
          <table:table-cell table:number-columns-repeated="19"/>
        </table:table-row>
        <table:table-row table:style-name="ro1">
          <table:table-cell office:value-type="date" office:date-value="1992-09-01">
            <text:p>01/09/92</text:p>
          </table:table-cell>
          <table:table-cell office:value-type="float" office:value="437">
            <text:p>437</text:p>
          </table:table-cell>
          <table:table-cell table:formula="of:=SUM([.B41];[.C40])" office:value-type="float" office:value="20026">
            <text:p>20026</text:p>
          </table:table-cell>
          <table:table-cell table:formula="of:=[.B41]/[.$B$201]" office:value-type="float" office:value="0.00346141355575094">
            <text:p>0,0035</text:p>
          </table:table-cell>
          <table:table-cell table:formula="of:=[.C41]/[.$B$201]" office:value-type="float" office:value="0.158623038598326">
            <text:p>0,1586</text:p>
          </table:table-cell>
          <table:table-cell table:formula="of:=[.D41]*100" office:value-type="float" office:value="0.346141355575094">
            <text:p>0,35</text:p>
          </table:table-cell>
          <table:table-cell table:formula="of:=[.E41]*100" office:value-type="float" office:value="15.8623038598326">
            <text:p>15,86</text:p>
          </table:table-cell>
          <table:table-cell table:number-columns-repeated="19"/>
        </table:table-row>
        <table:table-row table:style-name="ro1">
          <table:table-cell office:value-type="date" office:date-value="1992-10-01">
            <text:p>01/10/92</text:p>
          </table:table-cell>
          <table:table-cell office:value-type="float" office:value="519">
            <text:p>519</text:p>
          </table:table-cell>
          <table:table-cell table:formula="of:=SUM([.B42];[.C41])" office:value-type="float" office:value="20545">
            <text:p>20545</text:p>
          </table:table-cell>
          <table:table-cell table:formula="of:=[.B42]/[.$B$201]" office:value-type="float" office:value="0.0041109236508804">
            <text:p>0,0041</text:p>
          </table:table-cell>
          <table:table-cell table:formula="of:=[.C42]/[.$B$201]" office:value-type="float" office:value="0.162733962249206">
            <text:p>0,1627</text:p>
          </table:table-cell>
          <table:table-cell table:formula="of:=[.D42]*100" office:value-type="float" office:value="0.41109236508804">
            <text:p>0,41</text:p>
          </table:table-cell>
          <table:table-cell table:formula="of:=[.E42]*100" office:value-type="float" office:value="16.2733962249206">
            <text:p>16,27</text:p>
          </table:table-cell>
          <table:table-cell table:number-columns-repeated="19"/>
        </table:table-row>
        <table:table-row table:style-name="ro1">
          <table:table-cell office:value-type="date" office:date-value="1992-11-01">
            <text:p>01/11/92</text:p>
          </table:table-cell>
          <table:table-cell office:value-type="float" office:value="577">
            <text:p>577</text:p>
          </table:table-cell>
          <table:table-cell table:formula="of:=SUM([.B43];[.C42])" office:value-type="float" office:value="21122">
            <text:p>21122</text:p>
          </table:table-cell>
          <table:table-cell table:formula="of:=[.B43]/[.$B$201]" office:value-type="float" office:value="0.00457033323036222">
            <text:p>0,0046</text:p>
          </table:table-cell>
          <table:table-cell table:formula="of:=[.C43]/[.$B$201]" office:value-type="float" office:value="0.167304295479568">
            <text:p>0,1673</text:p>
          </table:table-cell>
          <table:table-cell table:formula="of:=[.D43]*100" office:value-type="float" office:value="0.457033323036222">
            <text:p>0,46</text:p>
          </table:table-cell>
          <table:table-cell table:formula="of:=[.E43]*100" office:value-type="float" office:value="16.7304295479568">
            <text:p>16,73</text:p>
          </table:table-cell>
          <table:table-cell table:number-columns-repeated="19"/>
        </table:table-row>
        <table:table-row table:style-name="ro1">
          <table:table-cell office:value-type="date" office:date-value="1992-12-01">
            <text:p>01/12/92</text:p>
          </table:table-cell>
          <table:table-cell office:value-type="float" office:value="570">
            <text:p>570</text:p>
          </table:table-cell>
          <table:table-cell table:formula="of:=SUM([.B44];[.C43])" office:value-type="float" office:value="21692">
            <text:p>21692</text:p>
          </table:table-cell>
          <table:table-cell table:formula="of:=[.B44]/[.$B$201]" office:value-type="float" office:value="0.00451488724663166">
            <text:p>0,0045</text:p>
          </table:table-cell>
          <table:table-cell table:formula="of:=[.C44]/[.$B$201]" office:value-type="float" office:value="0.1718191827262">
            <text:p>0,1718</text:p>
          </table:table-cell>
          <table:table-cell table:formula="of:=[.D44]*100" office:value-type="float" office:value="0.451488724663166">
            <text:p>0,45</text:p>
          </table:table-cell>
          <table:table-cell table:formula="of:=[.E44]*100" office:value-type="float" office:value="17.18191827262">
            <text:p>17,18</text:p>
          </table:table-cell>
          <table:table-cell table:number-columns-repeated="19"/>
        </table:table-row>
        <table:table-row table:style-name="ro1">
          <table:table-cell office:value-type="date" office:date-value="1993-01-01">
            <text:p>01/01/93</text:p>
          </table:table-cell>
          <table:table-cell office:value-type="float" office:value="586">
            <text:p>586</text:p>
          </table:table-cell>
          <table:table-cell table:formula="of:=SUM([.B45];[.C44])" office:value-type="float" office:value="22278">
            <text:p>22278</text:p>
          </table:table-cell>
          <table:table-cell table:formula="of:=[.B45]/[.$B$201]" office:value-type="float" office:value="0.00464162092373009">
            <text:p>0,0046</text:p>
          </table:table-cell>
          <table:table-cell table:formula="of:=[.C45]/[.$B$201]" office:value-type="float" office:value="0.17646080364993">
            <text:p>0,1765</text:p>
          </table:table-cell>
          <table:table-cell table:formula="of:=[.D45]*100" office:value-type="float" office:value="0.464162092373009">
            <text:p>0,46</text:p>
          </table:table-cell>
          <table:table-cell table:formula="of:=[.E45]*100" office:value-type="float" office:value="17.646080364993">
            <text:p>17,65</text:p>
          </table:table-cell>
          <table:table-cell table:number-columns-repeated="19"/>
        </table:table-row>
        <table:table-row table:style-name="ro1">
          <table:table-cell office:value-type="date" office:date-value="1993-02-01">
            <text:p>01/02/93</text:p>
          </table:table-cell>
          <table:table-cell office:value-type="float" office:value="409">
            <text:p>409</text:p>
          </table:table-cell>
          <table:table-cell table:formula="of:=SUM([.B46];[.C45])" office:value-type="float" office:value="22687">
            <text:p>22687</text:p>
          </table:table-cell>
          <table:table-cell table:formula="of:=[.B46]/[.$B$201]" office:value-type="float" office:value="0.00323962962082868">
            <text:p>0,0032</text:p>
          </table:table-cell>
          <table:table-cell table:formula="of:=[.C46]/[.$B$201]" office:value-type="float" office:value="0.179700433270759">
            <text:p>0,1797</text:p>
          </table:table-cell>
          <table:table-cell table:formula="of:=[.D46]*100" office:value-type="float" office:value="0.323962962082868">
            <text:p>0,32</text:p>
          </table:table-cell>
          <table:table-cell table:formula="of:=[.E46]*100" office:value-type="float" office:value="17.9700433270759">
            <text:p>17,97</text:p>
          </table:table-cell>
          <table:table-cell table:number-columns-repeated="19"/>
        </table:table-row>
        <table:table-row table:style-name="ro1">
          <table:table-cell office:value-type="date" office:date-value="1993-03-01">
            <text:p>01/03/93</text:p>
          </table:table-cell>
          <table:table-cell office:value-type="float" office:value="559">
            <text:p>559</text:p>
          </table:table-cell>
          <table:table-cell table:formula="of:=SUM([.B47];[.C46])" office:value-type="float" office:value="23246">
            <text:p>23246</text:p>
          </table:table-cell>
          <table:table-cell table:formula="of:=[.B47]/[.$B$201]" office:value-type="float" office:value="0.00442775784362648">
            <text:p>0,0044</text:p>
          </table:table-cell>
          <table:table-cell table:formula="of:=[.C47]/[.$B$201]" office:value-type="float" office:value="0.184128191114385">
            <text:p>0,1841</text:p>
          </table:table-cell>
          <table:table-cell table:formula="of:=[.D47]*100" office:value-type="float" office:value="0.442775784362648">
            <text:p>0,44</text:p>
          </table:table-cell>
          <table:table-cell table:formula="of:=[.E47]*100" office:value-type="float" office:value="18.4128191114385">
            <text:p>18,41</text:p>
          </table:table-cell>
          <table:table-cell table:number-columns-repeated="19"/>
        </table:table-row>
        <table:table-row table:style-name="ro1">
          <table:table-cell office:value-type="date" office:date-value="1993-04-01">
            <text:p>01/04/93</text:p>
          </table:table-cell>
          <table:table-cell office:value-type="float" office:value="753">
            <text:p>753</text:p>
          </table:table-cell>
          <table:table-cell table:formula="of:=SUM([.B48];[.C47])" office:value-type="float" office:value="23999">
            <text:p>23999</text:p>
          </table:table-cell>
          <table:table-cell table:formula="of:=[.B48]/[.$B$201]" office:value-type="float" office:value="0.00596440367844498">
            <text:p>0,0060</text:p>
          </table:table-cell>
          <table:table-cell table:formula="of:=[.C48]/[.$B$201]" office:value-type="float" office:value="0.19009259479283">
            <text:p>0,1901</text:p>
          </table:table-cell>
          <table:table-cell table:formula="of:=[.D48]*100" office:value-type="float" office:value="0.596440367844498">
            <text:p>0,6</text:p>
          </table:table-cell>
          <table:table-cell table:formula="of:=[.E48]*100" office:value-type="float" office:value="19.009259479283">
            <text:p>19,01</text:p>
          </table:table-cell>
          <table:table-cell table:number-columns-repeated="19"/>
        </table:table-row>
        <table:table-row table:style-name="ro1">
          <table:table-cell office:value-type="date" office:date-value="1993-05-01">
            <text:p>01/05/93</text:p>
          </table:table-cell>
          <table:table-cell office:value-type="float" office:value="597">
            <text:p>597</text:p>
          </table:table-cell>
          <table:table-cell table:formula="of:=SUM([.B49];[.C48])" office:value-type="float" office:value="24596">
            <text:p>24596</text:p>
          </table:table-cell>
          <table:table-cell table:formula="of:=[.B49]/[.$B$201]" office:value-type="float" office:value="0.00472875032673526">
            <text:p>0,0047</text:p>
          </table:table-cell>
          <table:table-cell table:formula="of:=[.C49]/[.$B$201]" office:value-type="float" office:value="0.194821345119565">
            <text:p>0,1948</text:p>
          </table:table-cell>
          <table:table-cell table:formula="of:=[.D49]*100" office:value-type="float" office:value="0.472875032673526">
            <text:p>0,47</text:p>
          </table:table-cell>
          <table:table-cell table:formula="of:=[.E49]*100" office:value-type="float" office:value="19.4821345119565">
            <text:p>19,48</text:p>
          </table:table-cell>
          <table:table-cell table:number-columns-repeated="19"/>
        </table:table-row>
        <table:table-row table:style-name="ro1">
          <table:table-cell office:value-type="date" office:date-value="1993-06-01">
            <text:p>01/06/93</text:p>
          </table:table-cell>
          <table:table-cell office:value-type="float" office:value="464">
            <text:p>464</text:p>
          </table:table-cell>
          <table:table-cell table:formula="of:=SUM([.B50];[.C49])" office:value-type="float" office:value="25060">
            <text:p>25060</text:p>
          </table:table-cell>
          <table:table-cell table:formula="of:=[.B50]/[.$B$201]" office:value-type="float" office:value="0.00367527663585454">
            <text:p>0,0037</text:p>
          </table:table-cell>
          <table:table-cell table:formula="of:=[.C50]/[.$B$201]" office:value-type="float" office:value="0.19849662175542">
            <text:p>0,1985</text:p>
          </table:table-cell>
          <table:table-cell table:formula="of:=[.D50]*100" office:value-type="float" office:value="0.367527663585454">
            <text:p>0,37</text:p>
          </table:table-cell>
          <table:table-cell table:formula="of:=[.E50]*100" office:value-type="float" office:value="19.849662175542">
            <text:p>19,85</text:p>
          </table:table-cell>
          <table:table-cell table:number-columns-repeated="19"/>
        </table:table-row>
        <table:table-row table:style-name="ro1">
          <table:table-cell office:value-type="date" office:date-value="1993-07-01">
            <text:p>01/07/93</text:p>
          </table:table-cell>
          <table:table-cell office:value-type="float" office:value="541">
            <text:p>541</text:p>
          </table:table-cell>
          <table:table-cell table:formula="of:=SUM([.B51];[.C50])" office:value-type="float" office:value="25601">
            <text:p>25601</text:p>
          </table:table-cell>
          <table:table-cell table:formula="of:=[.B51]/[.$B$201]" office:value-type="float" office:value="0.00428518245689075">
            <text:p>0,0043</text:p>
          </table:table-cell>
          <table:table-cell table:formula="of:=[.C51]/[.$B$201]" office:value-type="float" office:value="0.202781804212311">
            <text:p>0,2028</text:p>
          </table:table-cell>
          <table:table-cell table:formula="of:=[.D51]*100" office:value-type="float" office:value="0.428518245689075">
            <text:p>0,43</text:p>
          </table:table-cell>
          <table:table-cell table:formula="of:=[.E51]*100" office:value-type="float" office:value="20.2781804212311">
            <text:p>20,28</text:p>
          </table:table-cell>
          <table:table-cell table:number-columns-repeated="19"/>
        </table:table-row>
        <table:table-row table:style-name="ro1">
          <table:table-cell office:value-type="date" office:date-value="1993-08-01">
            <text:p>01/08/93</text:p>
          </table:table-cell>
          <table:table-cell office:value-type="float" office:value="267">
            <text:p>267</text:p>
          </table:table-cell>
          <table:table-cell table:formula="of:=SUM([.B52];[.C51])" office:value-type="float" office:value="25868">
            <text:p>25868</text:p>
          </table:table-cell>
          <table:table-cell table:formula="of:=[.B52]/[.$B$201]" office:value-type="float" office:value="0.00211486823658009">
            <text:p>0,0021</text:p>
          </table:table-cell>
          <table:table-cell table:formula="of:=[.C52]/[.$B$201]" office:value-type="float" office:value="0.204896672448891">
            <text:p>0,2049</text:p>
          </table:table-cell>
          <table:table-cell table:formula="of:=[.D52]*100" office:value-type="float" office:value="0.211486823658009">
            <text:p>0,21</text:p>
          </table:table-cell>
          <table:table-cell table:formula="of:=[.E52]*100" office:value-type="float" office:value="20.4896672448891">
            <text:p>20,49</text:p>
          </table:table-cell>
          <table:table-cell table:number-columns-repeated="19"/>
        </table:table-row>
        <table:table-row table:style-name="ro1">
          <table:table-cell office:value-type="date" office:date-value="1993-09-01">
            <text:p>01/09/93</text:p>
          </table:table-cell>
          <table:table-cell office:value-type="float" office:value="294">
            <text:p>294</text:p>
          </table:table-cell>
          <table:table-cell table:formula="of:=SUM([.B53];[.C52])" office:value-type="float" office:value="26162">
            <text:p>26162</text:p>
          </table:table-cell>
          <table:table-cell table:formula="of:=[.B53]/[.$B$201]" office:value-type="float" office:value="0.0023287313166837">
            <text:p>0,0023</text:p>
          </table:table-cell>
          <table:table-cell table:formula="of:=[.C53]/[.$B$201]" office:value-type="float" office:value="0.207225403765574">
            <text:p>0,2072</text:p>
          </table:table-cell>
          <table:table-cell table:formula="of:=[.D53]*100" office:value-type="float" office:value="0.23287313166837">
            <text:p>0,23</text:p>
          </table:table-cell>
          <table:table-cell table:formula="of:=[.E53]*100" office:value-type="float" office:value="20.7225403765574">
            <text:p>20,72</text:p>
          </table:table-cell>
          <table:table-cell table:number-columns-repeated="19"/>
        </table:table-row>
        <table:table-row table:style-name="ro1">
          <table:table-cell office:value-type="date" office:date-value="1993-10-01">
            <text:p>01/10/93</text:p>
          </table:table-cell>
          <table:table-cell office:value-type="float" office:value="357">
            <text:p>357</text:p>
          </table:table-cell>
          <table:table-cell table:formula="of:=SUM([.B54];[.C53])" office:value-type="float" office:value="26519">
            <text:p>26519</text:p>
          </table:table-cell>
          <table:table-cell table:formula="of:=[.B54]/[.$B$201]" office:value-type="float" office:value="0.00282774517025877">
            <text:p>0,0028</text:p>
          </table:table-cell>
          <table:table-cell table:formula="of:=[.C54]/[.$B$201]" office:value-type="float" office:value="0.210053148935833">
            <text:p>0,2101</text:p>
          </table:table-cell>
          <table:table-cell table:formula="of:=[.D54]*100" office:value-type="float" office:value="0.282774517025877">
            <text:p>0,28</text:p>
          </table:table-cell>
          <table:table-cell table:formula="of:=[.E54]*100" office:value-type="float" office:value="21.0053148935833">
            <text:p>21,01</text:p>
          </table:table-cell>
          <table:table-cell table:number-columns-repeated="19"/>
        </table:table-row>
        <table:table-row table:style-name="ro1">
          <table:table-cell office:value-type="date" office:date-value="1993-11-01">
            <text:p>01/11/93</text:p>
          </table:table-cell>
          <table:table-cell office:value-type="float" office:value="354">
            <text:p>354</text:p>
          </table:table-cell>
          <table:table-cell table:formula="of:=SUM([.B55];[.C54])" office:value-type="float" office:value="26873">
            <text:p>26873</text:p>
          </table:table-cell>
          <table:table-cell table:formula="of:=[.B55]/[.$B$201]" office:value-type="float" office:value="0.00280398260580282">
            <text:p>0,0028</text:p>
          </table:table-cell>
          <table:table-cell table:formula="of:=[.C55]/[.$B$201]" office:value-type="float" office:value="0.212857131541636">
            <text:p>0,2129</text:p>
          </table:table-cell>
          <table:table-cell table:formula="of:=[.D55]*100" office:value-type="float" office:value="0.280398260580282">
            <text:p>0,28</text:p>
          </table:table-cell>
          <table:table-cell table:formula="of:=[.E55]*100" office:value-type="float" office:value="21.2857131541636">
            <text:p>21,29</text:p>
          </table:table-cell>
          <table:table-cell table:number-columns-repeated="19"/>
        </table:table-row>
        <table:table-row table:style-name="ro1">
          <table:table-cell office:value-type="date" office:date-value="1993-12-01">
            <text:p>01/12/93</text:p>
          </table:table-cell>
          <table:table-cell office:value-type="float" office:value="290">
            <text:p>290</text:p>
          </table:table-cell>
          <table:table-cell table:formula="of:=SUM([.B56];[.C55])" office:value-type="float" office:value="27163">
            <text:p>27163</text:p>
          </table:table-cell>
          <table:table-cell table:formula="of:=[.B56]/[.$B$201]" office:value-type="float" office:value="0.00229704789740909">
            <text:p>0,0023</text:p>
          </table:table-cell>
          <table:table-cell table:formula="of:=[.C56]/[.$B$201]" office:value-type="float" office:value="0.215154179439045">
            <text:p>0,2152</text:p>
          </table:table-cell>
          <table:table-cell table:formula="of:=[.D56]*100" office:value-type="float" office:value="0.229704789740909">
            <text:p>0,23</text:p>
          </table:table-cell>
          <table:table-cell table:formula="of:=[.E56]*100" office:value-type="float" office:value="21.5154179439045">
            <text:p>21,52</text:p>
          </table:table-cell>
          <table:table-cell table:number-columns-repeated="19"/>
        </table:table-row>
        <table:table-row table:style-name="ro1">
          <table:table-cell office:value-type="date" office:date-value="1994-01-01">
            <text:p>01/01/94</text:p>
          </table:table-cell>
          <table:table-cell office:value-type="float" office:value="245">
            <text:p>245</text:p>
          </table:table-cell>
          <table:table-cell table:formula="of:=SUM([.B57];[.C56])" office:value-type="float" office:value="27408">
            <text:p>27408</text:p>
          </table:table-cell>
          <table:table-cell table:formula="of:=[.B57]/[.$B$201]" office:value-type="float" office:value="0.00194060943056975">
            <text:p>0,0019</text:p>
          </table:table-cell>
          <table:table-cell table:formula="of:=[.C57]/[.$B$201]" office:value-type="float" office:value="0.217094788869615">
            <text:p>0,2171</text:p>
          </table:table-cell>
          <table:table-cell table:formula="of:=[.D57]*100" office:value-type="float" office:value="0.194060943056975">
            <text:p>0,19</text:p>
          </table:table-cell>
          <table:table-cell table:formula="of:=[.E57]*100" office:value-type="float" office:value="21.7094788869615">
            <text:p>21,71</text:p>
          </table:table-cell>
          <table:table-cell table:number-columns-repeated="19"/>
        </table:table-row>
        <table:table-row table:style-name="ro1">
          <table:table-cell office:value-type="date" office:date-value="1994-02-01">
            <text:p>01/02/94</text:p>
          </table:table-cell>
          <table:table-cell office:value-type="float" office:value="455">
            <text:p>455</text:p>
          </table:table-cell>
          <table:table-cell table:formula="of:=SUM([.B58];[.C57])" office:value-type="float" office:value="27863">
            <text:p>27863</text:p>
          </table:table-cell>
          <table:table-cell table:formula="of:=[.B58]/[.$B$201]" office:value-type="float" office:value="0.00360398894248667">
            <text:p>0,0036</text:p>
          </table:table-cell>
          <table:table-cell table:formula="of:=[.C58]/[.$B$201]" office:value-type="float" office:value="0.220698777812101">
            <text:p>0,2207</text:p>
          </table:table-cell>
          <table:table-cell table:formula="of:=[.D58]*100" office:value-type="float" office:value="0.360398894248667">
            <text:p>0,36</text:p>
          </table:table-cell>
          <table:table-cell table:formula="of:=[.E58]*100" office:value-type="float" office:value="22.0698777812101">
            <text:p>22,07</text:p>
          </table:table-cell>
          <table:table-cell table:number-columns-repeated="19"/>
        </table:table-row>
        <table:table-row table:style-name="ro1">
          <table:table-cell office:value-type="date" office:date-value="1994-03-01">
            <text:p>01/03/94</text:p>
          </table:table-cell>
          <table:table-cell office:value-type="float" office:value="513">
            <text:p>513</text:p>
          </table:table-cell>
          <table:table-cell table:formula="of:=SUM([.B59];[.C58])" office:value-type="float" office:value="28376">
            <text:p>28376</text:p>
          </table:table-cell>
          <table:table-cell table:formula="of:=[.B59]/[.$B$201]" office:value-type="float" office:value="0.00406339852196849">
            <text:p>0,0041</text:p>
          </table:table-cell>
          <table:table-cell table:formula="of:=[.C59]/[.$B$201]" office:value-type="float" office:value="0.22476217633407">
            <text:p>0,2248</text:p>
          </table:table-cell>
          <table:table-cell table:formula="of:=[.D59]*100" office:value-type="float" office:value="0.406339852196849">
            <text:p>0,41</text:p>
          </table:table-cell>
          <table:table-cell table:formula="of:=[.E59]*100" office:value-type="float" office:value="22.476217633407">
            <text:p>22,48</text:p>
          </table:table-cell>
          <table:table-cell table:number-columns-repeated="19"/>
        </table:table-row>
        <table:table-row table:style-name="ro1">
          <table:table-cell office:value-type="date" office:date-value="1994-04-01">
            <text:p>01/04/94</text:p>
          </table:table-cell>
          <table:table-cell office:value-type="float" office:value="448">
            <text:p>448</text:p>
          </table:table-cell>
          <table:table-cell table:formula="of:=SUM([.B60];[.C59])" office:value-type="float" office:value="28824">
            <text:p>28824</text:p>
          </table:table-cell>
          <table:table-cell table:formula="of:=[.B60]/[.$B$201]" office:value-type="float" office:value="0.00354854295875611">
            <text:p>0,0035</text:p>
          </table:table-cell>
          <table:table-cell table:formula="of:=[.C60]/[.$B$201]" office:value-type="float" office:value="0.228310719292826">
            <text:p>0,2283</text:p>
          </table:table-cell>
          <table:table-cell table:formula="of:=[.D60]*100" office:value-type="float" office:value="0.354854295875611">
            <text:p>0,35</text:p>
          </table:table-cell>
          <table:table-cell table:formula="of:=[.E60]*100" office:value-type="float" office:value="22.8310719292826">
            <text:p>22,83</text:p>
          </table:table-cell>
          <table:table-cell table:number-columns-repeated="19"/>
        </table:table-row>
        <table:table-row table:style-name="ro1">
          <table:table-cell office:value-type="date" office:date-value="1994-05-01">
            <text:p>01/05/94</text:p>
          </table:table-cell>
          <table:table-cell office:value-type="float" office:value="410">
            <text:p>410</text:p>
          </table:table-cell>
          <table:table-cell table:formula="of:=SUM([.B61];[.C60])" office:value-type="float" office:value="29234">
            <text:p>29234</text:p>
          </table:table-cell>
          <table:table-cell table:formula="of:=[.B61]/[.$B$201]" office:value-type="float" office:value="0.00324755047564733">
            <text:p>0,0032</text:p>
          </table:table-cell>
          <table:table-cell table:formula="of:=[.C61]/[.$B$201]" office:value-type="float" office:value="0.231558269768473">
            <text:p>0,2316</text:p>
          </table:table-cell>
          <table:table-cell table:formula="of:=[.D61]*100" office:value-type="float" office:value="0.324755047564733">
            <text:p>0,32</text:p>
          </table:table-cell>
          <table:table-cell table:formula="of:=[.E61]*100" office:value-type="float" office:value="23.1558269768473">
            <text:p>23,16</text:p>
          </table:table-cell>
          <table:table-cell table:number-columns-repeated="19"/>
        </table:table-row>
        <table:table-row table:style-name="ro1">
          <table:table-cell office:value-type="date" office:date-value="1994-06-01">
            <text:p>01/06/94</text:p>
          </table:table-cell>
          <table:table-cell office:value-type="float" office:value="690">
            <text:p>690</text:p>
          </table:table-cell>
          <table:table-cell table:formula="of:=SUM([.B62];[.C61])" office:value-type="float" office:value="29924">
            <text:p>29924</text:p>
          </table:table-cell>
          <table:table-cell table:formula="of:=[.B62]/[.$B$201]" office:value-type="float" office:value="0.0054653898248699">
            <text:p>0,0055</text:p>
          </table:table-cell>
          <table:table-cell table:formula="of:=[.C62]/[.$B$201]" office:value-type="float" office:value="0.237023659593343">
            <text:p>0,2370</text:p>
          </table:table-cell>
          <table:table-cell table:formula="of:=[.D62]*100" office:value-type="float" office:value="0.54653898248699">
            <text:p>0,55</text:p>
          </table:table-cell>
          <table:table-cell table:formula="of:=[.E62]*100" office:value-type="float" office:value="23.7023659593343">
            <text:p>23,7</text:p>
          </table:table-cell>
          <table:table-cell table:number-columns-repeated="19"/>
        </table:table-row>
        <table:table-row table:style-name="ro1">
          <table:table-cell office:value-type="date" office:date-value="1994-07-01">
            <text:p>01/07/94</text:p>
          </table:table-cell>
          <table:table-cell office:value-type="float" office:value="488">
            <text:p>488</text:p>
          </table:table-cell>
          <table:table-cell table:formula="of:=SUM([.B63];[.C62])" office:value-type="float" office:value="30412">
            <text:p>30412</text:p>
          </table:table-cell>
          <table:table-cell table:formula="of:=[.B63]/[.$B$201]" office:value-type="float" office:value="0.00386537715150219">
            <text:p>0,0039</text:p>
          </table:table-cell>
          <table:table-cell table:formula="of:=[.C63]/[.$B$201]" office:value-type="float" office:value="0.240889036744845">
            <text:p>0,2409</text:p>
          </table:table-cell>
          <table:table-cell table:formula="of:=[.D63]*100" office:value-type="float" office:value="0.386537715150219">
            <text:p>0,39</text:p>
          </table:table-cell>
          <table:table-cell table:formula="of:=[.E63]*100" office:value-type="float" office:value="24.0889036744845">
            <text:p>24,09</text:p>
          </table:table-cell>
          <table:table-cell table:number-columns-repeated="19"/>
        </table:table-row>
        <table:table-row table:style-name="ro1">
          <table:table-cell office:value-type="date" office:date-value="1994-08-01">
            <text:p>01/08/94</text:p>
          </table:table-cell>
          <table:table-cell office:value-type="float" office:value="408">
            <text:p>408</text:p>
          </table:table-cell>
          <table:table-cell table:formula="of:=SUM([.B64];[.C63])" office:value-type="float" office:value="30820">
            <text:p>30820</text:p>
          </table:table-cell>
          <table:table-cell table:formula="of:=[.B64]/[.$B$201]" office:value-type="float" office:value="0.00323170876601003">
            <text:p>0,0032</text:p>
          </table:table-cell>
          <table:table-cell table:formula="of:=[.C64]/[.$B$201]" office:value-type="float" office:value="0.244120745510856">
            <text:p>0,2441</text:p>
          </table:table-cell>
          <table:table-cell table:formula="of:=[.D64]*100" office:value-type="float" office:value="0.323170876601003">
            <text:p>0,32</text:p>
          </table:table-cell>
          <table:table-cell table:formula="of:=[.E64]*100" office:value-type="float" office:value="24.4120745510856">
            <text:p>24,41</text:p>
          </table:table-cell>
          <table:table-cell table:number-columns-repeated="7"/>
          <table:table-cell table:style-name="ce1" office:value-type="string">
            <text:p>DIAGRAMA DE TARTA DE P</text:p>
          </table:table-cell>
          <table:table-cell table:number-columns-repeated="11"/>
        </table:table-row>
        <table:table-row table:style-name="ro1">
          <table:table-cell office:value-type="date" office:date-value="1994-09-01">
            <text:p>01/09/94</text:p>
          </table:table-cell>
          <table:table-cell office:value-type="float" office:value="166">
            <text:p>166</text:p>
          </table:table-cell>
          <table:table-cell table:formula="of:=SUM([.B65];[.C64])" office:value-type="float" office:value="30986">
            <text:p>30986</text:p>
          </table:table-cell>
          <table:table-cell table:formula="of:=[.B65]/[.$B$201]" office:value-type="float" office:value="0.00131486189989624">
            <text:p>0,0013</text:p>
          </table:table-cell>
          <table:table-cell table:formula="of:=[.C65]/[.$B$201]" office:value-type="float" office:value="0.245435607410752">
            <text:p>0,2454</text:p>
          </table:table-cell>
          <table:table-cell table:formula="of:=[.D65]*100" office:value-type="float" office:value="0.131486189989624">
            <text:p>0,13</text:p>
          </table:table-cell>
          <table:table-cell table:formula="of:=[.E65]*100" office:value-type="float" office:value="24.5435607410752">
            <text:p>24,54</text:p>
          </table:table-cell>
          <table:table-cell table:number-columns-repeated="7"/>
          <table:table-cell>
            <draw:frame table:end-cell-address="Hoja1.T85" table:end-x="0.642cm" table:end-y="0.262cm" draw:z-index="1" draw:style-name="gr1" svg:width="13.464cm" svg:height="9.22cm" svg:x="0.109cm" svg:y="0.075cm">
              <draw:object draw:notify-on-update-of-ranges="Hoja1.O20:Hoja1.O20 Hoja1.O21:Hoja1.O30 Hoja1.V20:Hoja1.V20 Hoja1.V21:Hoja1.V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ce1" office:value-type="string">
            <text:p>MODA</text:p>
          </table:table-cell>
          <table:table-cell table:style-name="ce1" office:value-type="string">
            <text:p>MEDIANA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1 CUARTIL </text:p>
          </table:table-cell>
          <table:table-cell table:style-name="ce1" office:value-type="string">
            <text:p>3 CUARTIL</text:p>
          </table:table-cell>
          <table:table-cell table:style-name="ce1" office:value-type="string">
            <text:p>P 90</text:p>
          </table:table-cell>
        </table:table-row>
        <table:table-row table:style-name="ro1">
          <table:table-cell office:value-type="date" office:date-value="1994-10-01">
            <text:p>01/10/94</text:p>
          </table:table-cell>
          <table:table-cell office:value-type="float" office:value="354">
            <text:p>354</text:p>
          </table:table-cell>
          <table:table-cell table:formula="of:=SUM([.B66];[.C65])" office:value-type="float" office:value="31340">
            <text:p>31340</text:p>
          </table:table-cell>
          <table:table-cell table:formula="of:=[.B66]/[.$B$201]" office:value-type="float" office:value="0.00280398260580282">
            <text:p>0,0028</text:p>
          </table:table-cell>
          <table:table-cell table:formula="of:=[.C66]/[.$B$201]" office:value-type="float" office:value="0.248239590016555">
            <text:p>0,2482</text:p>
          </table:table-cell>
          <table:table-cell table:formula="of:=[.D66]*100" office:value-type="float" office:value="0.280398260580282">
            <text:p>0,28</text:p>
          </table:table-cell>
          <table:table-cell table:formula="of:=[.E66]*100" office:value-type="float" office:value="24.8239590016555">
            <text:p>24,82</text:p>
          </table:table-cell>
          <table:table-cell table:number-columns-repeated="13"/>
          <table:table-cell table:formula="of:=MODE([.Q21:.R30])" office:value-type="float" office:value="18105">
            <text:p>18105</text:p>
          </table:table-cell>
          <table:table-cell table:formula="of:=MEDIAN([.Q21:.Q30])" office:value-type="float" office:value="12142">
            <text:p>12142</text:p>
          </table:table-cell>
          <table:table-cell table:formula="of:=AVERAGE([.Q21:.Q30])" office:value-type="float" office:value="12624.9">
            <text:p>12624,9</text:p>
          </table:table-cell>
          <table:table-cell table:formula="of:=QUARTILE([.Q21:.Q30];1)" office:value-type="float" office:value="8719.75">
            <text:p>8719,75</text:p>
          </table:table-cell>
          <table:table-cell table:formula="of:=QUARTILE([.Q21:.Q30];3)" office:value-type="float" office:value="17297.25">
            <text:p>17297,25</text:p>
          </table:table-cell>
          <table:table-cell table:formula="of:=PERCENTILE([.Q21:.Q30];0.9)" office:value-type="float" office:value="18085.2">
            <text:p>18085,2</text:p>
          </table:table-cell>
        </table:table-row>
        <table:table-row table:style-name="ro1">
          <table:table-cell office:value-type="date" office:date-value="1994-11-01">
            <text:p>01/11/94</text:p>
          </table:table-cell>
          <table:table-cell office:value-type="float" office:value="618">
            <text:p>618</text:p>
          </table:table-cell>
          <table:table-cell table:formula="of:=SUM([.B67];[.C66])" office:value-type="float" office:value="31958">
            <text:p>31958</text:p>
          </table:table-cell>
          <table:table-cell table:formula="of:=[.B67]/[.$B$201]" office:value-type="float" office:value="0.00489508827792695">
            <text:p>0,0049</text:p>
          </table:table-cell>
          <table:table-cell table:formula="of:=[.C67]/[.$B$201]" office:value-type="float" office:value="0.253134678294482">
            <text:p>0,2531</text:p>
          </table:table-cell>
          <table:table-cell table:formula="of:=[.D67]*100" office:value-type="float" office:value="0.489508827792695">
            <text:p>0,49</text:p>
          </table:table-cell>
          <table:table-cell table:formula="of:=[.E67]*100" office:value-type="float" office:value="25.3134678294482">
            <text:p>25,31</text:p>
          </table:table-cell>
          <table:table-cell table:number-columns-repeated="19"/>
        </table:table-row>
        <table:table-row table:style-name="ro1">
          <table:table-cell office:value-type="date" office:date-value="1994-12-01">
            <text:p>01/12/94</text:p>
          </table:table-cell>
          <table:table-cell office:value-type="float" office:value="284">
            <text:p>284</text:p>
          </table:table-cell>
          <table:table-cell table:formula="of:=SUM([.B68];[.C67])" office:value-type="float" office:value="32242">
            <text:p>32242</text:p>
          </table:table-cell>
          <table:table-cell table:formula="of:=[.B68]/[.$B$201]" office:value-type="float" office:value="0.00224952276849718">
            <text:p>0,0022</text:p>
          </table:table-cell>
          <table:table-cell table:formula="of:=[.C68]/[.$B$201]" office:value-type="float" office:value="0.255384201062979">
            <text:p>0,2554</text:p>
          </table:table-cell>
          <table:table-cell table:formula="of:=[.D68]*100" office:value-type="float" office:value="0.224952276849718">
            <text:p>0,22</text:p>
          </table:table-cell>
          <table:table-cell table:formula="of:=[.E68]*100" office:value-type="float" office:value="25.5384201062979">
            <text:p>25,54</text:p>
          </table:table-cell>
          <table:table-cell table:number-columns-repeated="13"/>
          <table:table-cell table:style-name="ce1" office:value-type="string">
            <text:p>RIC</text:p>
          </table:table-cell>
          <table:table-cell table:style-name="ce1" office:value-type="string">
            <text:p>VARIANCIA</text:p>
          </table:table-cell>
          <table:table-cell table:style-name="ce1" office:value-type="string">
            <text:p>RATIO DE VARIACIÓN</text:p>
          </table:table-cell>
          <table:table-cell/>
          <table:table-cell table:style-name="ce1" office:value-type="string">
            <text:p>DESVIACIÓN TÍPICA</text:p>
          </table:table-cell>
          <table:table-cell/>
        </table:table-row>
        <table:table-row table:style-name="ro1">
          <table:table-cell office:value-type="date" office:date-value="1995-01-01">
            <text:p>01/01/95</text:p>
          </table:table-cell>
          <table:table-cell office:value-type="float" office:value="203">
            <text:p>203</text:p>
          </table:table-cell>
          <table:table-cell table:formula="of:=SUM([.B69];[.C68])" office:value-type="float" office:value="32445">
            <text:p>32445</text:p>
          </table:table-cell>
          <table:table-cell table:formula="of:=[.B69]/[.$B$201]" office:value-type="float" office:value="0.00160793352818636">
            <text:p>0,0016</text:p>
          </table:table-cell>
          <table:table-cell table:formula="of:=[.C69]/[.$B$201]" office:value-type="float" office:value="0.256992134591165">
            <text:p>0,2570</text:p>
          </table:table-cell>
          <table:table-cell table:formula="of:=[.D69]*100" office:value-type="float" office:value="0.160793352818636">
            <text:p>0,16</text:p>
          </table:table-cell>
          <table:table-cell table:formula="of:=[.E69]*100" office:value-type="float" office:value="25.6992134591165">
            <text:p>25,7</text:p>
          </table:table-cell>
          <table:table-cell table:number-columns-repeated="13"/>
          <table:table-cell table:formula="of:=[.Y66]-[.X66]" office:value-type="float" office:value="8577.5">
            <text:p>8577,5</text:p>
          </table:table-cell>
          <table:table-cell table:formula="of:=VAR([.Q21:.Q30])" office:value-type="float" office:value="23227445.8777778">
            <text:p>23227445,88</text:p>
          </table:table-cell>
          <table:table-cell table:formula="of:=1-([.U66]/[.$R$30])" office:value-type="float" office:value="0.856592923508305">
            <text:p>0,86</text:p>
          </table:table-cell>
          <table:table-cell/>
          <table:table-cell table:formula="of:=DEVSQ([.Q21:.Q30])" office:value-type="float" office:value="209047012.9">
            <text:p>209047012,9</text:p>
          </table:table-cell>
          <table:table-cell/>
        </table:table-row>
        <table:table-row table:style-name="ro1">
          <table:table-cell office:value-type="date" office:date-value="1995-02-01">
            <text:p>01/02/95</text:p>
          </table:table-cell>
          <table:table-cell office:value-type="float" office:value="370">
            <text:p>370</text:p>
          </table:table-cell>
          <table:table-cell table:formula="of:=SUM([.B70];[.C69])" office:value-type="float" office:value="32815">
            <text:p>32815</text:p>
          </table:table-cell>
          <table:table-cell table:formula="of:=[.B70]/[.$B$201]" office:value-type="float" office:value="0.00293071628290125">
            <text:p>0,0029</text:p>
          </table:table-cell>
          <table:table-cell table:formula="of:=[.C70]/[.$B$201]" office:value-type="float" office:value="0.259922850874066">
            <text:p>0,2599</text:p>
          </table:table-cell>
          <table:table-cell table:formula="of:=[.D70]*100" office:value-type="float" office:value="0.293071628290125">
            <text:p>0,29</text:p>
          </table:table-cell>
          <table:table-cell table:formula="of:=[.E70]*100" office:value-type="float" office:value="25.9922850874066">
            <text:p>25,99</text:p>
          </table:table-cell>
          <table:table-cell table:number-columns-repeated="19"/>
        </table:table-row>
        <table:table-row table:style-name="ro1">
          <table:table-cell office:value-type="date" office:date-value="1995-03-01">
            <text:p>01/03/95</text:p>
          </table:table-cell>
          <table:table-cell office:value-type="float" office:value="254">
            <text:p>254</text:p>
          </table:table-cell>
          <table:table-cell table:formula="of:=SUM([.B71];[.C70])" office:value-type="float" office:value="33069">
            <text:p>33069</text:p>
          </table:table-cell>
          <table:table-cell table:formula="of:=[.B71]/[.$B$201]" office:value-type="float" office:value="0.00201189712393761">
            <text:p>0,0020</text:p>
          </table:table-cell>
          <table:table-cell table:formula="of:=[.C71]/[.$B$201]" office:value-type="float" office:value="0.261934747998004">
            <text:p>0,2619</text:p>
          </table:table-cell>
          <table:table-cell table:formula="of:=[.D71]*100" office:value-type="float" office:value="0.201189712393761">
            <text:p>0,2</text:p>
          </table:table-cell>
          <table:table-cell table:formula="of:=[.E71]*100" office:value-type="float" office:value="26.1934747998004">
            <text:p>26,19</text:p>
          </table:table-cell>
          <table:table-cell table:number-columns-repeated="19"/>
        </table:table-row>
        <table:table-row table:style-name="ro1">
          <table:table-cell office:value-type="date" office:date-value="1995-04-01">
            <text:p>01/04/95</text:p>
          </table:table-cell>
          <table:table-cell office:value-type="float" office:value="275">
            <text:p>275</text:p>
          </table:table-cell>
          <table:table-cell table:formula="of:=SUM([.B72];[.C71])" office:value-type="float" office:value="33344">
            <text:p>33344</text:p>
          </table:table-cell>
          <table:table-cell table:formula="of:=[.B72]/[.$B$201]" office:value-type="float" office:value="0.00217823507512931">
            <text:p>0,0022</text:p>
          </table:table-cell>
          <table:table-cell table:formula="of:=[.C72]/[.$B$201]" office:value-type="float" office:value="0.264112983073133">
            <text:p>0,2641</text:p>
          </table:table-cell>
          <table:table-cell table:formula="of:=[.D72]*100" office:value-type="float" office:value="0.217823507512931">
            <text:p>0,22</text:p>
          </table:table-cell>
          <table:table-cell table:formula="of:=[.E72]*100" office:value-type="float" office:value="26.4112983073133">
            <text:p>26,41</text:p>
          </table:table-cell>
          <table:table-cell table:number-columns-repeated="19"/>
        </table:table-row>
        <table:table-row table:style-name="ro1">
          <table:table-cell office:value-type="date" office:date-value="1995-05-01">
            <text:p>01/05/95</text:p>
          </table:table-cell>
          <table:table-cell office:value-type="float" office:value="179">
            <text:p>179</text:p>
          </table:table-cell>
          <table:table-cell table:formula="of:=SUM([.B73];[.C72])" office:value-type="float" office:value="33523">
            <text:p>33523</text:p>
          </table:table-cell>
          <table:table-cell table:formula="of:=[.B73]/[.$B$201]" office:value-type="float" office:value="0.00141783301253871">
            <text:p>0,0014</text:p>
          </table:table-cell>
          <table:table-cell table:formula="of:=[.C73]/[.$B$201]" office:value-type="float" office:value="0.265530816085672">
            <text:p>0,2655</text:p>
          </table:table-cell>
          <table:table-cell table:formula="of:=[.D73]*100" office:value-type="float" office:value="0.141783301253871">
            <text:p>0,14</text:p>
          </table:table-cell>
          <table:table-cell table:formula="of:=[.E73]*100" office:value-type="float" office:value="26.5530816085672">
            <text:p>26,55</text:p>
          </table:table-cell>
          <table:table-cell table:number-columns-repeated="19"/>
        </table:table-row>
        <table:table-row table:style-name="ro1">
          <table:table-cell office:value-type="date" office:date-value="1995-06-01">
            <text:p>01/06/95</text:p>
          </table:table-cell>
          <table:table-cell office:value-type="float" office:value="150">
            <text:p>150</text:p>
          </table:table-cell>
          <table:table-cell table:formula="of:=SUM([.B74];[.C73])" office:value-type="float" office:value="33673">
            <text:p>33673</text:p>
          </table:table-cell>
          <table:table-cell table:formula="of:=[.B74]/[.$B$201]" office:value-type="float" office:value="0.0011881282227978">
            <text:p>0,0012</text:p>
          </table:table-cell>
          <table:table-cell table:formula="of:=[.C74]/[.$B$201]" office:value-type="float" office:value="0.26671894430847">
            <text:p>0,2667</text:p>
          </table:table-cell>
          <table:table-cell table:formula="of:=[.D74]*100" office:value-type="float" office:value="0.11881282227978">
            <text:p>0,12</text:p>
          </table:table-cell>
          <table:table-cell table:formula="of:=[.E74]*100" office:value-type="float" office:value="26.671894430847">
            <text:p>26,67</text:p>
          </table:table-cell>
          <table:table-cell table:number-columns-repeated="19"/>
        </table:table-row>
        <table:table-row table:style-name="ro1">
          <table:table-cell office:value-type="date" office:date-value="1995-07-01">
            <text:p>01/07/95</text:p>
          </table:table-cell>
          <table:table-cell office:value-type="float" office:value="327">
            <text:p>327</text:p>
          </table:table-cell>
          <table:table-cell table:formula="of:=SUM([.B75];[.C74])" office:value-type="float" office:value="34000">
            <text:p>34000</text:p>
          </table:table-cell>
          <table:table-cell table:formula="of:=[.B75]/[.$B$201]" office:value-type="float" office:value="0.00259011952569921">
            <text:p>0,0026</text:p>
          </table:table-cell>
          <table:table-cell table:formula="of:=[.C75]/[.$B$201]" office:value-type="float" office:value="0.269309063834169">
            <text:p>0,2693</text:p>
          </table:table-cell>
          <table:table-cell table:formula="of:=[.D75]*100" office:value-type="float" office:value="0.259011952569921">
            <text:p>0,26</text:p>
          </table:table-cell>
          <table:table-cell table:formula="of:=[.E75]*100" office:value-type="float" office:value="26.9309063834169">
            <text:p>26,93</text:p>
          </table:table-cell>
          <table:table-cell table:number-columns-repeated="19"/>
        </table:table-row>
        <table:table-row table:style-name="ro1">
          <table:table-cell office:value-type="date" office:date-value="1995-08-01">
            <text:p>01/08/95</text:p>
          </table:table-cell>
          <table:table-cell office:value-type="float" office:value="246">
            <text:p>246</text:p>
          </table:table-cell>
          <table:table-cell table:formula="of:=SUM([.B76];[.C75])" office:value-type="float" office:value="34246">
            <text:p>34246</text:p>
          </table:table-cell>
          <table:table-cell table:formula="of:=[.B76]/[.$B$201]" office:value-type="float" office:value="0.0019485302853884">
            <text:p>0,0019</text:p>
          </table:table-cell>
          <table:table-cell table:formula="of:=[.C76]/[.$B$201]" office:value-type="float" office:value="0.271257594119557">
            <text:p>0,2713</text:p>
          </table:table-cell>
          <table:table-cell table:formula="of:=[.D76]*100" office:value-type="float" office:value="0.19485302853884">
            <text:p>0,19</text:p>
          </table:table-cell>
          <table:table-cell table:formula="of:=[.E76]*100" office:value-type="float" office:value="27.1257594119557">
            <text:p>27,13</text:p>
          </table:table-cell>
          <table:table-cell table:number-columns-repeated="19"/>
        </table:table-row>
        <table:table-row table:style-name="ro1">
          <table:table-cell office:value-type="date" office:date-value="1995-09-01">
            <text:p>01/09/95</text:p>
          </table:table-cell>
          <table:table-cell office:value-type="float" office:value="316">
            <text:p>316</text:p>
          </table:table-cell>
          <table:table-cell table:formula="of:=SUM([.B77];[.C76])" office:value-type="float" office:value="34562">
            <text:p>34562</text:p>
          </table:table-cell>
          <table:table-cell table:formula="of:=[.B77]/[.$B$201]" office:value-type="float" office:value="0.00250299012269404">
            <text:p>0,0025</text:p>
          </table:table-cell>
          <table:table-cell table:formula="of:=[.C77]/[.$B$201]" office:value-type="float" office:value="0.273760584242251">
            <text:p>0,2738</text:p>
          </table:table-cell>
          <table:table-cell table:formula="of:=[.D77]*100" office:value-type="float" office:value="0.250299012269404">
            <text:p>0,25</text:p>
          </table:table-cell>
          <table:table-cell table:formula="of:=[.E77]*100" office:value-type="float" office:value="27.3760584242251">
            <text:p>27,38</text:p>
          </table:table-cell>
          <table:table-cell table:number-columns-repeated="19"/>
        </table:table-row>
        <table:table-row table:style-name="ro1">
          <table:table-cell office:value-type="date" office:date-value="1995-10-01">
            <text:p>01/10/95</text:p>
          </table:table-cell>
          <table:table-cell office:value-type="float" office:value="253">
            <text:p>253</text:p>
          </table:table-cell>
          <table:table-cell table:formula="of:=SUM([.B78];[.C77])" office:value-type="float" office:value="34815">
            <text:p>34815</text:p>
          </table:table-cell>
          <table:table-cell table:formula="of:=[.B78]/[.$B$201]" office:value-type="float" office:value="0.00200397626911896">
            <text:p>0,0020</text:p>
          </table:table-cell>
          <table:table-cell table:formula="of:=[.C78]/[.$B$201]" office:value-type="float" office:value="0.27576456051137">
            <text:p>0,2758</text:p>
          </table:table-cell>
          <table:table-cell table:formula="of:=[.D78]*100" office:value-type="float" office:value="0.200397626911896">
            <text:p>0,2</text:p>
          </table:table-cell>
          <table:table-cell table:formula="of:=[.E78]*100" office:value-type="float" office:value="27.576456051137">
            <text:p>27,58</text:p>
          </table:table-cell>
          <table:table-cell table:number-columns-repeated="19"/>
        </table:table-row>
        <table:table-row table:style-name="ro1">
          <table:table-cell office:value-type="date" office:date-value="1995-11-01">
            <text:p>01/11/95</text:p>
          </table:table-cell>
          <table:table-cell office:value-type="float" office:value="160">
            <text:p>160</text:p>
          </table:table-cell>
          <table:table-cell table:formula="of:=SUM([.B79];[.C78])" office:value-type="float" office:value="34975">
            <text:p>34975</text:p>
          </table:table-cell>
          <table:table-cell table:formula="of:=[.B79]/[.$B$201]" office:value-type="float" office:value="0.00126733677098432">
            <text:p>0,0013</text:p>
          </table:table-cell>
          <table:table-cell table:formula="of:=[.C79]/[.$B$201]" office:value-type="float" office:value="0.277031897282355">
            <text:p>0,2770</text:p>
          </table:table-cell>
          <table:table-cell table:formula="of:=[.D79]*100" office:value-type="float" office:value="0.126733677098432">
            <text:p>0,13</text:p>
          </table:table-cell>
          <table:table-cell table:formula="of:=[.E79]*100" office:value-type="float" office:value="27.7031897282355">
            <text:p>27,7</text:p>
          </table:table-cell>
          <table:table-cell table:number-columns-repeated="19"/>
        </table:table-row>
        <table:table-row table:style-name="ro1">
          <table:table-cell office:value-type="date" office:date-value="1995-12-01">
            <text:p>01/12/95</text:p>
          </table:table-cell>
          <table:table-cell office:value-type="float" office:value="542">
            <text:p>542</text:p>
          </table:table-cell>
          <table:table-cell table:formula="of:=SUM([.B80];[.C79])" office:value-type="float" office:value="35517">
            <text:p>35517</text:p>
          </table:table-cell>
          <table:table-cell table:formula="of:=[.B80]/[.$B$201]" office:value-type="float" office:value="0.0042931033117094">
            <text:p>0,0043</text:p>
          </table:table-cell>
          <table:table-cell table:formula="of:=[.C80]/[.$B$201]" office:value-type="float" office:value="0.281325000594064">
            <text:p>0,2813</text:p>
          </table:table-cell>
          <table:table-cell table:formula="of:=[.D80]*100" office:value-type="float" office:value="0.42931033117094">
            <text:p>0,43</text:p>
          </table:table-cell>
          <table:table-cell table:formula="of:=[.E80]*100" office:value-type="float" office:value="28.1325000594064">
            <text:p>28,13</text:p>
          </table:table-cell>
          <table:table-cell table:number-columns-repeated="19"/>
        </table:table-row>
        <table:table-row table:style-name="ro1">
          <table:table-cell office:value-type="date" office:date-value="1996-01-01">
            <text:p>01/01/96</text:p>
          </table:table-cell>
          <table:table-cell office:value-type="float" office:value="378">
            <text:p>378</text:p>
          </table:table-cell>
          <table:table-cell table:formula="of:=SUM([.B81];[.C80])" office:value-type="float" office:value="35895">
            <text:p>35895</text:p>
          </table:table-cell>
          <table:table-cell table:formula="of:=[.B81]/[.$B$201]" office:value-type="float" office:value="0.00299408312145047">
            <text:p>0,0030</text:p>
          </table:table-cell>
          <table:table-cell table:formula="of:=[.C81]/[.$B$201]" office:value-type="float" office:value="0.284319083715515">
            <text:p>0,2843</text:p>
          </table:table-cell>
          <table:table-cell table:formula="of:=[.D81]*100" office:value-type="float" office:value="0.299408312145047">
            <text:p>0,3</text:p>
          </table:table-cell>
          <table:table-cell table:formula="of:=[.E81]*100" office:value-type="float" office:value="28.4319083715515">
            <text:p>28,43</text:p>
          </table:table-cell>
          <table:table-cell table:number-columns-repeated="19"/>
        </table:table-row>
        <table:table-row table:style-name="ro1">
          <table:table-cell office:value-type="date" office:date-value="1996-02-01">
            <text:p>01/02/96</text:p>
          </table:table-cell>
          <table:table-cell office:value-type="float" office:value="224">
            <text:p>224</text:p>
          </table:table-cell>
          <table:table-cell table:formula="of:=SUM([.B82];[.C81])" office:value-type="float" office:value="36119">
            <text:p>36119</text:p>
          </table:table-cell>
          <table:table-cell table:formula="of:=[.B82]/[.$B$201]" office:value-type="float" office:value="0.00177427147937805">
            <text:p>0,0018</text:p>
          </table:table-cell>
          <table:table-cell table:formula="of:=[.C82]/[.$B$201]" office:value-type="float" office:value="0.286093355194893">
            <text:p>0,2861</text:p>
          </table:table-cell>
          <table:table-cell table:formula="of:=[.D82]*100" office:value-type="float" office:value="0.177427147937805">
            <text:p>0,18</text:p>
          </table:table-cell>
          <table:table-cell table:formula="of:=[.E82]*100" office:value-type="float" office:value="28.6093355194893">
            <text:p>28,61</text:p>
          </table:table-cell>
          <table:table-cell table:number-columns-repeated="19"/>
        </table:table-row>
        <table:table-row table:style-name="ro1">
          <table:table-cell office:value-type="date" office:date-value="1996-03-01">
            <text:p>01/03/96</text:p>
          </table:table-cell>
          <table:table-cell office:value-type="float" office:value="476">
            <text:p>476</text:p>
          </table:table-cell>
          <table:table-cell table:formula="of:=SUM([.B83];[.C82])" office:value-type="float" office:value="36595">
            <text:p>36595</text:p>
          </table:table-cell>
          <table:table-cell table:formula="of:=[.B83]/[.$B$201]" office:value-type="float" office:value="0.00377032689367837">
            <text:p>0,0038</text:p>
          </table:table-cell>
          <table:table-cell table:formula="of:=[.C83]/[.$B$201]" office:value-type="float" office:value="0.289863682088571">
            <text:p>0,2899</text:p>
          </table:table-cell>
          <table:table-cell table:formula="of:=[.D83]*100" office:value-type="float" office:value="0.377032689367837">
            <text:p>0,38</text:p>
          </table:table-cell>
          <table:table-cell table:formula="of:=[.E83]*100" office:value-type="float" office:value="28.9863682088571">
            <text:p>28,99</text:p>
          </table:table-cell>
          <table:table-cell table:number-columns-repeated="19"/>
        </table:table-row>
        <table:table-row table:style-name="ro1">
          <table:table-cell office:value-type="date" office:date-value="1996-04-01">
            <text:p>01/04/96</text:p>
          </table:table-cell>
          <table:table-cell office:value-type="float" office:value="283">
            <text:p>283</text:p>
          </table:table-cell>
          <table:table-cell table:formula="of:=SUM([.B84];[.C83])" office:value-type="float" office:value="36878">
            <text:p>36878</text:p>
          </table:table-cell>
          <table:table-cell table:formula="of:=[.B84]/[.$B$201]" office:value-type="float" office:value="0.00224160191367852">
            <text:p>0,0022</text:p>
          </table:table-cell>
          <table:table-cell table:formula="of:=[.C84]/[.$B$201]" office:value-type="float" office:value="0.292105284002249">
            <text:p>0,2921</text:p>
          </table:table-cell>
          <table:table-cell table:formula="of:=[.D84]*100" office:value-type="float" office:value="0.224160191367852">
            <text:p>0,22</text:p>
          </table:table-cell>
          <table:table-cell table:formula="of:=[.E84]*100" office:value-type="float" office:value="29.2105284002249">
            <text:p>29,21</text:p>
          </table:table-cell>
          <table:table-cell table:number-columns-repeated="19"/>
        </table:table-row>
        <table:table-row table:style-name="ro1">
          <table:table-cell office:value-type="date" office:date-value="1996-05-01">
            <text:p>01/05/96</text:p>
          </table:table-cell>
          <table:table-cell office:value-type="float" office:value="387">
            <text:p>387</text:p>
          </table:table-cell>
          <table:table-cell table:formula="of:=SUM([.B85];[.C84])" office:value-type="float" office:value="37265">
            <text:p>37265</text:p>
          </table:table-cell>
          <table:table-cell table:formula="of:=[.B85]/[.$B$201]" office:value-type="float" office:value="0.00306537081481834">
            <text:p>0,0031</text:p>
          </table:table-cell>
          <table:table-cell table:formula="of:=[.C85]/[.$B$201]" office:value-type="float" office:value="0.295170654817068">
            <text:p>0,2952</text:p>
          </table:table-cell>
          <table:table-cell table:formula="of:=[.D85]*100" office:value-type="float" office:value="0.306537081481833">
            <text:p>0,31</text:p>
          </table:table-cell>
          <table:table-cell table:formula="of:=[.E85]*100" office:value-type="float" office:value="29.5170654817068">
            <text:p>29,52</text:p>
          </table:table-cell>
          <table:table-cell table:number-columns-repeated="19"/>
        </table:table-row>
        <table:table-row table:style-name="ro1">
          <table:table-cell office:value-type="date" office:date-value="1996-06-01">
            <text:p>01/06/96</text:p>
          </table:table-cell>
          <table:table-cell office:value-type="float" office:value="502">
            <text:p>502</text:p>
          </table:table-cell>
          <table:table-cell table:formula="of:=SUM([.B86];[.C85])" office:value-type="float" office:value="37767">
            <text:p>37767</text:p>
          </table:table-cell>
          <table:table-cell table:formula="of:=[.B86]/[.$B$201]" office:value-type="float" office:value="0.00397626911896332">
            <text:p>0,0040</text:p>
          </table:table-cell>
          <table:table-cell table:formula="of:=[.C86]/[.$B$201]" office:value-type="float" office:value="0.299146923936031">
            <text:p>0,2991</text:p>
          </table:table-cell>
          <table:table-cell table:formula="of:=[.D86]*100" office:value-type="float" office:value="0.397626911896332">
            <text:p>0,4</text:p>
          </table:table-cell>
          <table:table-cell table:formula="of:=[.E86]*100" office:value-type="float" office:value="29.9146923936031">
            <text:p>29,91</text:p>
          </table:table-cell>
          <table:table-cell table:number-columns-repeated="19"/>
        </table:table-row>
        <table:table-row table:style-name="ro1">
          <table:table-cell office:value-type="date" office:date-value="1996-07-01">
            <text:p>01/07/96</text:p>
          </table:table-cell>
          <table:table-cell office:value-type="float" office:value="613">
            <text:p>613</text:p>
          </table:table-cell>
          <table:table-cell table:formula="of:=SUM([.B87];[.C86])" office:value-type="float" office:value="38380">
            <text:p>38380</text:p>
          </table:table-cell>
          <table:table-cell table:formula="of:=[.B87]/[.$B$201]" office:value-type="float" office:value="0.00485548400383369">
            <text:p>0,0049</text:p>
          </table:table-cell>
          <table:table-cell table:formula="of:=[.C87]/[.$B$201]" office:value-type="float" office:value="0.304002407939865">
            <text:p>0,3040</text:p>
          </table:table-cell>
          <table:table-cell table:formula="of:=[.D87]*100" office:value-type="float" office:value="0.485548400383369">
            <text:p>0,49</text:p>
          </table:table-cell>
          <table:table-cell table:formula="of:=[.E87]*100" office:value-type="float" office:value="30.4002407939865">
            <text:p>30,4</text:p>
          </table:table-cell>
          <table:table-cell table:number-columns-repeated="19"/>
        </table:table-row>
        <table:table-row table:style-name="ro1">
          <table:table-cell office:value-type="date" office:date-value="1996-08-01">
            <text:p>01/08/96</text:p>
          </table:table-cell>
          <table:table-cell office:value-type="float" office:value="441">
            <text:p>441</text:p>
          </table:table-cell>
          <table:table-cell table:formula="of:=SUM([.B88];[.C87])" office:value-type="float" office:value="38821">
            <text:p>38821</text:p>
          </table:table-cell>
          <table:table-cell table:formula="of:=[.B88]/[.$B$201]" office:value-type="float" office:value="0.00349309697502554">
            <text:p>0,0035</text:p>
          </table:table-cell>
          <table:table-cell table:formula="of:=[.C88]/[.$B$201]" office:value-type="float" office:value="0.30749550491489">
            <text:p>0,3075</text:p>
          </table:table-cell>
          <table:table-cell table:formula="of:=[.D88]*100" office:value-type="float" office:value="0.349309697502554">
            <text:p>0,35</text:p>
          </table:table-cell>
          <table:table-cell table:formula="of:=[.E88]*100" office:value-type="float" office:value="30.749550491489">
            <text:p>30,75</text:p>
          </table:table-cell>
          <table:table-cell table:number-columns-repeated="19"/>
        </table:table-row>
        <table:table-row table:style-name="ro1">
          <table:table-cell office:value-type="date" office:date-value="1996-09-01">
            <text:p>01/09/96</text:p>
          </table:table-cell>
          <table:table-cell office:value-type="float" office:value="279">
            <text:p>279</text:p>
          </table:table-cell>
          <table:table-cell table:formula="of:=SUM([.B89];[.C88])" office:value-type="float" office:value="39100">
            <text:p>39100</text:p>
          </table:table-cell>
          <table:table-cell table:formula="of:=[.B89]/[.$B$201]" office:value-type="float" office:value="0.00220991849440392">
            <text:p>0,0022</text:p>
          </table:table-cell>
          <table:table-cell table:formula="of:=[.C89]/[.$B$201]" office:value-type="float" office:value="0.309705423409294">
            <text:p>0,3097</text:p>
          </table:table-cell>
          <table:table-cell table:formula="of:=[.D89]*100" office:value-type="float" office:value="0.220991849440392">
            <text:p>0,22</text:p>
          </table:table-cell>
          <table:table-cell table:formula="of:=[.E89]*100" office:value-type="float" office:value="30.9705423409294">
            <text:p>30,97</text:p>
          </table:table-cell>
          <table:table-cell table:number-columns-repeated="19"/>
        </table:table-row>
        <table:table-row table:style-name="ro1">
          <table:table-cell office:value-type="date" office:date-value="1996-10-01">
            <text:p>01/10/96</text:p>
          </table:table-cell>
          <table:table-cell office:value-type="float" office:value="280">
            <text:p>280</text:p>
          </table:table-cell>
          <table:table-cell table:formula="of:=SUM([.B90];[.C89])" office:value-type="float" office:value="39380">
            <text:p>39380</text:p>
          </table:table-cell>
          <table:table-cell table:formula="of:=[.B90]/[.$B$201]" office:value-type="float" office:value="0.00221783934922257">
            <text:p>0,0022</text:p>
          </table:table-cell>
          <table:table-cell table:formula="of:=[.C90]/[.$B$201]" office:value-type="float" office:value="0.311923262758517">
            <text:p>0,3119</text:p>
          </table:table-cell>
          <table:table-cell table:formula="of:=[.D90]*100" office:value-type="float" office:value="0.221783934922257">
            <text:p>0,22</text:p>
          </table:table-cell>
          <table:table-cell table:formula="of:=[.E90]*100" office:value-type="float" office:value="31.1923262758517">
            <text:p>31,19</text:p>
          </table:table-cell>
          <table:table-cell table:number-columns-repeated="19"/>
        </table:table-row>
        <table:table-row table:style-name="ro1">
          <table:table-cell office:value-type="date" office:date-value="1996-11-01">
            <text:p>01/11/96</text:p>
          </table:table-cell>
          <table:table-cell office:value-type="float" office:value="809">
            <text:p>809</text:p>
          </table:table-cell>
          <table:table-cell table:formula="of:=SUM([.B91];[.C90])" office:value-type="float" office:value="40189">
            <text:p>40189</text:p>
          </table:table-cell>
          <table:table-cell table:formula="of:=[.B91]/[.$B$201]" office:value-type="float" office:value="0.00640797154828949">
            <text:p>0,0064</text:p>
          </table:table-cell>
          <table:table-cell table:formula="of:=[.C91]/[.$B$201]" office:value-type="float" office:value="0.318331234306806">
            <text:p>0,3183</text:p>
          </table:table-cell>
          <table:table-cell table:formula="of:=[.D91]*100" office:value-type="float" office:value="0.640797154828949">
            <text:p>0,64</text:p>
          </table:table-cell>
          <table:table-cell table:formula="of:=[.E91]*100" office:value-type="float" office:value="31.8331234306806">
            <text:p>31,83</text:p>
          </table:table-cell>
          <table:table-cell table:number-columns-repeated="19"/>
        </table:table-row>
        <table:table-row table:style-name="ro1">
          <table:table-cell office:value-type="date" office:date-value="1996-12-01">
            <text:p>01/12/96</text:p>
          </table:table-cell>
          <table:table-cell office:value-type="float" office:value="783">
            <text:p>783</text:p>
          </table:table-cell>
          <table:table-cell table:formula="of:=SUM([.B92];[.C91])" office:value-type="float" office:value="40972">
            <text:p>40972</text:p>
          </table:table-cell>
          <table:table-cell table:formula="of:=[.B92]/[.$B$201]" office:value-type="float" office:value="0.00620202932300454">
            <text:p>0,0062</text:p>
          </table:table-cell>
          <table:table-cell table:formula="of:=[.C92]/[.$B$201]" office:value-type="float" office:value="0.324533263629811">
            <text:p>0,3245</text:p>
          </table:table-cell>
          <table:table-cell table:formula="of:=[.D92]*100" office:value-type="float" office:value="0.620202932300454">
            <text:p>0,62</text:p>
          </table:table-cell>
          <table:table-cell table:formula="of:=[.E92]*100" office:value-type="float" office:value="32.4533263629811">
            <text:p>32,45</text:p>
          </table:table-cell>
          <table:table-cell table:number-columns-repeated="19"/>
        </table:table-row>
        <table:table-row table:style-name="ro1">
          <table:table-cell office:value-type="date" office:date-value="1997-01-01">
            <text:p>01/01/97</text:p>
          </table:table-cell>
          <table:table-cell office:value-type="float" office:value="376">
            <text:p>376</text:p>
          </table:table-cell>
          <table:table-cell table:formula="of:=SUM([.B93];[.C92])" office:value-type="float" office:value="41348">
            <text:p>41348</text:p>
          </table:table-cell>
          <table:table-cell table:formula="of:=[.B93]/[.$B$201]" office:value-type="float" office:value="0.00297824141181316">
            <text:p>0,0030</text:p>
          </table:table-cell>
          <table:table-cell table:formula="of:=[.C93]/[.$B$201]" office:value-type="float" office:value="0.327511505041624">
            <text:p>0,3275</text:p>
          </table:table-cell>
          <table:table-cell table:formula="of:=[.D93]*100" office:value-type="float" office:value="0.297824141181316">
            <text:p>0,3</text:p>
          </table:table-cell>
          <table:table-cell table:formula="of:=[.E93]*100" office:value-type="float" office:value="32.7511505041624">
            <text:p>32,75</text:p>
          </table:table-cell>
          <table:table-cell table:number-columns-repeated="19"/>
        </table:table-row>
        <table:table-row table:style-name="ro1">
          <table:table-cell office:value-type="date" office:date-value="1997-02-01">
            <text:p>01/02/97</text:p>
          </table:table-cell>
          <table:table-cell office:value-type="float" office:value="462">
            <text:p>462</text:p>
          </table:table-cell>
          <table:table-cell table:formula="of:=SUM([.B94];[.C93])" office:value-type="float" office:value="41810">
            <text:p>41810</text:p>
          </table:table-cell>
          <table:table-cell table:formula="of:=[.B94]/[.$B$201]" office:value-type="float" office:value="0.00365943492621724">
            <text:p>0,0037</text:p>
          </table:table-cell>
          <table:table-cell table:formula="of:=[.C94]/[.$B$201]" office:value-type="float" office:value="0.331170939967841">
            <text:p>0,3312</text:p>
          </table:table-cell>
          <table:table-cell table:formula="of:=[.D94]*100" office:value-type="float" office:value="0.365943492621724">
            <text:p>0,37</text:p>
          </table:table-cell>
          <table:table-cell table:formula="of:=[.E94]*100" office:value-type="float" office:value="33.1170939967841">
            <text:p>33,12</text:p>
          </table:table-cell>
          <table:table-cell table:number-columns-repeated="19"/>
        </table:table-row>
        <table:table-row table:style-name="ro1">
          <table:table-cell office:value-type="date" office:date-value="1997-03-01">
            <text:p>01/03/97</text:p>
          </table:table-cell>
          <table:table-cell office:value-type="float" office:value="553">
            <text:p>553</text:p>
          </table:table-cell>
          <table:table-cell table:formula="of:=SUM([.B95];[.C94])" office:value-type="float" office:value="42363">
            <text:p>42363</text:p>
          </table:table-cell>
          <table:table-cell table:formula="of:=[.B95]/[.$B$201]" office:value-type="float" office:value="0.00438023271471457">
            <text:p>0,0044</text:p>
          </table:table-cell>
          <table:table-cell table:formula="of:=[.C95]/[.$B$201]" office:value-type="float" office:value="0.335551172682556">
            <text:p>0,3356</text:p>
          </table:table-cell>
          <table:table-cell table:formula="of:=[.D95]*100" office:value-type="float" office:value="0.438023271471457">
            <text:p>0,44</text:p>
          </table:table-cell>
          <table:table-cell table:formula="of:=[.E95]*100" office:value-type="float" office:value="33.5551172682556">
            <text:p>33,56</text:p>
          </table:table-cell>
          <table:table-cell table:number-columns-repeated="19"/>
        </table:table-row>
        <table:table-row table:style-name="ro1">
          <table:table-cell office:value-type="date" office:date-value="1997-04-01">
            <text:p>01/04/97</text:p>
          </table:table-cell>
          <table:table-cell office:value-type="float" office:value="373">
            <text:p>373</text:p>
          </table:table-cell>
          <table:table-cell table:formula="of:=SUM([.B96];[.C95])" office:value-type="float" office:value="42736">
            <text:p>42736</text:p>
          </table:table-cell>
          <table:table-cell table:formula="of:=[.B96]/[.$B$201]" office:value-type="float" office:value="0.00295447884735721">
            <text:p>0,0030</text:p>
          </table:table-cell>
          <table:table-cell table:formula="of:=[.C96]/[.$B$201]" office:value-type="float" office:value="0.338505651529913">
            <text:p>0,3385</text:p>
          </table:table-cell>
          <table:table-cell table:formula="of:=[.D96]*100" office:value-type="float" office:value="0.295447884735721">
            <text:p>0,3</text:p>
          </table:table-cell>
          <table:table-cell table:formula="of:=[.E96]*100" office:value-type="float" office:value="33.8505651529913">
            <text:p>33,85</text:p>
          </table:table-cell>
          <table:table-cell table:number-columns-repeated="19"/>
        </table:table-row>
        <table:table-row table:style-name="ro1">
          <table:table-cell office:value-type="date" office:date-value="1997-05-01">
            <text:p>01/05/97</text:p>
          </table:table-cell>
          <table:table-cell office:value-type="float" office:value="588">
            <text:p>588</text:p>
          </table:table-cell>
          <table:table-cell table:formula="of:=SUM([.B97];[.C96])" office:value-type="float" office:value="43324">
            <text:p>43324</text:p>
          </table:table-cell>
          <table:table-cell table:formula="of:=[.B97]/[.$B$201]" office:value-type="float" office:value="0.00465746263336739">
            <text:p>0,0047</text:p>
          </table:table-cell>
          <table:table-cell table:formula="of:=[.C97]/[.$B$201]" office:value-type="float" office:value="0.34316311416328">
            <text:p>0,3432</text:p>
          </table:table-cell>
          <table:table-cell table:formula="of:=[.D97]*100" office:value-type="float" office:value="0.465746263336739">
            <text:p>0,47</text:p>
          </table:table-cell>
          <table:table-cell table:formula="of:=[.E97]*100" office:value-type="float" office:value="34.316311416328">
            <text:p>34,32</text:p>
          </table:table-cell>
          <table:table-cell table:number-columns-repeated="19"/>
        </table:table-row>
        <table:table-row table:style-name="ro1">
          <table:table-cell office:value-type="date" office:date-value="1997-06-01">
            <text:p>01/06/97</text:p>
          </table:table-cell>
          <table:table-cell office:value-type="float" office:value="441">
            <text:p>441</text:p>
          </table:table-cell>
          <table:table-cell table:formula="of:=SUM([.B98];[.C97])" office:value-type="float" office:value="43765">
            <text:p>43765</text:p>
          </table:table-cell>
          <table:table-cell table:formula="of:=[.B98]/[.$B$201]" office:value-type="float" office:value="0.00349309697502554">
            <text:p>0,0035</text:p>
          </table:table-cell>
          <table:table-cell table:formula="of:=[.C98]/[.$B$201]" office:value-type="float" office:value="0.346656211138306">
            <text:p>0,3467</text:p>
          </table:table-cell>
          <table:table-cell table:formula="of:=[.D98]*100" office:value-type="float" office:value="0.349309697502554">
            <text:p>0,35</text:p>
          </table:table-cell>
          <table:table-cell table:formula="of:=[.E98]*100" office:value-type="float" office:value="34.6656211138306">
            <text:p>34,67</text:p>
          </table:table-cell>
          <table:table-cell table:number-columns-repeated="19"/>
        </table:table-row>
        <table:table-row table:style-name="ro1">
          <table:table-cell office:value-type="date" office:date-value="1997-07-01">
            <text:p>01/07/97</text:p>
          </table:table-cell>
          <table:table-cell office:value-type="float" office:value="631">
            <text:p>631</text:p>
          </table:table-cell>
          <table:table-cell table:formula="of:=SUM([.B99];[.C98])" office:value-type="float" office:value="44396">
            <text:p>44396</text:p>
          </table:table-cell>
          <table:table-cell table:formula="of:=[.B99]/[.$B$201]" office:value-type="float" office:value="0.00499805939056943">
            <text:p>0,0050</text:p>
          </table:table-cell>
          <table:table-cell table:formula="of:=[.C99]/[.$B$201]" office:value-type="float" office:value="0.351654270528875">
            <text:p>0,3517</text:p>
          </table:table-cell>
          <table:table-cell table:formula="of:=[.D99]*100" office:value-type="float" office:value="0.499805939056943">
            <text:p>0,5</text:p>
          </table:table-cell>
          <table:table-cell table:formula="of:=[.E99]*100" office:value-type="float" office:value="35.1654270528876">
            <text:p>35,17</text:p>
          </table:table-cell>
          <table:table-cell table:number-columns-repeated="19"/>
        </table:table-row>
        <table:table-row table:style-name="ro1">
          <table:table-cell office:value-type="date" office:date-value="1997-08-01">
            <text:p>01/08/97</text:p>
          </table:table-cell>
          <table:table-cell office:value-type="float" office:value="623">
            <text:p>623</text:p>
          </table:table-cell>
          <table:table-cell table:formula="of:=SUM([.B100];[.C99])" office:value-type="float" office:value="45019">
            <text:p>45019</text:p>
          </table:table-cell>
          <table:table-cell table:formula="of:=[.B100]/[.$B$201]" office:value-type="float" office:value="0.00493469255202021">
            <text:p>0,0049</text:p>
          </table:table-cell>
          <table:table-cell table:formula="of:=[.C100]/[.$B$201]" office:value-type="float" office:value="0.356588963080896">
            <text:p>0,3566</text:p>
          </table:table-cell>
          <table:table-cell table:formula="of:=[.D100]*100" office:value-type="float" office:value="0.493469255202021">
            <text:p>0,49</text:p>
          </table:table-cell>
          <table:table-cell table:formula="of:=[.E100]*100" office:value-type="float" office:value="35.6588963080896">
            <text:p>35,66</text:p>
          </table:table-cell>
          <table:table-cell table:number-columns-repeated="19"/>
        </table:table-row>
        <table:table-row table:style-name="ro1">
          <table:table-cell office:value-type="date" office:date-value="1997-09-01">
            <text:p>01/09/97</text:p>
          </table:table-cell>
          <table:table-cell office:value-type="float" office:value="806">
            <text:p>806</text:p>
          </table:table-cell>
          <table:table-cell table:formula="of:=SUM([.B101];[.C100])" office:value-type="float" office:value="45825">
            <text:p>45825</text:p>
          </table:table-cell>
          <table:table-cell table:formula="of:=[.B101]/[.$B$201]" office:value-type="float" office:value="0.00638420898383354">
            <text:p>0,0064</text:p>
          </table:table-cell>
          <table:table-cell table:formula="of:=[.C101]/[.$B$201]" office:value-type="float" office:value="0.362973172064729">
            <text:p>0,3630</text:p>
          </table:table-cell>
          <table:table-cell table:formula="of:=[.D101]*100" office:value-type="float" office:value="0.638420898383354">
            <text:p>0,64</text:p>
          </table:table-cell>
          <table:table-cell table:formula="of:=[.E101]*100" office:value-type="float" office:value="36.2973172064729">
            <text:p>36,3</text:p>
          </table:table-cell>
          <table:table-cell table:number-columns-repeated="19"/>
        </table:table-row>
        <table:table-row table:style-name="ro1">
          <table:table-cell office:value-type="date" office:date-value="1997-10-01">
            <text:p>01/10/97</text:p>
          </table:table-cell>
          <table:table-cell office:value-type="float" office:value="549">
            <text:p>549</text:p>
          </table:table-cell>
          <table:table-cell table:formula="of:=SUM([.B102];[.C101])" office:value-type="float" office:value="46374">
            <text:p>46374</text:p>
          </table:table-cell>
          <table:table-cell table:formula="of:=[.B102]/[.$B$201]" office:value-type="float" office:value="0.00434854929543996">
            <text:p>0,0043</text:p>
          </table:table-cell>
          <table:table-cell table:formula="of:=[.C102]/[.$B$201]" office:value-type="float" office:value="0.367321721360169">
            <text:p>0,3673</text:p>
          </table:table-cell>
          <table:table-cell table:formula="of:=[.D102]*100" office:value-type="float" office:value="0.434854929543996">
            <text:p>0,43</text:p>
          </table:table-cell>
          <table:table-cell table:formula="of:=[.E102]*100" office:value-type="float" office:value="36.7321721360169">
            <text:p>36,73</text:p>
          </table:table-cell>
          <table:table-cell table:number-columns-repeated="19"/>
        </table:table-row>
        <table:table-row table:style-name="ro1">
          <table:table-cell office:value-type="date" office:date-value="1997-11-01">
            <text:p>01/11/97</text:p>
          </table:table-cell>
          <table:table-cell office:value-type="float" office:value="517">
            <text:p>517</text:p>
          </table:table-cell>
          <table:table-cell table:formula="of:=SUM([.B103];[.C102])" office:value-type="float" office:value="46891">
            <text:p>46891</text:p>
          </table:table-cell>
          <table:table-cell table:formula="of:=[.B103]/[.$B$201]" office:value-type="float" office:value="0.0040950819412431">
            <text:p>0,0041</text:p>
          </table:table-cell>
          <table:table-cell table:formula="of:=[.C103]/[.$B$201]" office:value-type="float" office:value="0.371416803301412">
            <text:p>0,3714</text:p>
          </table:table-cell>
          <table:table-cell table:formula="of:=[.D103]*100" office:value-type="float" office:value="0.40950819412431">
            <text:p>0,41</text:p>
          </table:table-cell>
          <table:table-cell table:formula="of:=[.E103]*100" office:value-type="float" office:value="37.1416803301412">
            <text:p>37,14</text:p>
          </table:table-cell>
          <table:table-cell table:number-columns-repeated="19"/>
        </table:table-row>
        <table:table-row table:style-name="ro1">
          <table:table-cell office:value-type="date" office:date-value="1997-12-01">
            <text:p>01/12/97</text:p>
          </table:table-cell>
          <table:table-cell office:value-type="float" office:value="811">
            <text:p>811</text:p>
          </table:table-cell>
          <table:table-cell table:formula="of:=SUM([.B104];[.C103])" office:value-type="float" office:value="47702">
            <text:p>47702</text:p>
          </table:table-cell>
          <table:table-cell table:formula="of:=[.B104]/[.$B$201]" office:value-type="float" office:value="0.0064238132579268">
            <text:p>0,0064</text:p>
          </table:table-cell>
          <table:table-cell table:formula="of:=[.C104]/[.$B$201]" office:value-type="float" office:value="0.377840616559339">
            <text:p>0,3778</text:p>
          </table:table-cell>
          <table:table-cell table:formula="of:=[.D104]*100" office:value-type="float" office:value="0.64238132579268">
            <text:p>0,64</text:p>
          </table:table-cell>
          <table:table-cell table:formula="of:=[.E104]*100" office:value-type="float" office:value="37.7840616559339">
            <text:p>37,78</text:p>
          </table:table-cell>
          <table:table-cell table:number-columns-repeated="19"/>
        </table:table-row>
        <table:table-row table:style-name="ro1">
          <table:table-cell office:value-type="date" office:date-value="1998-01-01">
            <text:p>01/01/98</text:p>
          </table:table-cell>
          <table:table-cell office:value-type="float" office:value="168">
            <text:p>168</text:p>
          </table:table-cell>
          <table:table-cell table:formula="of:=SUM([.B105];[.C104])" office:value-type="float" office:value="47870">
            <text:p>47870</text:p>
          </table:table-cell>
          <table:table-cell table:formula="of:=[.B105]/[.$B$201]" office:value-type="float" office:value="0.00133070360953354">
            <text:p>0,0013</text:p>
          </table:table-cell>
          <table:table-cell table:formula="of:=[.C105]/[.$B$201]" office:value-type="float" office:value="0.379171320168873">
            <text:p>0,3792</text:p>
          </table:table-cell>
          <table:table-cell table:formula="of:=[.D105]*100" office:value-type="float" office:value="0.133070360953354">
            <text:p>0,13</text:p>
          </table:table-cell>
          <table:table-cell table:formula="of:=[.E105]*100" office:value-type="float" office:value="37.9171320168873">
            <text:p>37,92</text:p>
          </table:table-cell>
          <table:table-cell table:number-columns-repeated="19"/>
        </table:table-row>
        <table:table-row table:style-name="ro1">
          <table:table-cell office:value-type="date" office:date-value="1998-02-01">
            <text:p>01/02/98</text:p>
          </table:table-cell>
          <table:table-cell office:value-type="float" office:value="401">
            <text:p>401</text:p>
          </table:table-cell>
          <table:table-cell table:formula="of:=SUM([.B106];[.C105])" office:value-type="float" office:value="48271">
            <text:p>48271</text:p>
          </table:table-cell>
          <table:table-cell table:formula="of:=[.B106]/[.$B$201]" office:value-type="float" office:value="0.00317626278227946">
            <text:p>0,0032</text:p>
          </table:table-cell>
          <table:table-cell table:formula="of:=[.C106]/[.$B$201]" office:value-type="float" office:value="0.382347582951152">
            <text:p>0,3823</text:p>
          </table:table-cell>
          <table:table-cell table:formula="of:=[.D106]*100" office:value-type="float" office:value="0.317626278227946">
            <text:p>0,32</text:p>
          </table:table-cell>
          <table:table-cell table:formula="of:=[.E106]*100" office:value-type="float" office:value="38.2347582951152">
            <text:p>38,23</text:p>
          </table:table-cell>
          <table:table-cell table:number-columns-repeated="19"/>
        </table:table-row>
        <table:table-row table:style-name="ro1">
          <table:table-cell office:value-type="date" office:date-value="1998-03-01">
            <text:p>01/03/98</text:p>
          </table:table-cell>
          <table:table-cell office:value-type="float" office:value="317">
            <text:p>317</text:p>
          </table:table-cell>
          <table:table-cell table:formula="of:=SUM([.B107];[.C106])" office:value-type="float" office:value="48588">
            <text:p>48588</text:p>
          </table:table-cell>
          <table:table-cell table:formula="of:=[.B107]/[.$B$201]" office:value-type="float" office:value="0.00251091097751269">
            <text:p>0,0025</text:p>
          </table:table-cell>
          <table:table-cell table:formula="of:=[.C107]/[.$B$201]" office:value-type="float" office:value="0.384858493928665">
            <text:p>0,3849</text:p>
          </table:table-cell>
          <table:table-cell table:formula="of:=[.D107]*100" office:value-type="float" office:value="0.251091097751269">
            <text:p>0,25</text:p>
          </table:table-cell>
          <table:table-cell table:formula="of:=[.E107]*100" office:value-type="float" office:value="38.4858493928665">
            <text:p>38,49</text:p>
          </table:table-cell>
          <table:table-cell table:number-columns-repeated="19"/>
        </table:table-row>
        <table:table-row table:style-name="ro1">
          <table:table-cell office:value-type="date" office:date-value="1998-04-01">
            <text:p>01/04/98</text:p>
          </table:table-cell>
          <table:table-cell office:value-type="float" office:value="265">
            <text:p>265</text:p>
          </table:table-cell>
          <table:table-cell table:formula="of:=SUM([.B108];[.C107])" office:value-type="float" office:value="48853">
            <text:p>48853</text:p>
          </table:table-cell>
          <table:table-cell table:formula="of:=[.B108]/[.$B$201]" office:value-type="float" office:value="0.00209902652694279">
            <text:p>0,0021</text:p>
          </table:table-cell>
          <table:table-cell table:formula="of:=[.C108]/[.$B$201]" office:value-type="float" office:value="0.386957520455608">
            <text:p>0,3870</text:p>
          </table:table-cell>
          <table:table-cell table:formula="of:=[.D108]*100" office:value-type="float" office:value="0.209902652694279">
            <text:p>0,21</text:p>
          </table:table-cell>
          <table:table-cell table:formula="of:=[.E108]*100" office:value-type="float" office:value="38.6957520455608">
            <text:p>38,7</text:p>
          </table:table-cell>
          <table:table-cell table:number-columns-repeated="19"/>
        </table:table-row>
        <table:table-row table:style-name="ro1">
          <table:table-cell office:value-type="date" office:date-value="1998-05-01">
            <text:p>01/05/98</text:p>
          </table:table-cell>
          <table:table-cell office:value-type="float" office:value="406">
            <text:p>406</text:p>
          </table:table-cell>
          <table:table-cell table:formula="of:=SUM([.B109];[.C108])" office:value-type="float" office:value="49259">
            <text:p>49259</text:p>
          </table:table-cell>
          <table:table-cell table:formula="of:=[.B109]/[.$B$201]" office:value-type="float" office:value="0.00321586705637272">
            <text:p>0,0032</text:p>
          </table:table-cell>
          <table:table-cell table:formula="of:=[.C109]/[.$B$201]" office:value-type="float" office:value="0.39017338751198">
            <text:p>0,3902</text:p>
          </table:table-cell>
          <table:table-cell table:formula="of:=[.D109]*100" office:value-type="float" office:value="0.321586705637272">
            <text:p>0,32</text:p>
          </table:table-cell>
          <table:table-cell table:formula="of:=[.E109]*100" office:value-type="float" office:value="39.017338751198">
            <text:p>39,02</text:p>
          </table:table-cell>
          <table:table-cell table:number-columns-repeated="19"/>
        </table:table-row>
        <table:table-row table:style-name="ro1">
          <table:table-cell office:value-type="date" office:date-value="1998-06-01">
            <text:p>01/06/98</text:p>
          </table:table-cell>
          <table:table-cell office:value-type="float" office:value="320">
            <text:p>320</text:p>
          </table:table-cell>
          <table:table-cell table:formula="of:=SUM([.B110];[.C109])" office:value-type="float" office:value="49579">
            <text:p>49579</text:p>
          </table:table-cell>
          <table:table-cell table:formula="of:=[.B110]/[.$B$201]" office:value-type="float" office:value="0.00253467354196865">
            <text:p>0,0025</text:p>
          </table:table-cell>
          <table:table-cell table:formula="of:=[.C110]/[.$B$201]" office:value-type="float" office:value="0.392708061053949">
            <text:p>0,3927</text:p>
          </table:table-cell>
          <table:table-cell table:formula="of:=[.D110]*100" office:value-type="float" office:value="0.253467354196865">
            <text:p>0,25</text:p>
          </table:table-cell>
          <table:table-cell table:formula="of:=[.E110]*100" office:value-type="float" office:value="39.2708061053949">
            <text:p>39,27</text:p>
          </table:table-cell>
          <table:table-cell table:number-columns-repeated="19"/>
        </table:table-row>
        <table:table-row table:style-name="ro1">
          <table:table-cell office:value-type="date" office:date-value="1998-07-01">
            <text:p>01/07/98</text:p>
          </table:table-cell>
          <table:table-cell office:value-type="float" office:value="243">
            <text:p>243</text:p>
          </table:table-cell>
          <table:table-cell table:formula="of:=SUM([.B111];[.C110])" office:value-type="float" office:value="49822">
            <text:p>49822</text:p>
          </table:table-cell>
          <table:table-cell table:formula="of:=[.B111]/[.$B$201]" office:value-type="float" office:value="0.00192476772093244">
            <text:p>0,0019</text:p>
          </table:table-cell>
          <table:table-cell table:formula="of:=[.C111]/[.$B$201]" office:value-type="float" office:value="0.394632828774881">
            <text:p>0,3946</text:p>
          </table:table-cell>
          <table:table-cell table:formula="of:=[.D111]*100" office:value-type="float" office:value="0.192476772093244">
            <text:p>0,19</text:p>
          </table:table-cell>
          <table:table-cell table:formula="of:=[.E111]*100" office:value-type="float" office:value="39.4632828774881">
            <text:p>39,46</text:p>
          </table:table-cell>
          <table:table-cell table:number-columns-repeated="19"/>
        </table:table-row>
        <table:table-row table:style-name="ro1">
          <table:table-cell office:value-type="date" office:date-value="1998-08-01">
            <text:p>01/08/98</text:p>
          </table:table-cell>
          <table:table-cell office:value-type="float" office:value="245">
            <text:p>245</text:p>
          </table:table-cell>
          <table:table-cell table:formula="of:=SUM([.B112];[.C111])" office:value-type="float" office:value="50067">
            <text:p>50067</text:p>
          </table:table-cell>
          <table:table-cell table:formula="of:=[.B112]/[.$B$201]" office:value-type="float" office:value="0.00194060943056975">
            <text:p>0,0019</text:p>
          </table:table-cell>
          <table:table-cell table:formula="of:=[.C112]/[.$B$201]" office:value-type="float" office:value="0.396573438205451">
            <text:p>0,3966</text:p>
          </table:table-cell>
          <table:table-cell table:formula="of:=[.D112]*100" office:value-type="float" office:value="0.194060943056975">
            <text:p>0,19</text:p>
          </table:table-cell>
          <table:table-cell table:formula="of:=[.E112]*100" office:value-type="float" office:value="39.6573438205451">
            <text:p>39,66</text:p>
          </table:table-cell>
          <table:table-cell table:number-columns-repeated="19"/>
        </table:table-row>
        <table:table-row table:style-name="ro1">
          <table:table-cell office:value-type="date" office:date-value="1998-09-01">
            <text:p>01/09/98</text:p>
          </table:table-cell>
          <table:table-cell office:value-type="float" office:value="325">
            <text:p>325</text:p>
          </table:table-cell>
          <table:table-cell table:formula="of:=SUM([.B113];[.C112])" office:value-type="float" office:value="50392">
            <text:p>50392</text:p>
          </table:table-cell>
          <table:table-cell table:formula="of:=[.B113]/[.$B$201]" office:value-type="float" office:value="0.00257427781606191">
            <text:p>0,0026</text:p>
          </table:table-cell>
          <table:table-cell table:formula="of:=[.C113]/[.$B$201]" office:value-type="float" office:value="0.399147716021513">
            <text:p>0,3991</text:p>
          </table:table-cell>
          <table:table-cell table:formula="of:=[.D113]*100" office:value-type="float" office:value="0.257427781606191">
            <text:p>0,26</text:p>
          </table:table-cell>
          <table:table-cell table:formula="of:=[.E113]*100" office:value-type="float" office:value="39.9147716021513">
            <text:p>39,91</text:p>
          </table:table-cell>
          <table:table-cell table:number-columns-repeated="19"/>
        </table:table-row>
        <table:table-row table:style-name="ro1">
          <table:table-cell office:value-type="date" office:date-value="1998-10-01">
            <text:p>01/10/98</text:p>
          </table:table-cell>
          <table:table-cell office:value-type="float" office:value="300">
            <text:p>300</text:p>
          </table:table-cell>
          <table:table-cell table:formula="of:=SUM([.B114];[.C113])" office:value-type="float" office:value="50692">
            <text:p>50692</text:p>
          </table:table-cell>
          <table:table-cell table:formula="of:=[.B114]/[.$B$201]" office:value-type="float" office:value="0.00237625644559561">
            <text:p>0,0024</text:p>
          </table:table-cell>
          <table:table-cell table:formula="of:=[.C114]/[.$B$201]" office:value-type="float" office:value="0.401523972467109">
            <text:p>0,4015</text:p>
          </table:table-cell>
          <table:table-cell table:formula="of:=[.D114]*100" office:value-type="float" office:value="0.237625644559561">
            <text:p>0,24</text:p>
          </table:table-cell>
          <table:table-cell table:formula="of:=[.E114]*100" office:value-type="float" office:value="40.1523972467109">
            <text:p>40,15</text:p>
          </table:table-cell>
          <table:table-cell table:number-columns-repeated="19"/>
        </table:table-row>
        <table:table-row table:style-name="ro1">
          <table:table-cell office:value-type="date" office:date-value="1998-11-01">
            <text:p>01/11/98</text:p>
          </table:table-cell>
          <table:table-cell office:value-type="float" office:value="1185">
            <text:p>1185</text:p>
          </table:table-cell>
          <table:table-cell table:formula="of:=SUM([.B115];[.C114])" office:value-type="float" office:value="51877">
            <text:p>51877</text:p>
          </table:table-cell>
          <table:table-cell table:formula="of:=[.B115]/[.$B$201]" office:value-type="float" office:value="0.00938621296010266">
            <text:p>0,0094</text:p>
          </table:table-cell>
          <table:table-cell table:formula="of:=[.C115]/[.$B$201]" office:value-type="float" office:value="0.410910185427211">
            <text:p>0,4109</text:p>
          </table:table-cell>
          <table:table-cell table:formula="of:=[.D115]*100" office:value-type="float" office:value="0.938621296010266">
            <text:p>0,94</text:p>
          </table:table-cell>
          <table:table-cell table:formula="of:=[.E115]*100" office:value-type="float" office:value="41.0910185427211">
            <text:p>41,09</text:p>
          </table:table-cell>
          <table:table-cell table:number-columns-repeated="19"/>
        </table:table-row>
        <table:table-row table:style-name="ro1">
          <table:table-cell office:value-type="date" office:date-value="1998-12-01">
            <text:p>01/12/98</text:p>
          </table:table-cell>
          <table:table-cell office:value-type="float" office:value="470">
            <text:p>470</text:p>
          </table:table-cell>
          <table:table-cell table:formula="of:=SUM([.B116];[.C115])" office:value-type="float" office:value="52347">
            <text:p>52347</text:p>
          </table:table-cell>
          <table:table-cell table:formula="of:=[.B116]/[.$B$201]" office:value-type="float" office:value="0.00372280176476645">
            <text:p>0,0037</text:p>
          </table:table-cell>
          <table:table-cell table:formula="of:=[.C116]/[.$B$201]" office:value-type="float" office:value="0.414632987191978">
            <text:p>0,4146</text:p>
          </table:table-cell>
          <table:table-cell table:formula="of:=[.D116]*100" office:value-type="float" office:value="0.372280176476645">
            <text:p>0,37</text:p>
          </table:table-cell>
          <table:table-cell table:formula="of:=[.E116]*100" office:value-type="float" office:value="41.4632987191978">
            <text:p>41,46</text:p>
          </table:table-cell>
          <table:table-cell table:number-columns-repeated="19"/>
        </table:table-row>
        <table:table-row table:style-name="ro1">
          <table:table-cell office:value-type="date" office:date-value="1999-01-01">
            <text:p>01/01/99</text:p>
          </table:table-cell>
          <table:table-cell office:value-type="float" office:value="488">
            <text:p>488</text:p>
          </table:table-cell>
          <table:table-cell table:formula="of:=SUM([.B117];[.C116])" office:value-type="float" office:value="52835">
            <text:p>52835</text:p>
          </table:table-cell>
          <table:table-cell table:formula="of:=[.B117]/[.$B$201]" office:value-type="float" office:value="0.00386537715150219">
            <text:p>0,0039</text:p>
          </table:table-cell>
          <table:table-cell table:formula="of:=[.C117]/[.$B$201]" office:value-type="float" office:value="0.41849836434348">
            <text:p>0,4185</text:p>
          </table:table-cell>
          <table:table-cell table:formula="of:=[.D117]*100" office:value-type="float" office:value="0.386537715150219">
            <text:p>0,39</text:p>
          </table:table-cell>
          <table:table-cell table:formula="of:=[.E117]*100" office:value-type="float" office:value="41.849836434348">
            <text:p>41,85</text:p>
          </table:table-cell>
          <table:table-cell table:number-columns-repeated="19"/>
        </table:table-row>
        <table:table-row table:style-name="ro1">
          <table:table-cell office:value-type="date" office:date-value="1999-02-01">
            <text:p>01/02/99</text:p>
          </table:table-cell>
          <table:table-cell office:value-type="float" office:value="575">
            <text:p>575</text:p>
          </table:table-cell>
          <table:table-cell table:formula="of:=SUM([.B118];[.C117])" office:value-type="float" office:value="53410">
            <text:p>53410</text:p>
          </table:table-cell>
          <table:table-cell table:formula="of:=[.B118]/[.$B$201]" office:value-type="float" office:value="0.00455449152072492">
            <text:p>0,0046</text:p>
          </table:table-cell>
          <table:table-cell table:formula="of:=[.C118]/[.$B$201]" office:value-type="float" office:value="0.423052855864205">
            <text:p>0,4231</text:p>
          </table:table-cell>
          <table:table-cell table:formula="of:=[.D118]*100" office:value-type="float" office:value="0.455449152072492">
            <text:p>0,46</text:p>
          </table:table-cell>
          <table:table-cell table:formula="of:=[.E118]*100" office:value-type="float" office:value="42.3052855864205">
            <text:p>42,31</text:p>
          </table:table-cell>
          <table:table-cell table:number-columns-repeated="19"/>
        </table:table-row>
        <table:table-row table:style-name="ro1">
          <table:table-cell office:value-type="date" office:date-value="1999-03-01">
            <text:p>01/03/99</text:p>
          </table:table-cell>
          <table:table-cell office:value-type="float" office:value="899">
            <text:p>899</text:p>
          </table:table-cell>
          <table:table-cell table:formula="of:=SUM([.B119];[.C118])" office:value-type="float" office:value="54309">
            <text:p>54309</text:p>
          </table:table-cell>
          <table:table-cell table:formula="of:=[.B119]/[.$B$201]" office:value-type="float" office:value="0.00712084848196817">
            <text:p>0,0071</text:p>
          </table:table-cell>
          <table:table-cell table:formula="of:=[.C119]/[.$B$201]" office:value-type="float" office:value="0.430173704346173">
            <text:p>0,4302</text:p>
          </table:table-cell>
          <table:table-cell table:formula="of:=[.D119]*100" office:value-type="float" office:value="0.712084848196817">
            <text:p>0,71</text:p>
          </table:table-cell>
          <table:table-cell table:formula="of:=[.E119]*100" office:value-type="float" office:value="43.0173704346173">
            <text:p>43,02</text:p>
          </table:table-cell>
          <table:table-cell table:number-columns-repeated="19"/>
        </table:table-row>
        <table:table-row table:style-name="ro1">
          <table:table-cell office:value-type="date" office:date-value="1999-04-01">
            <text:p>01/04/99</text:p>
          </table:table-cell>
          <table:table-cell office:value-type="float" office:value="389">
            <text:p>389</text:p>
          </table:table-cell>
          <table:table-cell table:formula="of:=SUM([.B120];[.C119])" office:value-type="float" office:value="54698">
            <text:p>54698</text:p>
          </table:table-cell>
          <table:table-cell table:formula="of:=[.B120]/[.$B$201]" office:value-type="float" office:value="0.00308121252445564">
            <text:p>0,0031</text:p>
          </table:table-cell>
          <table:table-cell table:formula="of:=[.C120]/[.$B$201]" office:value-type="float" office:value="0.433254916870629">
            <text:p>0,4333</text:p>
          </table:table-cell>
          <table:table-cell table:formula="of:=[.D120]*100" office:value-type="float" office:value="0.308121252445564">
            <text:p>0,31</text:p>
          </table:table-cell>
          <table:table-cell table:formula="of:=[.E120]*100" office:value-type="float" office:value="43.3254916870629">
            <text:p>43,33</text:p>
          </table:table-cell>
          <table:table-cell table:number-columns-repeated="19"/>
        </table:table-row>
        <table:table-row table:style-name="ro1">
          <table:table-cell office:value-type="date" office:date-value="1999-05-01">
            <text:p>01/05/99</text:p>
          </table:table-cell>
          <table:table-cell office:value-type="float" office:value="680">
            <text:p>680</text:p>
          </table:table-cell>
          <table:table-cell table:formula="of:=SUM([.B121];[.C120])" office:value-type="float" office:value="55378">
            <text:p>55378</text:p>
          </table:table-cell>
          <table:table-cell table:formula="of:=[.B121]/[.$B$201]" office:value-type="float" office:value="0.00538618127668338">
            <text:p>0,0054</text:p>
          </table:table-cell>
          <table:table-cell table:formula="of:=[.C121]/[.$B$201]" office:value-type="float" office:value="0.438641098147312">
            <text:p>0,4386</text:p>
          </table:table-cell>
          <table:table-cell table:formula="of:=[.D121]*100" office:value-type="float" office:value="0.538618127668338">
            <text:p>0,54</text:p>
          </table:table-cell>
          <table:table-cell table:formula="of:=[.E121]*100" office:value-type="float" office:value="43.8641098147312">
            <text:p>43,86</text:p>
          </table:table-cell>
          <table:table-cell table:number-columns-repeated="19"/>
        </table:table-row>
        <table:table-row table:style-name="ro1">
          <table:table-cell office:value-type="date" office:date-value="1999-06-01">
            <text:p>01/06/99</text:p>
          </table:table-cell>
          <table:table-cell office:value-type="float" office:value="552">
            <text:p>552</text:p>
          </table:table-cell>
          <table:table-cell table:formula="of:=SUM([.B122];[.C121])" office:value-type="float" office:value="55930">
            <text:p>55930</text:p>
          </table:table-cell>
          <table:table-cell table:formula="of:=[.B122]/[.$B$201]" office:value-type="float" office:value="0.00437231185989592">
            <text:p>0,0044</text:p>
          </table:table-cell>
          <table:table-cell table:formula="of:=[.C122]/[.$B$201]" office:value-type="float" office:value="0.443013410007208">
            <text:p>0,4430</text:p>
          </table:table-cell>
          <table:table-cell table:formula="of:=[.D122]*100" office:value-type="float" office:value="0.437231185989592">
            <text:p>0,44</text:p>
          </table:table-cell>
          <table:table-cell table:formula="of:=[.E122]*100" office:value-type="float" office:value="44.3013410007208">
            <text:p>44,3</text:p>
          </table:table-cell>
          <table:table-cell table:number-columns-repeated="19"/>
        </table:table-row>
        <table:table-row table:style-name="ro1">
          <table:table-cell office:value-type="date" office:date-value="1999-07-01">
            <text:p>01/07/99</text:p>
          </table:table-cell>
          <table:table-cell office:value-type="float" office:value="766">
            <text:p>766</text:p>
          </table:table-cell>
          <table:table-cell table:formula="of:=SUM([.B123];[.C122])" office:value-type="float" office:value="56696">
            <text:p>56696</text:p>
          </table:table-cell>
          <table:table-cell table:formula="of:=[.B123]/[.$B$201]" office:value-type="float" office:value="0.00606737479108745">
            <text:p>0,0061</text:p>
          </table:table-cell>
          <table:table-cell table:formula="of:=[.C123]/[.$B$201]" office:value-type="float" office:value="0.449080784798295">
            <text:p>0,4491</text:p>
          </table:table-cell>
          <table:table-cell table:formula="of:=[.D123]*100" office:value-type="float" office:value="0.606737479108745">
            <text:p>0,61</text:p>
          </table:table-cell>
          <table:table-cell table:formula="of:=[.E123]*100" office:value-type="float" office:value="44.9080784798295">
            <text:p>44,91</text:p>
          </table:table-cell>
          <table:table-cell table:number-columns-repeated="19"/>
        </table:table-row>
        <table:table-row table:style-name="ro1">
          <table:table-cell office:value-type="date" office:date-value="1999-08-01">
            <text:p>01/08/99</text:p>
          </table:table-cell>
          <table:table-cell office:value-type="float" office:value="377">
            <text:p>377</text:p>
          </table:table-cell>
          <table:table-cell table:formula="of:=SUM([.B124];[.C123])" office:value-type="float" office:value="57073">
            <text:p>57073</text:p>
          </table:table-cell>
          <table:table-cell table:formula="of:=[.B124]/[.$B$201]" office:value-type="float" office:value="0.00298616226663181">
            <text:p>0,0030</text:p>
          </table:table-cell>
          <table:table-cell table:formula="of:=[.C124]/[.$B$201]" office:value-type="float" office:value="0.452066947064927">
            <text:p>0,4521</text:p>
          </table:table-cell>
          <table:table-cell table:formula="of:=[.D124]*100" office:value-type="float" office:value="0.298616226663181">
            <text:p>0,3</text:p>
          </table:table-cell>
          <table:table-cell table:formula="of:=[.E124]*100" office:value-type="float" office:value="45.2066947064927">
            <text:p>45,21</text:p>
          </table:table-cell>
          <table:table-cell table:number-columns-repeated="19"/>
        </table:table-row>
        <table:table-row table:style-name="ro1">
          <table:table-cell office:value-type="date" office:date-value="1999-09-01">
            <text:p>01/09/99</text:p>
          </table:table-cell>
          <table:table-cell office:value-type="float" office:value="401">
            <text:p>401</text:p>
          </table:table-cell>
          <table:table-cell table:formula="of:=SUM([.B125];[.C124])" office:value-type="float" office:value="57474">
            <text:p>57474</text:p>
          </table:table-cell>
          <table:table-cell table:formula="of:=[.B125]/[.$B$201]" office:value-type="float" office:value="0.00317626278227946">
            <text:p>0,0032</text:p>
          </table:table-cell>
          <table:table-cell table:formula="of:=[.C125]/[.$B$201]" office:value-type="float" office:value="0.455243209847207">
            <text:p>0,4552</text:p>
          </table:table-cell>
          <table:table-cell table:formula="of:=[.D125]*100" office:value-type="float" office:value="0.317626278227946">
            <text:p>0,32</text:p>
          </table:table-cell>
          <table:table-cell table:formula="of:=[.E125]*100" office:value-type="float" office:value="45.5243209847207">
            <text:p>45,52</text:p>
          </table:table-cell>
          <table:table-cell table:number-columns-repeated="19"/>
        </table:table-row>
        <table:table-row table:style-name="ro1">
          <table:table-cell office:value-type="date" office:date-value="1999-10-01">
            <text:p>01/10/99</text:p>
          </table:table-cell>
          <table:table-cell office:value-type="float" office:value="493">
            <text:p>493</text:p>
          </table:table-cell>
          <table:table-cell table:formula="of:=SUM([.B126];[.C125])" office:value-type="float" office:value="57967">
            <text:p>57967</text:p>
          </table:table-cell>
          <table:table-cell table:formula="of:=[.B126]/[.$B$201]" office:value-type="float" office:value="0.00390498142559545">
            <text:p>0,0039</text:p>
          </table:table-cell>
          <table:table-cell table:formula="of:=[.C126]/[.$B$201]" office:value-type="float" office:value="0.459148191272802">
            <text:p>0,4591</text:p>
          </table:table-cell>
          <table:table-cell table:formula="of:=[.D126]*100" office:value-type="float" office:value="0.390498142559545">
            <text:p>0,39</text:p>
          </table:table-cell>
          <table:table-cell table:formula="of:=[.E126]*100" office:value-type="float" office:value="45.9148191272802">
            <text:p>45,91</text:p>
          </table:table-cell>
          <table:table-cell table:number-columns-repeated="19"/>
        </table:table-row>
        <table:table-row table:style-name="ro1">
          <table:table-cell office:value-type="date" office:date-value="1999-11-01">
            <text:p>01/11/99</text:p>
          </table:table-cell>
          <table:table-cell office:value-type="float" office:value="770">
            <text:p>770</text:p>
          </table:table-cell>
          <table:table-cell table:formula="of:=SUM([.B127];[.C126])" office:value-type="float" office:value="58737">
            <text:p>58737</text:p>
          </table:table-cell>
          <table:table-cell table:formula="of:=[.B127]/[.$B$201]" office:value-type="float" office:value="0.00609905821036206">
            <text:p>0,0061</text:p>
          </table:table-cell>
          <table:table-cell table:formula="of:=[.C127]/[.$B$201]" office:value-type="float" office:value="0.465247249483164">
            <text:p>0,4652</text:p>
          </table:table-cell>
          <table:table-cell table:formula="of:=[.D127]*100" office:value-type="float" office:value="0.609905821036206">
            <text:p>0,61</text:p>
          </table:table-cell>
          <table:table-cell table:formula="of:=[.E127]*100" office:value-type="float" office:value="46.5247249483164">
            <text:p>46,52</text:p>
          </table:table-cell>
          <table:table-cell table:number-columns-repeated="19"/>
        </table:table-row>
        <table:table-row table:style-name="ro1">
          <table:table-cell office:value-type="date" office:date-value="1999-12-01">
            <text:p>01/12/99</text:p>
          </table:table-cell>
          <table:table-cell office:value-type="float" office:value="436">
            <text:p>436</text:p>
          </table:table-cell>
          <table:table-cell table:formula="of:=SUM([.B128];[.C127])" office:value-type="float" office:value="59173">
            <text:p>59173</text:p>
          </table:table-cell>
          <table:table-cell table:formula="of:=[.B128]/[.$B$201]" office:value-type="float" office:value="0.00345349270093228">
            <text:p>0,0035</text:p>
          </table:table-cell>
          <table:table-cell table:formula="of:=[.C128]/[.$B$201]" office:value-type="float" office:value="0.468700742184097">
            <text:p>0,4687</text:p>
          </table:table-cell>
          <table:table-cell table:formula="of:=[.D128]*100" office:value-type="float" office:value="0.345349270093228">
            <text:p>0,35</text:p>
          </table:table-cell>
          <table:table-cell table:formula="of:=[.E128]*100" office:value-type="float" office:value="46.8700742184097">
            <text:p>46,87</text:p>
          </table:table-cell>
          <table:table-cell table:number-columns-repeated="19"/>
        </table:table-row>
        <table:table-row table:style-name="ro1">
          <table:table-cell office:value-type="date" office:date-value="2000-01-01">
            <text:p>01/01/00</text:p>
          </table:table-cell>
          <table:table-cell office:value-type="float" office:value="251">
            <text:p>251</text:p>
          </table:table-cell>
          <table:table-cell table:formula="of:=SUM([.B129];[.C128])" office:value-type="float" office:value="59424">
            <text:p>59424</text:p>
          </table:table-cell>
          <table:table-cell table:formula="of:=[.B129]/[.$B$201]" office:value-type="float" office:value="0.00198813455948166">
            <text:p>0,0020</text:p>
          </table:table-cell>
          <table:table-cell table:formula="of:=[.C129]/[.$B$201]" office:value-type="float" office:value="0.470688876743578">
            <text:p>0,4707</text:p>
          </table:table-cell>
          <table:table-cell table:formula="of:=[.D129]*100" office:value-type="float" office:value="0.198813455948166">
            <text:p>0,2</text:p>
          </table:table-cell>
          <table:table-cell table:formula="of:=[.E129]*100" office:value-type="float" office:value="47.0688876743578">
            <text:p>47,07</text:p>
          </table:table-cell>
          <table:table-cell table:number-columns-repeated="19"/>
        </table:table-row>
        <table:table-row table:style-name="ro1">
          <table:table-cell office:value-type="date" office:date-value="2000-02-01">
            <text:p>01/02/00</text:p>
          </table:table-cell>
          <table:table-cell office:value-type="float" office:value="586">
            <text:p>586</text:p>
          </table:table-cell>
          <table:table-cell table:formula="of:=SUM([.B130];[.C129])" office:value-type="float" office:value="60010">
            <text:p>60010</text:p>
          </table:table-cell>
          <table:table-cell table:formula="of:=[.B130]/[.$B$201]" office:value-type="float" office:value="0.00464162092373009">
            <text:p>0,0046</text:p>
          </table:table-cell>
          <table:table-cell table:formula="of:=[.C130]/[.$B$201]" office:value-type="float" office:value="0.475330497667308">
            <text:p>0,4753</text:p>
          </table:table-cell>
          <table:table-cell table:formula="of:=[.D130]*100" office:value-type="float" office:value="0.464162092373009">
            <text:p>0,46</text:p>
          </table:table-cell>
          <table:table-cell table:formula="of:=[.E130]*100" office:value-type="float" office:value="47.5330497667308">
            <text:p>47,53</text:p>
          </table:table-cell>
          <table:table-cell table:number-columns-repeated="19"/>
        </table:table-row>
        <table:table-row table:style-name="ro1">
          <table:table-cell office:value-type="date" office:date-value="2000-03-01">
            <text:p>01/03/00</text:p>
          </table:table-cell>
          <table:table-cell office:value-type="float" office:value="884">
            <text:p>884</text:p>
          </table:table-cell>
          <table:table-cell table:formula="of:=SUM([.B131];[.C130])" office:value-type="float" office:value="60894">
            <text:p>60894</text:p>
          </table:table-cell>
          <table:table-cell table:formula="of:=[.B131]/[.$B$201]" office:value-type="float" office:value="0.00700203565968839">
            <text:p>0,0070</text:p>
          </table:table-cell>
          <table:table-cell table:formula="of:=[.C131]/[.$B$201]" office:value-type="float" office:value="0.482332533326997">
            <text:p>0,4823</text:p>
          </table:table-cell>
          <table:table-cell table:formula="of:=[.D131]*100" office:value-type="float" office:value="0.700203565968839">
            <text:p>0,7</text:p>
          </table:table-cell>
          <table:table-cell table:formula="of:=[.E131]*100" office:value-type="float" office:value="48.2332533326997">
            <text:p>48,23</text:p>
          </table:table-cell>
          <table:table-cell table:number-columns-repeated="19"/>
        </table:table-row>
        <table:table-row table:style-name="ro1">
          <table:table-cell office:value-type="date" office:date-value="2000-04-01">
            <text:p>01/04/00</text:p>
          </table:table-cell>
          <table:table-cell office:value-type="float" office:value="669">
            <text:p>669</text:p>
          </table:table-cell>
          <table:table-cell table:formula="of:=SUM([.B132];[.C131])" office:value-type="float" office:value="61563">
            <text:p>61563</text:p>
          </table:table-cell>
          <table:table-cell table:formula="of:=[.B132]/[.$B$201]" office:value-type="float" office:value="0.00529905187367821">
            <text:p>0,0053</text:p>
          </table:table-cell>
          <table:table-cell table:formula="of:=[.C132]/[.$B$201]" office:value-type="float" office:value="0.487631585200675">
            <text:p>0,4876</text:p>
          </table:table-cell>
          <table:table-cell table:formula="of:=[.D132]*100" office:value-type="float" office:value="0.529905187367821">
            <text:p>0,53</text:p>
          </table:table-cell>
          <table:table-cell table:formula="of:=[.E132]*100" office:value-type="float" office:value="48.7631585200675">
            <text:p>48,76</text:p>
          </table:table-cell>
          <table:table-cell table:number-columns-repeated="19"/>
        </table:table-row>
        <table:table-row table:style-name="ro1">
          <table:table-cell office:value-type="date" office:date-value="2000-05-01">
            <text:p>01/05/00</text:p>
          </table:table-cell>
          <table:table-cell office:value-type="float" office:value="743">
            <text:p>743</text:p>
          </table:table-cell>
          <table:table-cell table:formula="of:=SUM([.B133];[.C132])" office:value-type="float" office:value="62306">
            <text:p>62306</text:p>
          </table:table-cell>
          <table:table-cell table:formula="of:=[.B133]/[.$B$201]" office:value-type="float" office:value="0.00588519513025846">
            <text:p>0,0059</text:p>
          </table:table-cell>
          <table:table-cell table:formula="of:=[.C133]/[.$B$201]" office:value-type="float" office:value="0.493516780330933">
            <text:p>0,4935</text:p>
          </table:table-cell>
          <table:table-cell table:formula="of:=[.D133]*100" office:value-type="float" office:value="0.588519513025846">
            <text:p>0,59</text:p>
          </table:table-cell>
          <table:table-cell table:formula="of:=[.E133]*100" office:value-type="float" office:value="49.3516780330933">
            <text:p>49,35</text:p>
          </table:table-cell>
          <table:table-cell table:number-columns-repeated="19"/>
        </table:table-row>
        <table:table-row table:style-name="ro1">
          <table:table-cell office:value-type="date" office:date-value="2000-06-01">
            <text:p>01/06/00</text:p>
          </table:table-cell>
          <table:table-cell office:value-type="float" office:value="963">
            <text:p>963</text:p>
          </table:table-cell>
          <table:table-cell table:formula="of:=SUM([.B134];[.C133])" office:value-type="float" office:value="63269">
            <text:p>63269</text:p>
          </table:table-cell>
          <table:table-cell table:formula="of:=[.B134]/[.$B$201]" office:value-type="float" office:value="0.0076277831903619">
            <text:p>0,0076</text:p>
          </table:table-cell>
          <table:table-cell table:formula="of:=[.C134]/[.$B$201]" office:value-type="float" office:value="0.501144563521295">
            <text:p>0,5011</text:p>
          </table:table-cell>
          <table:table-cell table:formula="of:=[.D134]*100" office:value-type="float" office:value="0.76277831903619">
            <text:p>0,76</text:p>
          </table:table-cell>
          <table:table-cell table:formula="of:=[.E134]*100" office:value-type="float" office:value="50.1144563521295">
            <text:p>50,11</text:p>
          </table:table-cell>
          <table:table-cell table:number-columns-repeated="19"/>
        </table:table-row>
        <table:table-row table:style-name="ro1">
          <table:table-cell office:value-type="date" office:date-value="2000-07-01">
            <text:p>01/07/00</text:p>
          </table:table-cell>
          <table:table-cell office:value-type="float" office:value="1067">
            <text:p>1067</text:p>
          </table:table-cell>
          <table:table-cell table:formula="of:=SUM([.B135];[.C134])" office:value-type="float" office:value="64336">
            <text:p>64336</text:p>
          </table:table-cell>
          <table:table-cell table:formula="of:=[.B135]/[.$B$201]" office:value-type="float" office:value="0.00845155209150172">
            <text:p>0,0085</text:p>
          </table:table-cell>
          <table:table-cell table:formula="of:=[.C135]/[.$B$201]" office:value-type="float" office:value="0.509596115612797">
            <text:p>0,5096</text:p>
          </table:table-cell>
          <table:table-cell table:formula="of:=[.D135]*100" office:value-type="float" office:value="0.845155209150171">
            <text:p>0,85</text:p>
          </table:table-cell>
          <table:table-cell table:formula="of:=[.E135]*100" office:value-type="float" office:value="50.9596115612797">
            <text:p>50,96</text:p>
          </table:table-cell>
          <table:table-cell table:number-columns-repeated="19"/>
        </table:table-row>
        <table:table-row table:style-name="ro1">
          <table:table-cell office:value-type="date" office:date-value="2000-08-01">
            <text:p>01/08/00</text:p>
          </table:table-cell>
          <table:table-cell office:value-type="float" office:value="372">
            <text:p>372</text:p>
          </table:table-cell>
          <table:table-cell table:formula="of:=SUM([.B136];[.C135])" office:value-type="float" office:value="64708">
            <text:p>64708</text:p>
          </table:table-cell>
          <table:table-cell table:formula="of:=[.B136]/[.$B$201]" office:value-type="float" office:value="0.00294655799253855">
            <text:p>0,0029</text:p>
          </table:table-cell>
          <table:table-cell table:formula="of:=[.C136]/[.$B$201]" office:value-type="float" office:value="0.512542673605335">
            <text:p>0,5125</text:p>
          </table:table-cell>
          <table:table-cell table:formula="of:=[.D136]*100" office:value-type="float" office:value="0.294655799253855">
            <text:p>0,29</text:p>
          </table:table-cell>
          <table:table-cell table:formula="of:=[.E136]*100" office:value-type="float" office:value="51.2542673605335">
            <text:p>51,25</text:p>
          </table:table-cell>
          <table:table-cell table:number-columns-repeated="19"/>
        </table:table-row>
        <table:table-row table:style-name="ro1">
          <table:table-cell office:value-type="date" office:date-value="2000-09-01">
            <text:p>01/09/00</text:p>
          </table:table-cell>
          <table:table-cell office:value-type="float" office:value="788">
            <text:p>788</text:p>
          </table:table-cell>
          <table:table-cell table:formula="of:=SUM([.B137];[.C136])" office:value-type="float" office:value="65496">
            <text:p>65496</text:p>
          </table:table-cell>
          <table:table-cell table:formula="of:=[.B137]/[.$B$201]" office:value-type="float" office:value="0.0062416335970978">
            <text:p>0,0062</text:p>
          </table:table-cell>
          <table:table-cell table:formula="of:=[.C137]/[.$B$201]" office:value-type="float" office:value="0.518784307202433">
            <text:p>0,5188</text:p>
          </table:table-cell>
          <table:table-cell table:formula="of:=[.D137]*100" office:value-type="float" office:value="0.62416335970978">
            <text:p>0,62</text:p>
          </table:table-cell>
          <table:table-cell table:formula="of:=[.E137]*100" office:value-type="float" office:value="51.8784307202433">
            <text:p>51,88</text:p>
          </table:table-cell>
          <table:table-cell table:number-columns-repeated="19"/>
        </table:table-row>
        <table:table-row table:style-name="ro1">
          <table:table-cell office:value-type="date" office:date-value="2000-10-01">
            <text:p>01/10/00</text:p>
          </table:table-cell>
          <table:table-cell office:value-type="float" office:value="924">
            <text:p>924</text:p>
          </table:table-cell>
          <table:table-cell table:formula="of:=SUM([.B138];[.C137])" office:value-type="float" office:value="66420">
            <text:p>66420</text:p>
          </table:table-cell>
          <table:table-cell table:formula="of:=[.B138]/[.$B$201]" office:value-type="float" office:value="0.00731886985243447">
            <text:p>0,0073</text:p>
          </table:table-cell>
          <table:table-cell table:formula="of:=[.C138]/[.$B$201]" office:value-type="float" office:value="0.526103177054868">
            <text:p>0,5261</text:p>
          </table:table-cell>
          <table:table-cell table:formula="of:=[.D138]*100" office:value-type="float" office:value="0.731886985243448">
            <text:p>0,73</text:p>
          </table:table-cell>
          <table:table-cell table:formula="of:=[.E138]*100" office:value-type="float" office:value="52.6103177054868">
            <text:p>52,61</text:p>
          </table:table-cell>
          <table:table-cell table:number-columns-repeated="19"/>
        </table:table-row>
        <table:table-row table:style-name="ro1">
          <table:table-cell office:value-type="date" office:date-value="2000-11-01">
            <text:p>01/11/00</text:p>
          </table:table-cell>
          <table:table-cell office:value-type="float" office:value="1314">
            <text:p>1314</text:p>
          </table:table-cell>
          <table:table-cell table:formula="of:=SUM([.B139];[.C138])" office:value-type="float" office:value="67734">
            <text:p>67734</text:p>
          </table:table-cell>
          <table:table-cell table:formula="of:=[.B139]/[.$B$201]" office:value-type="float" office:value="0.0104080032317088">
            <text:p>0,0104</text:p>
          </table:table-cell>
          <table:table-cell table:formula="of:=[.C139]/[.$B$201]" office:value-type="float" office:value="0.536511180286577">
            <text:p>0,5365</text:p>
          </table:table-cell>
          <table:table-cell table:formula="of:=[.D139]*100" office:value-type="float" office:value="1.04080032317088">
            <text:p>1,04</text:p>
          </table:table-cell>
          <table:table-cell table:formula="of:=[.E139]*100" office:value-type="float" office:value="53.6511180286577">
            <text:p>53,65</text:p>
          </table:table-cell>
          <table:table-cell table:number-columns-repeated="19"/>
        </table:table-row>
        <table:table-row table:style-name="ro1">
          <table:table-cell office:value-type="date" office:date-value="2000-12-01">
            <text:p>01/12/00</text:p>
          </table:table-cell>
          <table:table-cell office:value-type="float" office:value="1265">
            <text:p>1265</text:p>
          </table:table-cell>
          <table:table-cell table:formula="of:=SUM([.B140];[.C139])" office:value-type="float" office:value="68999">
            <text:p>68999</text:p>
          </table:table-cell>
          <table:table-cell table:formula="of:=[.B140]/[.$B$201]" office:value-type="float" office:value="0.0100198813455948">
            <text:p>0,0100</text:p>
          </table:table-cell>
          <table:table-cell table:formula="of:=[.C140]/[.$B$201]" office:value-type="float" office:value="0.546531061632171">
            <text:p>0,5465</text:p>
          </table:table-cell>
          <table:table-cell table:formula="of:=[.D140]*100" office:value-type="float" office:value="1.00198813455948">
            <text:p>1</text:p>
          </table:table-cell>
          <table:table-cell table:formula="of:=[.E140]*100" office:value-type="float" office:value="54.6531061632171">
            <text:p>54,65</text:p>
          </table:table-cell>
          <table:table-cell table:number-columns-repeated="19"/>
        </table:table-row>
        <table:table-row table:style-name="ro1">
          <table:table-cell office:value-type="date" office:date-value="2001-01-01">
            <text:p>01/01/01</text:p>
          </table:table-cell>
          <table:table-cell office:value-type="float" office:value="865">
            <text:p>865</text:p>
          </table:table-cell>
          <table:table-cell table:formula="of:=SUM([.B141];[.C140])" office:value-type="float" office:value="69864">
            <text:p>69864</text:p>
          </table:table-cell>
          <table:table-cell table:formula="of:=[.B141]/[.$B$201]" office:value-type="float" office:value="0.006851539418134">
            <text:p>0,0069</text:p>
          </table:table-cell>
          <table:table-cell table:formula="of:=[.C141]/[.$B$201]" office:value-type="float" office:value="0.553382601050305">
            <text:p>0,5534</text:p>
          </table:table-cell>
          <table:table-cell table:formula="of:=[.D141]*100" office:value-type="float" office:value="0.6851539418134">
            <text:p>0,69</text:p>
          </table:table-cell>
          <table:table-cell table:formula="of:=[.E141]*100" office:value-type="float" office:value="55.3382601050305">
            <text:p>55,34</text:p>
          </table:table-cell>
          <table:table-cell table:number-columns-repeated="19"/>
        </table:table-row>
        <table:table-row table:style-name="ro1">
          <table:table-cell office:value-type="date" office:date-value="2001-02-01">
            <text:p>01/02/01</text:p>
          </table:table-cell>
          <table:table-cell office:value-type="float" office:value="975">
            <text:p>975</text:p>
          </table:table-cell>
          <table:table-cell table:formula="of:=SUM([.B142];[.C141])" office:value-type="float" office:value="70839">
            <text:p>70839</text:p>
          </table:table-cell>
          <table:table-cell table:formula="of:=[.B142]/[.$B$201]" office:value-type="float" office:value="0.00772283344818573">
            <text:p>0,0077</text:p>
          </table:table-cell>
          <table:table-cell table:formula="of:=[.C142]/[.$B$201]" office:value-type="float" office:value="0.561105434498491">
            <text:p>0,5611</text:p>
          </table:table-cell>
          <table:table-cell table:formula="of:=[.D142]*100" office:value-type="float" office:value="0.772283344818573">
            <text:p>0,77</text:p>
          </table:table-cell>
          <table:table-cell table:formula="of:=[.E142]*100" office:value-type="float" office:value="56.1105434498491">
            <text:p>56,11</text:p>
          </table:table-cell>
          <table:table-cell table:number-columns-repeated="19"/>
        </table:table-row>
        <table:table-row table:style-name="ro1">
          <table:table-cell office:value-type="date" office:date-value="2001-03-01">
            <text:p>01/03/01</text:p>
          </table:table-cell>
          <table:table-cell office:value-type="float" office:value="1601">
            <text:p>1601</text:p>
          </table:table-cell>
          <table:table-cell table:formula="of:=SUM([.B143];[.C142])" office:value-type="float" office:value="72440">
            <text:p>72440</text:p>
          </table:table-cell>
          <table:table-cell table:formula="of:=[.B143]/[.$B$201]" office:value-type="float" office:value="0.0126812885646619">
            <text:p>0,0127</text:p>
          </table:table-cell>
          <table:table-cell table:formula="of:=[.C143]/[.$B$201]" office:value-type="float" office:value="0.573786723063153">
            <text:p>0,5738</text:p>
          </table:table-cell>
          <table:table-cell table:formula="of:=[.D143]*100" office:value-type="float" office:value="1.26812885646619">
            <text:p>1,27</text:p>
          </table:table-cell>
          <table:table-cell table:formula="of:=[.E143]*100" office:value-type="float" office:value="57.3786723063153">
            <text:p>57,38</text:p>
          </table:table-cell>
          <table:table-cell table:number-columns-repeated="19"/>
        </table:table-row>
        <table:table-row table:style-name="ro1">
          <table:table-cell office:value-type="date" office:date-value="2001-04-01">
            <text:p>01/04/01</text:p>
          </table:table-cell>
          <table:table-cell office:value-type="float" office:value="1312">
            <text:p>1312</text:p>
          </table:table-cell>
          <table:table-cell table:formula="of:=SUM([.B144];[.C143])" office:value-type="float" office:value="73752">
            <text:p>73752</text:p>
          </table:table-cell>
          <table:table-cell table:formula="of:=[.B144]/[.$B$201]" office:value-type="float" office:value="0.0103921615220715">
            <text:p>0,0104</text:p>
          </table:table-cell>
          <table:table-cell table:formula="of:=[.C144]/[.$B$201]" office:value-type="float" office:value="0.584178884585224">
            <text:p>0,5842</text:p>
          </table:table-cell>
          <table:table-cell table:formula="of:=[.D144]*100" office:value-type="float" office:value="1.03921615220715">
            <text:p>1,04</text:p>
          </table:table-cell>
          <table:table-cell table:formula="of:=[.E144]*100" office:value-type="float" office:value="58.4178884585224">
            <text:p>58,42</text:p>
          </table:table-cell>
          <table:table-cell table:number-columns-repeated="19"/>
        </table:table-row>
        <table:table-row table:style-name="ro1">
          <table:table-cell office:value-type="date" office:date-value="2001-05-01">
            <text:p>01/05/01</text:p>
          </table:table-cell>
          <table:table-cell office:value-type="float" office:value="998">
            <text:p>998</text:p>
          </table:table-cell>
          <table:table-cell table:formula="of:=SUM([.B145];[.C144])" office:value-type="float" office:value="74750">
            <text:p>74750</text:p>
          </table:table-cell>
          <table:table-cell table:formula="of:=[.B145]/[.$B$201]" office:value-type="float" office:value="0.00790501310901472">
            <text:p>0,0079</text:p>
          </table:table-cell>
          <table:table-cell table:formula="of:=[.C145]/[.$B$201]" office:value-type="float" office:value="0.592083897694239">
            <text:p>0,5921</text:p>
          </table:table-cell>
          <table:table-cell table:formula="of:=[.D145]*100" office:value-type="float" office:value="0.790501310901472">
            <text:p>0,79</text:p>
          </table:table-cell>
          <table:table-cell table:formula="of:=[.E145]*100" office:value-type="float" office:value="59.2083897694239">
            <text:p>59,21</text:p>
          </table:table-cell>
          <table:table-cell table:number-columns-repeated="19"/>
        </table:table-row>
        <table:table-row table:style-name="ro1">
          <table:table-cell office:value-type="date" office:date-value="2001-06-01">
            <text:p>01/06/01</text:p>
          </table:table-cell>
          <table:table-cell office:value-type="float" office:value="1283">
            <text:p>1283</text:p>
          </table:table-cell>
          <table:table-cell table:formula="of:=SUM([.B146];[.C145])" office:value-type="float" office:value="76033">
            <text:p>76033</text:p>
          </table:table-cell>
          <table:table-cell table:formula="of:=[.B146]/[.$B$201]" office:value-type="float" office:value="0.0101624567323306">
            <text:p>0,0102</text:p>
          </table:table-cell>
          <table:table-cell table:formula="of:=[.C146]/[.$B$201]" office:value-type="float" office:value="0.60224635442657">
            <text:p>0,6022</text:p>
          </table:table-cell>
          <table:table-cell table:formula="of:=[.D146]*100" office:value-type="float" office:value="1.01624567323306">
            <text:p>1,02</text:p>
          </table:table-cell>
          <table:table-cell table:formula="of:=[.E146]*100" office:value-type="float" office:value="60.224635442657">
            <text:p>60,22</text:p>
          </table:table-cell>
          <table:table-cell table:number-columns-repeated="19"/>
        </table:table-row>
        <table:table-row table:style-name="ro1">
          <table:table-cell office:value-type="date" office:date-value="2001-07-01">
            <text:p>01/07/01</text:p>
          </table:table-cell>
          <table:table-cell office:value-type="float" office:value="934">
            <text:p>934</text:p>
          </table:table-cell>
          <table:table-cell table:formula="of:=SUM([.B147];[.C146])" office:value-type="float" office:value="76967">
            <text:p>76967</text:p>
          </table:table-cell>
          <table:table-cell table:formula="of:=[.B147]/[.$B$201]" office:value-type="float" office:value="0.007398078400621">
            <text:p>0,0074</text:p>
          </table:table-cell>
          <table:table-cell table:formula="of:=[.C147]/[.$B$201]" office:value-type="float" office:value="0.609644432827191">
            <text:p>0,6096</text:p>
          </table:table-cell>
          <table:table-cell table:formula="of:=[.D147]*100" office:value-type="float" office:value="0.7398078400621">
            <text:p>0,74</text:p>
          </table:table-cell>
          <table:table-cell table:formula="of:=[.E147]*100" office:value-type="float" office:value="60.9644432827191">
            <text:p>60,96</text:p>
          </table:table-cell>
          <table:table-cell table:number-columns-repeated="19"/>
        </table:table-row>
        <table:table-row table:style-name="ro1">
          <table:table-cell office:value-type="date" office:date-value="2001-08-01">
            <text:p>01/08/01</text:p>
          </table:table-cell>
          <table:table-cell office:value-type="float" office:value="506">
            <text:p>506</text:p>
          </table:table-cell>
          <table:table-cell table:formula="of:=SUM([.B148];[.C147])" office:value-type="float" office:value="77473">
            <text:p>77473</text:p>
          </table:table-cell>
          <table:table-cell table:formula="of:=[.B148]/[.$B$201]" office:value-type="float" office:value="0.00400795253823793">
            <text:p>0,0040</text:p>
          </table:table-cell>
          <table:table-cell table:formula="of:=[.C148]/[.$B$201]" office:value-type="float" office:value="0.613652385365429">
            <text:p>0,6137</text:p>
          </table:table-cell>
          <table:table-cell table:formula="of:=[.D148]*100" office:value-type="float" office:value="0.400795253823793">
            <text:p>0,4</text:p>
          </table:table-cell>
          <table:table-cell table:formula="of:=[.E148]*100" office:value-type="float" office:value="61.3652385365429">
            <text:p>61,37</text:p>
          </table:table-cell>
          <table:table-cell table:number-columns-repeated="19"/>
        </table:table-row>
        <table:table-row table:style-name="ro1">
          <table:table-cell office:value-type="date" office:date-value="2001-09-01">
            <text:p>01/09/01</text:p>
          </table:table-cell>
          <table:table-cell office:value-type="float" office:value="569">
            <text:p>569</text:p>
          </table:table-cell>
          <table:table-cell table:formula="of:=SUM([.B149];[.C148])" office:value-type="float" office:value="78042">
            <text:p>78042</text:p>
          </table:table-cell>
          <table:table-cell table:formula="of:=[.B149]/[.$B$201]" office:value-type="float" office:value="0.004506966391813">
            <text:p>0,0045</text:p>
          </table:table-cell>
          <table:table-cell table:formula="of:=[.C149]/[.$B$201]" office:value-type="float" office:value="0.618159351757242">
            <text:p>0,6182</text:p>
          </table:table-cell>
          <table:table-cell table:formula="of:=[.D149]*100" office:value-type="float" office:value="0.4506966391813">
            <text:p>0,45</text:p>
          </table:table-cell>
          <table:table-cell table:formula="of:=[.E149]*100" office:value-type="float" office:value="61.8159351757242">
            <text:p>61,82</text:p>
          </table:table-cell>
          <table:table-cell table:number-columns-repeated="19"/>
        </table:table-row>
        <table:table-row table:style-name="ro1">
          <table:table-cell office:value-type="date" office:date-value="2001-10-01">
            <text:p>01/10/01</text:p>
          </table:table-cell>
          <table:table-cell office:value-type="float" office:value="1139">
            <text:p>1139</text:p>
          </table:table-cell>
          <table:table-cell table:formula="of:=SUM([.B150];[.C149])" office:value-type="float" office:value="79181">
            <text:p>79181</text:p>
          </table:table-cell>
          <table:table-cell table:formula="of:=[.B150]/[.$B$201]" office:value-type="float" office:value="0.00902185363844466">
            <text:p>0,0090</text:p>
          </table:table-cell>
          <table:table-cell table:formula="of:=[.C150]/[.$B$201]" office:value-type="float" office:value="0.627181205395686">
            <text:p>0,6272</text:p>
          </table:table-cell>
          <table:table-cell table:formula="of:=[.D150]*100" office:value-type="float" office:value="0.902185363844466">
            <text:p>0,9</text:p>
          </table:table-cell>
          <table:table-cell table:formula="of:=[.E150]*100" office:value-type="float" office:value="62.7181205395686">
            <text:p>62,72</text:p>
          </table:table-cell>
          <table:table-cell table:number-columns-repeated="19"/>
        </table:table-row>
        <table:table-row table:style-name="ro1">
          <table:table-cell office:value-type="date" office:date-value="2001-11-01">
            <text:p>01/11/01</text:p>
          </table:table-cell>
          <table:table-cell office:value-type="float" office:value="1112">
            <text:p>1112</text:p>
          </table:table-cell>
          <table:table-cell table:formula="of:=SUM([.B151];[.C150])" office:value-type="float" office:value="80293">
            <text:p>80293</text:p>
          </table:table-cell>
          <table:table-cell table:formula="of:=[.B151]/[.$B$201]" office:value-type="float" office:value="0.00880799055834106">
            <text:p>0,0088</text:p>
          </table:table-cell>
          <table:table-cell table:formula="of:=[.C151]/[.$B$201]" office:value-type="float" office:value="0.635989195954027">
            <text:p>0,6360</text:p>
          </table:table-cell>
          <table:table-cell table:formula="of:=[.D151]*100" office:value-type="float" office:value="0.880799055834106">
            <text:p>0,88</text:p>
          </table:table-cell>
          <table:table-cell table:formula="of:=[.E151]*100" office:value-type="float" office:value="63.5989195954027">
            <text:p>63,6</text:p>
          </table:table-cell>
          <table:table-cell table:number-columns-repeated="19"/>
        </table:table-row>
        <table:table-row table:style-name="ro1">
          <table:table-cell office:value-type="date" office:date-value="2001-12-01">
            <text:p>01/12/01</text:p>
          </table:table-cell>
          <table:table-cell office:value-type="float" office:value="1351">
            <text:p>1351</text:p>
          </table:table-cell>
          <table:table-cell table:formula="of:=SUM([.B152];[.C151])" office:value-type="float" office:value="81644">
            <text:p>81644</text:p>
          </table:table-cell>
          <table:table-cell table:formula="of:=[.B152]/[.$B$201]" office:value-type="float" office:value="0.0107010748599989">
            <text:p>0,0107</text:p>
          </table:table-cell>
          <table:table-cell table:formula="of:=[.C152]/[.$B$201]" office:value-type="float" office:value="0.646690270814026">
            <text:p>0,6467</text:p>
          </table:table-cell>
          <table:table-cell table:formula="of:=[.D152]*100" office:value-type="float" office:value="1.07010748599989">
            <text:p>1,07</text:p>
          </table:table-cell>
          <table:table-cell table:formula="of:=[.E152]*100" office:value-type="float" office:value="64.6690270814026">
            <text:p>64,67</text:p>
          </table:table-cell>
          <table:table-cell table:number-columns-repeated="19"/>
        </table:table-row>
        <table:table-row table:style-name="ro1">
          <table:table-cell office:value-type="date" office:date-value="2002-01-01">
            <text:p>01/01/02</text:p>
          </table:table-cell>
          <table:table-cell office:value-type="float" office:value="841">
            <text:p>841</text:p>
          </table:table-cell>
          <table:table-cell table:formula="of:=SUM([.B153];[.C152])" office:value-type="float" office:value="82485">
            <text:p>82485</text:p>
          </table:table-cell>
          <table:table-cell table:formula="of:=[.B153]/[.$B$201]" office:value-type="float" office:value="0.00666143890248636">
            <text:p>0,0067</text:p>
          </table:table-cell>
          <table:table-cell table:formula="of:=[.C153]/[.$B$201]" office:value-type="float" office:value="0.653351709716513">
            <text:p>0,6534</text:p>
          </table:table-cell>
          <table:table-cell table:formula="of:=[.D153]*100" office:value-type="float" office:value="0.666143890248636">
            <text:p>0,67</text:p>
          </table:table-cell>
          <table:table-cell table:formula="of:=[.E153]*100" office:value-type="float" office:value="65.3351709716513">
            <text:p>65,34</text:p>
          </table:table-cell>
          <table:table-cell table:number-columns-repeated="19"/>
        </table:table-row>
        <table:table-row table:style-name="ro1">
          <table:table-cell office:value-type="date" office:date-value="2002-02-01">
            <text:p>01/02/02</text:p>
          </table:table-cell>
          <table:table-cell office:value-type="float" office:value="1150">
            <text:p>1150</text:p>
          </table:table-cell>
          <table:table-cell table:formula="of:=SUM([.B154];[.C153])" office:value-type="float" office:value="83635">
            <text:p>83635</text:p>
          </table:table-cell>
          <table:table-cell table:formula="of:=[.B154]/[.$B$201]" office:value-type="float" office:value="0.00910898304144983">
            <text:p>0,0091</text:p>
          </table:table-cell>
          <table:table-cell table:formula="of:=[.C154]/[.$B$201]" office:value-type="float" office:value="0.662460692757962">
            <text:p>0,6625</text:p>
          </table:table-cell>
          <table:table-cell table:formula="of:=[.D154]*100" office:value-type="float" office:value="0.910898304144983">
            <text:p>0,91</text:p>
          </table:table-cell>
          <table:table-cell table:formula="of:=[.E154]*100" office:value-type="float" office:value="66.2460692757962">
            <text:p>66,25</text:p>
          </table:table-cell>
          <table:table-cell table:number-columns-repeated="19"/>
        </table:table-row>
        <table:table-row table:style-name="ro1">
          <table:table-cell office:value-type="date" office:date-value="2002-03-01">
            <text:p>01/03/02</text:p>
          </table:table-cell>
          <table:table-cell office:value-type="float" office:value="1176">
            <text:p>1176</text:p>
          </table:table-cell>
          <table:table-cell table:formula="of:=SUM([.B155];[.C154])" office:value-type="float" office:value="84811">
            <text:p>84811</text:p>
          </table:table-cell>
          <table:table-cell table:formula="of:=[.B155]/[.$B$201]" office:value-type="float" office:value="0.00931492526673479">
            <text:p>0,0093</text:p>
          </table:table-cell>
          <table:table-cell table:formula="of:=[.C155]/[.$B$201]" office:value-type="float" office:value="0.671775618024697">
            <text:p>0,6718</text:p>
          </table:table-cell>
          <table:table-cell table:formula="of:=[.D155]*100" office:value-type="float" office:value="0.931492526673478">
            <text:p>0,93</text:p>
          </table:table-cell>
          <table:table-cell table:formula="of:=[.E155]*100" office:value-type="float" office:value="67.1775618024697">
            <text:p>67,18</text:p>
          </table:table-cell>
          <table:table-cell table:number-columns-repeated="19"/>
        </table:table-row>
        <table:table-row table:style-name="ro1">
          <table:table-cell office:value-type="date" office:date-value="2002-04-01">
            <text:p>01/04/02</text:p>
          </table:table-cell>
          <table:table-cell office:value-type="float" office:value="834">
            <text:p>834</text:p>
          </table:table-cell>
          <table:table-cell table:formula="of:=SUM([.B156];[.C155])" office:value-type="float" office:value="85645">
            <text:p>85645</text:p>
          </table:table-cell>
          <table:table-cell table:formula="of:=[.B156]/[.$B$201]" office:value-type="float" office:value="0.00660599291875579">
            <text:p>0,0066</text:p>
          </table:table-cell>
          <table:table-cell table:formula="of:=[.C156]/[.$B$201]" office:value-type="float" office:value="0.678381610943453">
            <text:p>0,6784</text:p>
          </table:table-cell>
          <table:table-cell table:formula="of:=[.D156]*100" office:value-type="float" office:value="0.660599291875579">
            <text:p>0,66</text:p>
          </table:table-cell>
          <table:table-cell table:formula="of:=[.E156]*100" office:value-type="float" office:value="67.8381610943453">
            <text:p>67,84</text:p>
          </table:table-cell>
          <table:table-cell table:number-columns-repeated="19"/>
        </table:table-row>
        <table:table-row table:style-name="ro1">
          <table:table-cell office:value-type="date" office:date-value="2002-05-01">
            <text:p>01/05/02</text:p>
          </table:table-cell>
          <table:table-cell office:value-type="float" office:value="966">
            <text:p>966</text:p>
          </table:table-cell>
          <table:table-cell table:formula="of:=SUM([.B157];[.C156])" office:value-type="float" office:value="86611">
            <text:p>86611</text:p>
          </table:table-cell>
          <table:table-cell table:formula="of:=[.B157]/[.$B$201]" office:value-type="float" office:value="0.00765154575481786">
            <text:p>0,0077</text:p>
          </table:table-cell>
          <table:table-cell table:formula="of:=[.C157]/[.$B$201]" office:value-type="float" office:value="0.686033156698271">
            <text:p>0,6860</text:p>
          </table:table-cell>
          <table:table-cell table:formula="of:=[.D157]*100" office:value-type="float" office:value="0.765154575481786">
            <text:p>0,77</text:p>
          </table:table-cell>
          <table:table-cell table:formula="of:=[.E157]*100" office:value-type="float" office:value="68.6033156698271">
            <text:p>68,6</text:p>
          </table:table-cell>
          <table:table-cell table:number-columns-repeated="19"/>
        </table:table-row>
        <table:table-row table:style-name="ro1">
          <table:table-cell office:value-type="date" office:date-value="2002-06-01">
            <text:p>01/06/02</text:p>
          </table:table-cell>
          <table:table-cell office:value-type="float" office:value="1184">
            <text:p>1184</text:p>
          </table:table-cell>
          <table:table-cell table:formula="of:=SUM([.B158];[.C157])" office:value-type="float" office:value="87795">
            <text:p>87795</text:p>
          </table:table-cell>
          <table:table-cell table:formula="of:=[.B158]/[.$B$201]" office:value-type="float" office:value="0.009378292105284">
            <text:p>0,0094</text:p>
          </table:table-cell>
          <table:table-cell table:formula="of:=[.C158]/[.$B$201]" office:value-type="float" office:value="0.695411448803555">
            <text:p>0,6954</text:p>
          </table:table-cell>
          <table:table-cell table:formula="of:=[.D158]*100" office:value-type="float" office:value="0.9378292105284">
            <text:p>0,94</text:p>
          </table:table-cell>
          <table:table-cell table:formula="of:=[.E158]*100" office:value-type="float" office:value="69.5411448803555">
            <text:p>69,54</text:p>
          </table:table-cell>
          <table:table-cell table:number-columns-repeated="19"/>
        </table:table-row>
        <table:table-row table:style-name="ro1">
          <table:table-cell office:value-type="date" office:date-value="2002-07-01">
            <text:p>01/07/02</text:p>
          </table:table-cell>
          <table:table-cell office:value-type="float" office:value="1332">
            <text:p>1332</text:p>
          </table:table-cell>
          <table:table-cell table:formula="of:=SUM([.B159];[.C158])" office:value-type="float" office:value="89127">
            <text:p>89127</text:p>
          </table:table-cell>
          <table:table-cell table:formula="of:=[.B159]/[.$B$201]" office:value-type="float" office:value="0.0105505786184445">
            <text:p>0,0106</text:p>
          </table:table-cell>
          <table:table-cell table:formula="of:=[.C159]/[.$B$201]" office:value-type="float" office:value="0.705962027421999">
            <text:p>0,7060</text:p>
          </table:table-cell>
          <table:table-cell table:formula="of:=[.D159]*100" office:value-type="float" office:value="1.05505786184445">
            <text:p>1,06</text:p>
          </table:table-cell>
          <table:table-cell table:formula="of:=[.E159]*100" office:value-type="float" office:value="70.5962027422">
            <text:p>70,6</text:p>
          </table:table-cell>
          <table:table-cell table:number-columns-repeated="19"/>
        </table:table-row>
        <table:table-row table:style-name="ro1">
          <table:table-cell office:value-type="date" office:date-value="2002-08-01">
            <text:p>01/08/02</text:p>
          </table:table-cell>
          <table:table-cell office:value-type="float" office:value="395">
            <text:p>395</text:p>
          </table:table-cell>
          <table:table-cell table:formula="of:=SUM([.B160];[.C159])" office:value-type="float" office:value="89522">
            <text:p>89522</text:p>
          </table:table-cell>
          <table:table-cell table:formula="of:=[.B160]/[.$B$201]" office:value-type="float" office:value="0.00312873765336755">
            <text:p>0,0031</text:p>
          </table:table-cell>
          <table:table-cell table:formula="of:=[.C160]/[.$B$201]" office:value-type="float" office:value="0.709090765075367">
            <text:p>0,7091</text:p>
          </table:table-cell>
          <table:table-cell table:formula="of:=[.D160]*100" office:value-type="float" office:value="0.312873765336755">
            <text:p>0,31</text:p>
          </table:table-cell>
          <table:table-cell table:formula="of:=[.E160]*100" office:value-type="float" office:value="70.9090765075367">
            <text:p>70,91</text:p>
          </table:table-cell>
          <table:table-cell table:number-columns-repeated="19"/>
        </table:table-row>
        <table:table-row table:style-name="ro1">
          <table:table-cell office:value-type="date" office:date-value="2002-09-01">
            <text:p>01/09/02</text:p>
          </table:table-cell>
          <table:table-cell office:value-type="float" office:value="971">
            <text:p>971</text:p>
          </table:table-cell>
          <table:table-cell table:formula="of:=SUM([.B161];[.C160])" office:value-type="float" office:value="90493">
            <text:p>90493</text:p>
          </table:table-cell>
          <table:table-cell table:formula="of:=[.B161]/[.$B$201]" office:value-type="float" office:value="0.00769115002891112">
            <text:p>0,0077</text:p>
          </table:table-cell>
          <table:table-cell table:formula="of:=[.C161]/[.$B$201]" office:value-type="float" office:value="0.716781915104278">
            <text:p>0,7168</text:p>
          </table:table-cell>
          <table:table-cell table:formula="of:=[.D161]*100" office:value-type="float" office:value="0.769115002891112">
            <text:p>0,77</text:p>
          </table:table-cell>
          <table:table-cell table:formula="of:=[.E161]*100" office:value-type="float" office:value="71.6781915104278">
            <text:p>71,68</text:p>
          </table:table-cell>
          <table:table-cell table:number-columns-repeated="19"/>
        </table:table-row>
        <table:table-row table:style-name="ro1">
          <table:table-cell office:value-type="date" office:date-value="2002-10-01">
            <text:p>01/10/02</text:p>
          </table:table-cell>
          <table:table-cell table:style-name="ce6" office:value-type="float" office:value="910">
            <text:p>910</text:p>
          </table:table-cell>
          <table:table-cell table:formula="of:=SUM([.B162];[.C161])" office:value-type="float" office:value="91403">
            <text:p>91403</text:p>
          </table:table-cell>
          <table:table-cell table:formula="of:=[.B162]/[.$B$201]" office:value-type="float" office:value="0.00720797788497335">
            <text:p>0,0072</text:p>
          </table:table-cell>
          <table:table-cell table:formula="of:=[.C162]/[.$B$201]" office:value-type="float" office:value="0.723989892989251">
            <text:p>0,7240</text:p>
          </table:table-cell>
          <table:table-cell table:formula="of:=[.D162]*100" office:value-type="float" office:value="0.720797788497335">
            <text:p>0,72</text:p>
          </table:table-cell>
          <table:table-cell table:formula="of:=[.E162]*100" office:value-type="float" office:value="72.3989892989251">
            <text:p>72,4</text:p>
          </table:table-cell>
          <table:table-cell table:number-columns-repeated="19"/>
        </table:table-row>
        <table:table-row table:style-name="ro1">
          <table:table-cell office:value-type="date" office:date-value="2002-11-01">
            <text:p>01/11/02</text:p>
          </table:table-cell>
          <table:table-cell office:value-type="float" office:value="1363">
            <text:p>1363</text:p>
          </table:table-cell>
          <table:table-cell table:formula="of:=SUM([.B163];[.C162])" office:value-type="float" office:value="92766">
            <text:p>92766</text:p>
          </table:table-cell>
          <table:table-cell table:formula="of:=[.B163]/[.$B$201]" office:value-type="float" office:value="0.0107961251178227">
            <text:p>0,0108</text:p>
          </table:table-cell>
          <table:table-cell table:formula="of:=[.C163]/[.$B$201]" office:value-type="float" office:value="0.734786018107074">
            <text:p>0,7348</text:p>
          </table:table-cell>
          <table:table-cell table:formula="of:=[.D163]*100" office:value-type="float" office:value="1.07961251178227">
            <text:p>1,08</text:p>
          </table:table-cell>
          <table:table-cell table:formula="of:=[.E163]*100" office:value-type="float" office:value="73.4786018107074">
            <text:p>73,48</text:p>
          </table:table-cell>
          <table:table-cell table:number-columns-repeated="19"/>
        </table:table-row>
        <table:table-row table:style-name="ro1">
          <table:table-cell office:value-type="date" office:date-value="2002-12-01">
            <text:p>01/12/02</text:p>
          </table:table-cell>
          <table:table-cell office:value-type="float" office:value="1350">
            <text:p>1350</text:p>
          </table:table-cell>
          <table:table-cell table:formula="of:=SUM([.B164];[.C163])" office:value-type="float" office:value="94116">
            <text:p>94116</text:p>
          </table:table-cell>
          <table:table-cell table:formula="of:=[.B164]/[.$B$201]" office:value-type="float" office:value="0.0106931540051802">
            <text:p>0,0107</text:p>
          </table:table-cell>
          <table:table-cell table:formula="of:=[.C164]/[.$B$201]" office:value-type="float" office:value="0.745479172112254">
            <text:p>0,7455</text:p>
          </table:table-cell>
          <table:table-cell table:formula="of:=[.D164]*100" office:value-type="float" office:value="1.06931540051802">
            <text:p>1,07</text:p>
          </table:table-cell>
          <table:table-cell table:formula="of:=[.E164]*100" office:value-type="float" office:value="74.5479172112254">
            <text:p>74,55</text:p>
          </table:table-cell>
          <table:table-cell table:number-columns-repeated="19"/>
        </table:table-row>
        <table:table-row table:style-name="ro1">
          <table:table-cell office:value-type="date" office:date-value="2003-01-01">
            <text:p>01/01/03</text:p>
          </table:table-cell>
          <table:table-cell office:value-type="float" office:value="940">
            <text:p>940</text:p>
          </table:table-cell>
          <table:table-cell table:formula="of:=SUM([.B165];[.C164])" office:value-type="float" office:value="95056">
            <text:p>95056</text:p>
          </table:table-cell>
          <table:table-cell table:formula="of:=[.B165]/[.$B$201]" office:value-type="float" office:value="0.00744560352953291">
            <text:p>0,0074</text:p>
          </table:table-cell>
          <table:table-cell table:formula="of:=[.C165]/[.$B$201]" office:value-type="float" office:value="0.752924775641787">
            <text:p>0,7529</text:p>
          </table:table-cell>
          <table:table-cell table:formula="of:=[.D165]*100" office:value-type="float" office:value="0.744560352953291">
            <text:p>0,74</text:p>
          </table:table-cell>
          <table:table-cell table:formula="of:=[.E165]*100" office:value-type="float" office:value="75.2924775641787">
            <text:p>75,29</text:p>
          </table:table-cell>
          <table:table-cell table:number-columns-repeated="19"/>
        </table:table-row>
        <table:table-row table:style-name="ro1">
          <table:table-cell office:value-type="date" office:date-value="2003-02-01">
            <text:p>01/02/03</text:p>
          </table:table-cell>
          <table:table-cell office:value-type="float" office:value="1079">
            <text:p>1079</text:p>
          </table:table-cell>
          <table:table-cell table:formula="of:=SUM([.B166];[.C165])" office:value-type="float" office:value="96135">
            <text:p>96135</text:p>
          </table:table-cell>
          <table:table-cell table:formula="of:=[.B166]/[.$B$201]" office:value-type="float" office:value="0.00854660234932554">
            <text:p>0,0085</text:p>
          </table:table-cell>
          <table:table-cell table:formula="of:=[.C166]/[.$B$201]" office:value-type="float" office:value="0.761471377991113">
            <text:p>0,7615</text:p>
          </table:table-cell>
          <table:table-cell table:formula="of:=[.D166]*100" office:value-type="float" office:value="0.854660234932554">
            <text:p>0,85</text:p>
          </table:table-cell>
          <table:table-cell table:formula="of:=[.E166]*100" office:value-type="float" office:value="76.1471377991113">
            <text:p>76,15</text:p>
          </table:table-cell>
          <table:table-cell table:number-columns-repeated="19"/>
        </table:table-row>
        <table:table-row table:style-name="ro1">
          <table:table-cell office:value-type="date" office:date-value="2003-03-01">
            <text:p>01/03/03</text:p>
          </table:table-cell>
          <table:table-cell office:value-type="float" office:value="989">
            <text:p>989</text:p>
          </table:table-cell>
          <table:table-cell table:formula="of:=SUM([.B167];[.C166])" office:value-type="float" office:value="97124">
            <text:p>97124</text:p>
          </table:table-cell>
          <table:table-cell table:formula="of:=[.B167]/[.$B$201]" office:value-type="float" office:value="0.00783372541564686">
            <text:p>0,0078</text:p>
          </table:table-cell>
          <table:table-cell table:formula="of:=[.C167]/[.$B$201]" office:value-type="float" office:value="0.76930510340676">
            <text:p>0,7693</text:p>
          </table:table-cell>
          <table:table-cell table:formula="of:=[.D167]*100" office:value-type="float" office:value="0.783372541564686">
            <text:p>0,78</text:p>
          </table:table-cell>
          <table:table-cell table:formula="of:=[.E167]*100" office:value-type="float" office:value="76.930510340676">
            <text:p>76,93</text:p>
          </table:table-cell>
          <table:table-cell table:number-columns-repeated="19"/>
        </table:table-row>
        <table:table-row table:style-name="ro1">
          <table:table-cell office:value-type="date" office:date-value="2003-04-01">
            <text:p>01/04/03</text:p>
          </table:table-cell>
          <table:table-cell office:value-type="float" office:value="735">
            <text:p>735</text:p>
          </table:table-cell>
          <table:table-cell table:formula="of:=SUM([.B168];[.C167])" office:value-type="float" office:value="97859">
            <text:p>97859</text:p>
          </table:table-cell>
          <table:table-cell table:formula="of:=[.B168]/[.$B$201]" office:value-type="float" office:value="0.00582182829170924">
            <text:p>0,0058</text:p>
          </table:table-cell>
          <table:table-cell table:formula="of:=[.C168]/[.$B$201]" office:value-type="float" office:value="0.775126931698469">
            <text:p>0,7751</text:p>
          </table:table-cell>
          <table:table-cell table:formula="of:=[.D168]*100" office:value-type="float" office:value="0.582182829170924">
            <text:p>0,58</text:p>
          </table:table-cell>
          <table:table-cell table:formula="of:=[.E168]*100" office:value-type="float" office:value="77.5126931698469">
            <text:p>77,51</text:p>
          </table:table-cell>
          <table:table-cell table:number-columns-repeated="19"/>
        </table:table-row>
        <table:table-row table:style-name="ro1">
          <table:table-cell office:value-type="date" office:date-value="2003-05-01">
            <text:p>01/05/03</text:p>
          </table:table-cell>
          <table:table-cell office:value-type="float" office:value="1433">
            <text:p>1433</text:p>
          </table:table-cell>
          <table:table-cell table:formula="of:=SUM([.B169];[.C168])" office:value-type="float" office:value="99292">
            <text:p>99292</text:p>
          </table:table-cell>
          <table:table-cell table:formula="of:=[.B169]/[.$B$201]" office:value-type="float" office:value="0.0113505849551284">
            <text:p>0,0114</text:p>
          </table:table-cell>
          <table:table-cell table:formula="of:=[.C169]/[.$B$201]" office:value-type="float" office:value="0.786477516653597">
            <text:p>0,7865</text:p>
          </table:table-cell>
          <table:table-cell table:formula="of:=[.D169]*100" office:value-type="float" office:value="1.13505849551284">
            <text:p>1,14</text:p>
          </table:table-cell>
          <table:table-cell table:formula="of:=[.E169]*100" office:value-type="float" office:value="78.6477516653597">
            <text:p>78,65</text:p>
          </table:table-cell>
          <table:table-cell table:number-columns-repeated="19"/>
        </table:table-row>
        <table:table-row table:style-name="ro1">
          <table:table-cell office:value-type="date" office:date-value="2003-06-01">
            <text:p>01/06/03</text:p>
          </table:table-cell>
          <table:table-cell office:value-type="float" office:value="862">
            <text:p>862</text:p>
          </table:table-cell>
          <table:table-cell table:formula="of:=SUM([.B170];[.C169])" office:value-type="float" office:value="100154">
            <text:p>100154</text:p>
          </table:table-cell>
          <table:table-cell table:formula="of:=[.B170]/[.$B$201]" office:value-type="float" office:value="0.00682777685367805">
            <text:p>0,0068</text:p>
          </table:table-cell>
          <table:table-cell table:formula="of:=[.C170]/[.$B$201]" office:value-type="float" office:value="0.793305293507275">
            <text:p>0,7933</text:p>
          </table:table-cell>
          <table:table-cell table:formula="of:=[.D170]*100" office:value-type="float" office:value="0.682777685367805">
            <text:p>0,68</text:p>
          </table:table-cell>
          <table:table-cell table:formula="of:=[.E170]*100" office:value-type="float" office:value="79.3305293507275">
            <text:p>79,33</text:p>
          </table:table-cell>
          <table:table-cell table:number-columns-repeated="19"/>
        </table:table-row>
        <table:table-row table:style-name="ro1">
          <table:table-cell office:value-type="date" office:date-value="2003-07-01">
            <text:p>01/07/03</text:p>
          </table:table-cell>
          <table:table-cell office:value-type="float" office:value="1110">
            <text:p>1110</text:p>
          </table:table-cell>
          <table:table-cell table:formula="of:=SUM([.B171];[.C170])" office:value-type="float" office:value="101264">
            <text:p>101264</text:p>
          </table:table-cell>
          <table:table-cell table:formula="of:=[.B171]/[.$B$201]" office:value-type="float" office:value="0.00879214884870375">
            <text:p>0,0088</text:p>
          </table:table-cell>
          <table:table-cell table:formula="of:=[.C171]/[.$B$201]" office:value-type="float" office:value="0.802097442355979">
            <text:p>0,8021</text:p>
          </table:table-cell>
          <table:table-cell table:formula="of:=[.D171]*100" office:value-type="float" office:value="0.879214884870375">
            <text:p>0,88</text:p>
          </table:table-cell>
          <table:table-cell table:formula="of:=[.E171]*100" office:value-type="float" office:value="80.2097442355979">
            <text:p>80,21</text:p>
          </table:table-cell>
          <table:table-cell table:number-columns-repeated="19"/>
        </table:table-row>
        <table:table-row table:style-name="ro1">
          <table:table-cell office:value-type="date" office:date-value="2003-08-01">
            <text:p>01/08/03</text:p>
          </table:table-cell>
          <table:table-cell office:value-type="float" office:value="854">
            <text:p>854</text:p>
          </table:table-cell>
          <table:table-cell table:formula="of:=SUM([.B172];[.C171])" office:value-type="float" office:value="102118">
            <text:p>102118</text:p>
          </table:table-cell>
          <table:table-cell table:formula="of:=[.B172]/[.$B$201]" office:value-type="float" office:value="0.00676441001512883">
            <text:p>0,0068</text:p>
          </table:table-cell>
          <table:table-cell table:formula="of:=[.C172]/[.$B$201]" office:value-type="float" office:value="0.808861852371108">
            <text:p>0,8089</text:p>
          </table:table-cell>
          <table:table-cell table:formula="of:=[.D172]*100" office:value-type="float" office:value="0.676441001512883">
            <text:p>0,68</text:p>
          </table:table-cell>
          <table:table-cell table:formula="of:=[.E172]*100" office:value-type="float" office:value="80.8861852371108">
            <text:p>80,89</text:p>
          </table:table-cell>
          <table:table-cell table:number-columns-repeated="19"/>
        </table:table-row>
        <table:table-row table:style-name="ro1">
          <table:table-cell office:value-type="date" office:date-value="2003-09-01">
            <text:p>01/09/03</text:p>
          </table:table-cell>
          <table:table-cell office:value-type="float" office:value="608">
            <text:p>608</text:p>
          </table:table-cell>
          <table:table-cell table:formula="of:=SUM([.B173];[.C172])" office:value-type="float" office:value="102726">
            <text:p>102726</text:p>
          </table:table-cell>
          <table:table-cell table:formula="of:=[.B173]/[.$B$201]" office:value-type="float" office:value="0.00481587972974043">
            <text:p>0,0048</text:p>
          </table:table-cell>
          <table:table-cell table:formula="of:=[.C173]/[.$B$201]" office:value-type="float" office:value="0.813677732100848">
            <text:p>0,8137</text:p>
          </table:table-cell>
          <table:table-cell table:formula="of:=[.D173]*100" office:value-type="float" office:value="0.481587972974043">
            <text:p>0,48</text:p>
          </table:table-cell>
          <table:table-cell table:formula="of:=[.E173]*100" office:value-type="float" office:value="81.3677732100848">
            <text:p>81,37</text:p>
          </table:table-cell>
          <table:table-cell table:number-columns-repeated="19"/>
        </table:table-row>
        <table:table-row table:style-name="ro1">
          <table:table-cell office:value-type="date" office:date-value="2003-10-01">
            <text:p>01/10/03</text:p>
          </table:table-cell>
          <table:table-cell office:value-type="float" office:value="992">
            <text:p>992</text:p>
          </table:table-cell>
          <table:table-cell table:formula="of:=SUM([.B174];[.C173])" office:value-type="float" office:value="103718">
            <text:p>103718</text:p>
          </table:table-cell>
          <table:table-cell table:formula="of:=[.B174]/[.$B$201]" office:value-type="float" office:value="0.00785748798010281">
            <text:p>0,0079</text:p>
          </table:table-cell>
          <table:table-cell table:formula="of:=[.C174]/[.$B$201]" office:value-type="float" office:value="0.821535220080951">
            <text:p>0,8215</text:p>
          </table:table-cell>
          <table:table-cell table:formula="of:=[.D174]*100" office:value-type="float" office:value="0.785748798010281">
            <text:p>0,79</text:p>
          </table:table-cell>
          <table:table-cell table:formula="of:=[.E174]*100" office:value-type="float" office:value="82.1535220080951">
            <text:p>82,15</text:p>
          </table:table-cell>
          <table:table-cell table:number-columns-repeated="19"/>
        </table:table-row>
        <table:table-row table:style-name="ro1">
          <table:table-cell office:value-type="date" office:date-value="2003-11-01">
            <text:p>01/11/03</text:p>
          </table:table-cell>
          <table:table-cell office:value-type="float" office:value="597">
            <text:p>597</text:p>
          </table:table-cell>
          <table:table-cell table:formula="of:=SUM([.B175];[.C174])" office:value-type="float" office:value="104315">
            <text:p>104315</text:p>
          </table:table-cell>
          <table:table-cell table:formula="of:=[.B175]/[.$B$201]" office:value-type="float" office:value="0.00472875032673526">
            <text:p>0,0047</text:p>
          </table:table-cell>
          <table:table-cell table:formula="of:=[.C175]/[.$B$201]" office:value-type="float" office:value="0.826263970407686">
            <text:p>0,8263</text:p>
          </table:table-cell>
          <table:table-cell table:formula="of:=[.D175]*100" office:value-type="float" office:value="0.472875032673526">
            <text:p>0,47</text:p>
          </table:table-cell>
          <table:table-cell table:formula="of:=[.E175]*100" office:value-type="float" office:value="82.6263970407686">
            <text:p>82,63</text:p>
          </table:table-cell>
          <table:table-cell table:number-columns-repeated="19"/>
        </table:table-row>
        <table:table-row table:style-name="ro1">
          <table:table-cell office:value-type="date" office:date-value="2003-12-01">
            <text:p>01/12/03</text:p>
          </table:table-cell>
          <table:table-cell office:value-type="float" office:value="1642">
            <text:p>1642</text:p>
          </table:table-cell>
          <table:table-cell table:formula="of:=SUM([.B176];[.C175])" office:value-type="float" office:value="105957">
            <text:p>105957</text:p>
          </table:table-cell>
          <table:table-cell table:formula="of:=[.B176]/[.$B$201]" office:value-type="float" office:value="0.0130060436122266">
            <text:p>0,0130</text:p>
          </table:table-cell>
          <table:table-cell table:formula="of:=[.C176]/[.$B$201]" office:value-type="float" office:value="0.839270014019913">
            <text:p>0,8393</text:p>
          </table:table-cell>
          <table:table-cell table:formula="of:=[.D176]*100" office:value-type="float" office:value="1.30060436122266">
            <text:p>1,3</text:p>
          </table:table-cell>
          <table:table-cell table:formula="of:=[.E176]*100" office:value-type="float" office:value="83.9270014019913">
            <text:p>83,93</text:p>
          </table:table-cell>
          <table:table-cell table:number-columns-repeated="19"/>
        </table:table-row>
        <table:table-row table:style-name="ro1">
          <table:table-cell office:value-type="date" office:date-value="2004-01-01">
            <text:p>01/01/04</text:p>
          </table:table-cell>
          <table:table-cell office:value-type="float" office:value="1645">
            <text:p>1645</text:p>
          </table:table-cell>
          <table:table-cell table:formula="of:=SUM([.B177];[.C176])" office:value-type="float" office:value="107602">
            <text:p>107602</text:p>
          </table:table-cell>
          <table:table-cell table:formula="of:=[.B177]/[.$B$201]" office:value-type="float" office:value="0.0130298061766826">
            <text:p>0,0130</text:p>
          </table:table-cell>
          <table:table-cell table:formula="of:=[.C177]/[.$B$201]" office:value-type="float" office:value="0.852299820196596">
            <text:p>0,8523</text:p>
          </table:table-cell>
          <table:table-cell table:formula="of:=[.D177]*100" office:value-type="float" office:value="1.30298061766826">
            <text:p>1,3</text:p>
          </table:table-cell>
          <table:table-cell table:formula="of:=[.E177]*100" office:value-type="float" office:value="85.2299820196596">
            <text:p>85,23</text:p>
          </table:table-cell>
          <table:table-cell table:number-columns-repeated="19"/>
        </table:table-row>
        <table:table-row table:style-name="ro1">
          <table:table-cell office:value-type="date" office:date-value="2004-02-01">
            <text:p>01/02/04</text:p>
          </table:table-cell>
          <table:table-cell office:value-type="float" office:value="1219">
            <text:p>1219</text:p>
          </table:table-cell>
          <table:table-cell table:formula="of:=SUM([.B178];[.C177])" office:value-type="float" office:value="108821">
            <text:p>108821</text:p>
          </table:table-cell>
          <table:table-cell table:formula="of:=[.B178]/[.$B$201]" office:value-type="float" office:value="0.00965552202393682">
            <text:p>0,0097</text:p>
          </table:table-cell>
          <table:table-cell table:formula="of:=[.C178]/[.$B$201]" office:value-type="float" office:value="0.861955342220533">
            <text:p>0,8620</text:p>
          </table:table-cell>
          <table:table-cell table:formula="of:=[.D178]*100" office:value-type="float" office:value="0.965552202393682">
            <text:p>0,97</text:p>
          </table:table-cell>
          <table:table-cell table:formula="of:=[.E178]*100" office:value-type="float" office:value="86.1955342220533">
            <text:p>86,2</text:p>
          </table:table-cell>
          <table:table-cell table:number-columns-repeated="19"/>
        </table:table-row>
        <table:table-row table:style-name="ro1">
          <table:table-cell office:value-type="date" office:date-value="2004-03-01">
            <text:p>01/03/04</text:p>
          </table:table-cell>
          <table:table-cell office:value-type="float" office:value="743">
            <text:p>743</text:p>
          </table:table-cell>
          <table:table-cell table:formula="of:=SUM([.B179];[.C178])" office:value-type="float" office:value="109564">
            <text:p>109564</text:p>
          </table:table-cell>
          <table:table-cell table:formula="of:=[.B179]/[.$B$201]" office:value-type="float" office:value="0.00588519513025846">
            <text:p>0,0059</text:p>
          </table:table-cell>
          <table:table-cell table:formula="of:=[.C179]/[.$B$201]" office:value-type="float" office:value="0.867840537350791">
            <text:p>0,8678</text:p>
          </table:table-cell>
          <table:table-cell table:formula="of:=[.D179]*100" office:value-type="float" office:value="0.588519513025846">
            <text:p>0,59</text:p>
          </table:table-cell>
          <table:table-cell table:formula="of:=[.E179]*100" office:value-type="float" office:value="86.7840537350791">
            <text:p>86,78</text:p>
          </table:table-cell>
          <table:table-cell table:number-columns-repeated="19"/>
        </table:table-row>
        <table:table-row table:style-name="ro1">
          <table:table-cell office:value-type="date" office:date-value="2004-04-01">
            <text:p>01/04/04</text:p>
          </table:table-cell>
          <table:table-cell office:value-type="float" office:value="546">
            <text:p>546</text:p>
          </table:table-cell>
          <table:table-cell table:formula="of:=SUM([.B180];[.C179])" office:value-type="float" office:value="110110">
            <text:p>110110</text:p>
          </table:table-cell>
          <table:table-cell table:formula="of:=[.B180]/[.$B$201]" office:value-type="float" office:value="0.00432478673098401">
            <text:p>0,0043</text:p>
          </table:table-cell>
          <table:table-cell table:formula="of:=[.C180]/[.$B$201]" office:value-type="float" office:value="0.872165324081775">
            <text:p>0,8722</text:p>
          </table:table-cell>
          <table:table-cell table:formula="of:=[.D180]*100" office:value-type="float" office:value="0.432478673098401">
            <text:p>0,43</text:p>
          </table:table-cell>
          <table:table-cell table:formula="of:=[.E180]*100" office:value-type="float" office:value="87.2165324081775">
            <text:p>87,22</text:p>
          </table:table-cell>
          <table:table-cell table:number-columns-repeated="19"/>
        </table:table-row>
        <table:table-row table:style-name="ro1">
          <table:table-cell office:value-type="date" office:date-value="2004-05-01">
            <text:p>01/05/04</text:p>
          </table:table-cell>
          <table:table-cell office:value-type="float" office:value="773">
            <text:p>773</text:p>
          </table:table-cell>
          <table:table-cell table:formula="of:=SUM([.B181];[.C180])" office:value-type="float" office:value="110883">
            <text:p>110883</text:p>
          </table:table-cell>
          <table:table-cell table:formula="of:=[.B181]/[.$B$201]" office:value-type="float" office:value="0.00612282077481802">
            <text:p>0,0061</text:p>
          </table:table-cell>
          <table:table-cell table:formula="of:=[.C181]/[.$B$201]" office:value-type="float" office:value="0.878288144856593">
            <text:p>0,8783</text:p>
          </table:table-cell>
          <table:table-cell table:formula="of:=[.D181]*100" office:value-type="float" office:value="0.612282077481802">
            <text:p>0,61</text:p>
          </table:table-cell>
          <table:table-cell table:formula="of:=[.E181]*100" office:value-type="float" office:value="87.8288144856593">
            <text:p>87,83</text:p>
          </table:table-cell>
          <table:table-cell table:number-columns-repeated="19"/>
        </table:table-row>
        <table:table-row table:style-name="ro1">
          <table:table-cell office:value-type="date" office:date-value="2004-06-01">
            <text:p>01/06/04</text:p>
          </table:table-cell>
          <table:table-cell office:value-type="float" office:value="676">
            <text:p>676</text:p>
          </table:table-cell>
          <table:table-cell table:formula="of:=SUM([.B182];[.C181])" office:value-type="float" office:value="111559">
            <text:p>111559</text:p>
          </table:table-cell>
          <table:table-cell table:formula="of:=[.B182]/[.$B$201]" office:value-type="float" office:value="0.00535449785740877">
            <text:p>0,0054</text:p>
          </table:table-cell>
          <table:table-cell table:formula="of:=[.C182]/[.$B$201]" office:value-type="float" office:value="0.883642642714002">
            <text:p>0,8836</text:p>
          </table:table-cell>
          <table:table-cell table:formula="of:=[.D182]*100" office:value-type="float" office:value="0.535449785740877">
            <text:p>0,54</text:p>
          </table:table-cell>
          <table:table-cell table:formula="of:=[.E182]*100" office:value-type="float" office:value="88.3642642714002">
            <text:p>88,36</text:p>
          </table:table-cell>
          <table:table-cell table:number-columns-repeated="19"/>
        </table:table-row>
        <table:table-row table:style-name="ro1">
          <table:table-cell office:value-type="date" office:date-value="2004-07-01">
            <text:p>01/07/04</text:p>
          </table:table-cell>
          <table:table-cell office:value-type="float" office:value="732">
            <text:p>732</text:p>
          </table:table-cell>
          <table:table-cell table:formula="of:=SUM([.B183];[.C182])" office:value-type="float" office:value="112291">
            <text:p>112291</text:p>
          </table:table-cell>
          <table:table-cell table:formula="of:=[.B183]/[.$B$201]" office:value-type="float" office:value="0.00579806572725329">
            <text:p>0,0058</text:p>
          </table:table-cell>
          <table:table-cell table:formula="of:=[.C183]/[.$B$201]" office:value-type="float" office:value="0.889440708441255">
            <text:p>0,8894</text:p>
          </table:table-cell>
          <table:table-cell table:formula="of:=[.D183]*100" office:value-type="float" office:value="0.579806572725329">
            <text:p>0,58</text:p>
          </table:table-cell>
          <table:table-cell table:formula="of:=[.E183]*100" office:value-type="float" office:value="88.9440708441255">
            <text:p>88,94</text:p>
          </table:table-cell>
          <table:table-cell table:number-columns-repeated="19"/>
        </table:table-row>
        <table:table-row table:style-name="ro1">
          <table:table-cell office:value-type="date" office:date-value="2004-08-01">
            <text:p>01/08/04</text:p>
          </table:table-cell>
          <table:table-cell office:value-type="float" office:value="674">
            <text:p>674</text:p>
          </table:table-cell>
          <table:table-cell table:formula="of:=SUM([.B184];[.C183])" office:value-type="float" office:value="112965">
            <text:p>112965</text:p>
          </table:table-cell>
          <table:table-cell table:formula="of:=[.B184]/[.$B$201]" office:value-type="float" office:value="0.00533865614777147">
            <text:p>0,0053</text:p>
          </table:table-cell>
          <table:table-cell table:formula="of:=[.C184]/[.$B$201]" office:value-type="float" office:value="0.894779364589026">
            <text:p>0,8948</text:p>
          </table:table-cell>
          <table:table-cell table:formula="of:=[.D184]*100" office:value-type="float" office:value="0.533865614777147">
            <text:p>0,53</text:p>
          </table:table-cell>
          <table:table-cell table:formula="of:=[.E184]*100" office:value-type="float" office:value="89.4779364589027">
            <text:p>89,48</text:p>
          </table:table-cell>
          <table:table-cell table:number-columns-repeated="19"/>
        </table:table-row>
        <table:table-row table:style-name="ro1">
          <table:table-cell office:value-type="date" office:date-value="2004-09-01">
            <text:p>01/09/04</text:p>
          </table:table-cell>
          <table:table-cell office:value-type="float" office:value="454">
            <text:p>454</text:p>
          </table:table-cell>
          <table:table-cell table:formula="of:=SUM([.B185];[.C184])" office:value-type="float" office:value="113419">
            <text:p>113419</text:p>
          </table:table-cell>
          <table:table-cell table:formula="of:=[.B185]/[.$B$201]" office:value-type="float" office:value="0.00359606808766802">
            <text:p>0,0036</text:p>
          </table:table-cell>
          <table:table-cell table:formula="of:=[.C185]/[.$B$201]" office:value-type="float" office:value="0.898375432676695">
            <text:p>0,8984</text:p>
          </table:table-cell>
          <table:table-cell table:formula="of:=[.D185]*100" office:value-type="float" office:value="0.359606808766802">
            <text:p>0,36</text:p>
          </table:table-cell>
          <table:table-cell table:formula="of:=[.E185]*100" office:value-type="float" office:value="89.8375432676695">
            <text:p>89,84</text:p>
          </table:table-cell>
          <table:table-cell table:number-columns-repeated="19"/>
        </table:table-row>
        <table:table-row table:style-name="ro1">
          <table:table-cell office:value-type="date" office:date-value="2004-10-01">
            <text:p>01/10/04</text:p>
          </table:table-cell>
          <table:table-cell office:value-type="float" office:value="684">
            <text:p>684</text:p>
          </table:table-cell>
          <table:table-cell table:formula="of:=SUM([.B186];[.C185])" office:value-type="float" office:value="114103">
            <text:p>114103</text:p>
          </table:table-cell>
          <table:table-cell table:formula="of:=[.B186]/[.$B$201]" office:value-type="float" office:value="0.00541786469595799">
            <text:p>0,0054</text:p>
          </table:table-cell>
          <table:table-cell table:formula="of:=[.C186]/[.$B$201]" office:value-type="float" office:value="0.903793297372653">
            <text:p>0,9038</text:p>
          </table:table-cell>
          <table:table-cell table:formula="of:=[.D186]*100" office:value-type="float" office:value="0.541786469595799">
            <text:p>0,54</text:p>
          </table:table-cell>
          <table:table-cell table:formula="of:=[.E186]*100" office:value-type="float" office:value="90.3793297372653">
            <text:p>90,38</text:p>
          </table:table-cell>
          <table:table-cell table:number-columns-repeated="19"/>
        </table:table-row>
        <table:table-row table:style-name="ro1">
          <table:table-cell office:value-type="date" office:date-value="2004-11-01">
            <text:p>01/11/04</text:p>
          </table:table-cell>
          <table:table-cell office:value-type="float" office:value="805">
            <text:p>805</text:p>
          </table:table-cell>
          <table:table-cell table:formula="of:=SUM([.B187];[.C186])" office:value-type="float" office:value="114908">
            <text:p>114908</text:p>
          </table:table-cell>
          <table:table-cell table:formula="of:=[.B187]/[.$B$201]" office:value-type="float" office:value="0.00637628812901488">
            <text:p>0,0064</text:p>
          </table:table-cell>
          <table:table-cell table:formula="of:=[.C187]/[.$B$201]" office:value-type="float" office:value="0.910169585501667">
            <text:p>0,9102</text:p>
          </table:table-cell>
          <table:table-cell table:formula="of:=[.D187]*100" office:value-type="float" office:value="0.637628812901488">
            <text:p>0,64</text:p>
          </table:table-cell>
          <table:table-cell table:formula="of:=[.E187]*100" office:value-type="float" office:value="91.0169585501667">
            <text:p>91,02</text:p>
          </table:table-cell>
          <table:table-cell table:number-columns-repeated="19"/>
        </table:table-row>
        <table:table-row table:style-name="ro1">
          <table:table-cell office:value-type="date" office:date-value="2004-12-01">
            <text:p>01/12/04</text:p>
          </table:table-cell>
          <table:table-cell office:value-type="float" office:value="558">
            <text:p>558</text:p>
          </table:table-cell>
          <table:table-cell table:formula="of:=SUM([.B188];[.C187])" office:value-type="float" office:value="115466">
            <text:p>115466</text:p>
          </table:table-cell>
          <table:table-cell table:formula="of:=[.B188]/[.$B$201]" office:value-type="float" office:value="0.00441983698880783">
            <text:p>0,0044</text:p>
          </table:table-cell>
          <table:table-cell table:formula="of:=[.C188]/[.$B$201]" office:value-type="float" office:value="0.914589422490475">
            <text:p>0,9146</text:p>
          </table:table-cell>
          <table:table-cell table:formula="of:=[.D188]*100" office:value-type="float" office:value="0.441983698880783">
            <text:p>0,44</text:p>
          </table:table-cell>
          <table:table-cell table:formula="of:=[.E188]*100" office:value-type="float" office:value="91.4589422490475">
            <text:p>91,46</text:p>
          </table:table-cell>
          <table:table-cell table:number-columns-repeated="19"/>
        </table:table-row>
        <table:table-row table:style-name="ro1">
          <table:table-cell office:value-type="date" office:date-value="2005-01-01">
            <text:p>01/01/05</text:p>
          </table:table-cell>
          <table:table-cell office:value-type="float" office:value="658">
            <text:p>658</text:p>
          </table:table-cell>
          <table:table-cell table:formula="of:=SUM([.B189];[.C188])" office:value-type="float" office:value="116124">
            <text:p>116124</text:p>
          </table:table-cell>
          <table:table-cell table:formula="of:=[.B189]/[.$B$201]" office:value-type="float" office:value="0.00521192247067304">
            <text:p>0,0052</text:p>
          </table:table-cell>
          <table:table-cell table:formula="of:=[.C189]/[.$B$201]" office:value-type="float" office:value="0.919801344961148">
            <text:p>0,9198</text:p>
          </table:table-cell>
          <table:table-cell table:formula="of:=[.D189]*100" office:value-type="float" office:value="0.521192247067303">
            <text:p>0,52</text:p>
          </table:table-cell>
          <table:table-cell table:formula="of:=[.E189]*100" office:value-type="float" office:value="91.9801344961148">
            <text:p>91,98</text:p>
          </table:table-cell>
          <table:table-cell table:number-columns-repeated="19"/>
        </table:table-row>
        <table:table-row table:style-name="ro1">
          <table:table-cell office:value-type="date" office:date-value="2005-02-01">
            <text:p>01/02/05</text:p>
          </table:table-cell>
          <table:table-cell office:value-type="float" office:value="1034">
            <text:p>1034</text:p>
          </table:table-cell>
          <table:table-cell table:formula="of:=SUM([.B190];[.C189])" office:value-type="float" office:value="117158">
            <text:p>117158</text:p>
          </table:table-cell>
          <table:table-cell table:formula="of:=[.B190]/[.$B$201]" office:value-type="float" office:value="0.0081901638824862">
            <text:p>0,0082</text:p>
          </table:table-cell>
          <table:table-cell table:formula="of:=[.C190]/[.$B$201]" office:value-type="float" office:value="0.927991508843634">
            <text:p>0,9280</text:p>
          </table:table-cell>
          <table:table-cell table:formula="of:=[.D190]*100" office:value-type="float" office:value="0.81901638824862">
            <text:p>0,82</text:p>
          </table:table-cell>
          <table:table-cell table:formula="of:=[.E190]*100" office:value-type="float" office:value="92.7991508843634">
            <text:p>92,8</text:p>
          </table:table-cell>
          <table:table-cell table:number-columns-repeated="19"/>
        </table:table-row>
        <table:table-row table:style-name="ro1">
          <table:table-cell office:value-type="date" office:date-value="2005-03-01">
            <text:p>01/03/05</text:p>
          </table:table-cell>
          <table:table-cell office:value-type="float" office:value="1152">
            <text:p>1152</text:p>
          </table:table-cell>
          <table:table-cell table:formula="of:=SUM([.B191];[.C190])" office:value-type="float" office:value="118310">
            <text:p>118310</text:p>
          </table:table-cell>
          <table:table-cell table:formula="of:=[.B191]/[.$B$201]" office:value-type="float" office:value="0.00912482475108714">
            <text:p>0,0091</text:p>
          </table:table-cell>
          <table:table-cell table:formula="of:=[.C191]/[.$B$201]" office:value-type="float" office:value="0.937116333594722">
            <text:p>0,9371</text:p>
          </table:table-cell>
          <table:table-cell table:formula="of:=[.D191]*100" office:value-type="float" office:value="0.912482475108714">
            <text:p>0,91</text:p>
          </table:table-cell>
          <table:table-cell table:formula="of:=[.E191]*100" office:value-type="float" office:value="93.7116333594722">
            <text:p>93,71</text:p>
          </table:table-cell>
          <table:table-cell table:number-columns-repeated="19"/>
        </table:table-row>
        <table:table-row table:style-name="ro1">
          <table:table-cell office:value-type="date" office:date-value="2005-04-01">
            <text:p>01/04/05</text:p>
          </table:table-cell>
          <table:table-cell office:value-type="float" office:value="746">
            <text:p>746</text:p>
          </table:table-cell>
          <table:table-cell table:formula="of:=SUM([.B192];[.C191])" office:value-type="float" office:value="119056">
            <text:p>119056</text:p>
          </table:table-cell>
          <table:table-cell table:formula="of:=[.B192]/[.$B$201]" office:value-type="float" office:value="0.00590895769471441">
            <text:p>0,0059</text:p>
          </table:table-cell>
          <table:table-cell table:formula="of:=[.C192]/[.$B$201]" office:value-type="float" office:value="0.943025291289436">
            <text:p>0,9430</text:p>
          </table:table-cell>
          <table:table-cell table:formula="of:=[.D192]*100" office:value-type="float" office:value="0.590895769471441">
            <text:p>0,59</text:p>
          </table:table-cell>
          <table:table-cell table:formula="of:=[.E192]*100" office:value-type="float" office:value="94.3025291289436">
            <text:p>94,3</text:p>
          </table:table-cell>
          <table:table-cell table:number-columns-repeated="19"/>
        </table:table-row>
        <table:table-row table:style-name="ro1">
          <table:table-cell office:value-type="date" office:date-value="2005-05-01">
            <text:p>01/05/05</text:p>
          </table:table-cell>
          <table:table-cell office:value-type="float" office:value="750">
            <text:p>750</text:p>
          </table:table-cell>
          <table:table-cell table:formula="of:=SUM([.B193];[.C192])" office:value-type="float" office:value="119806">
            <text:p>119806</text:p>
          </table:table-cell>
          <table:table-cell table:formula="of:=[.B193]/[.$B$201]" office:value-type="float" office:value="0.00594064111398902">
            <text:p>0,0059</text:p>
          </table:table-cell>
          <table:table-cell table:formula="of:=[.C193]/[.$B$201]" office:value-type="float" office:value="0.948965932403425">
            <text:p>0,9490</text:p>
          </table:table-cell>
          <table:table-cell table:formula="of:=[.D193]*100" office:value-type="float" office:value="0.594064111398902">
            <text:p>0,59</text:p>
          </table:table-cell>
          <table:table-cell table:formula="of:=[.E193]*100" office:value-type="float" office:value="94.8965932403425">
            <text:p>94,9</text:p>
          </table:table-cell>
          <table:table-cell table:number-columns-repeated="19"/>
        </table:table-row>
        <table:table-row table:style-name="ro1">
          <table:table-cell office:value-type="date" office:date-value="2005-06-01">
            <text:p>01/06/05</text:p>
          </table:table-cell>
          <table:table-cell office:value-type="float" office:value="779">
            <text:p>779</text:p>
          </table:table-cell>
          <table:table-cell table:formula="of:=SUM([.B194];[.C193])" office:value-type="float" office:value="120585">
            <text:p>120585</text:p>
          </table:table-cell>
          <table:table-cell table:formula="of:=[.B194]/[.$B$201]" office:value-type="float" office:value="0.00617034590372993">
            <text:p>0,0062</text:p>
          </table:table-cell>
          <table:table-cell table:formula="of:=[.C194]/[.$B$201]" office:value-type="float" office:value="0.955136278307155">
            <text:p>0,9551</text:p>
          </table:table-cell>
          <table:table-cell table:formula="of:=[.D194]*100" office:value-type="float" office:value="0.617034590372993">
            <text:p>0,62</text:p>
          </table:table-cell>
          <table:table-cell table:formula="of:=[.E194]*100" office:value-type="float" office:value="95.5136278307155">
            <text:p>95,51</text:p>
          </table:table-cell>
          <table:table-cell table:number-columns-repeated="19"/>
        </table:table-row>
        <table:table-row table:style-name="ro1">
          <table:table-cell office:value-type="date" office:date-value="2005-07-01">
            <text:p>01/07/05</text:p>
          </table:table-cell>
          <table:table-cell office:value-type="float" office:value="1368">
            <text:p>1368</text:p>
          </table:table-cell>
          <table:table-cell table:formula="of:=SUM([.B195];[.C194])" office:value-type="float" office:value="121953">
            <text:p>121953</text:p>
          </table:table-cell>
          <table:table-cell table:formula="of:=[.B195]/[.$B$201]" office:value-type="float" office:value="0.010835729391916">
            <text:p>0,0108</text:p>
          </table:table-cell>
          <table:table-cell table:formula="of:=[.C195]/[.$B$201]" office:value-type="float" office:value="0.965972007699071">
            <text:p>0,9660</text:p>
          </table:table-cell>
          <table:table-cell table:formula="of:=[.D195]*100" office:value-type="float" office:value="1.0835729391916">
            <text:p>1,08</text:p>
          </table:table-cell>
          <table:table-cell table:formula="of:=[.E195]*100" office:value-type="float" office:value="96.5972007699071">
            <text:p>96,6</text:p>
          </table:table-cell>
          <table:table-cell table:number-columns-repeated="19"/>
        </table:table-row>
        <table:table-row table:style-name="ro1">
          <table:table-cell office:value-type="date" office:date-value="2005-08-01">
            <text:p>01/08/05</text:p>
          </table:table-cell>
          <table:table-cell office:value-type="float" office:value="496">
            <text:p>496</text:p>
          </table:table-cell>
          <table:table-cell table:formula="of:=SUM([.B196];[.C195])" office:value-type="float" office:value="122449">
            <text:p>122449</text:p>
          </table:table-cell>
          <table:table-cell table:formula="of:=[.B196]/[.$B$201]" office:value-type="float" office:value="0.00392874399005141">
            <text:p>0,0039</text:p>
          </table:table-cell>
          <table:table-cell table:formula="of:=[.C196]/[.$B$201]" office:value-type="float" office:value="0.969900751689122">
            <text:p>0,9699</text:p>
          </table:table-cell>
          <table:table-cell table:formula="of:=[.D196]*100" office:value-type="float" office:value="0.392874399005141">
            <text:p>0,39</text:p>
          </table:table-cell>
          <table:table-cell table:formula="of:=[.E196]*100" office:value-type="float" office:value="96.9900751689122">
            <text:p>96,99</text:p>
          </table:table-cell>
          <table:table-cell table:number-columns-repeated="19"/>
        </table:table-row>
        <table:table-row table:style-name="ro1">
          <table:table-cell office:value-type="date" office:date-value="2005-09-01">
            <text:p>01/09/05</text:p>
          </table:table-cell>
          <table:table-cell office:value-type="float" office:value="618">
            <text:p>618</text:p>
          </table:table-cell>
          <table:table-cell table:formula="of:=SUM([.B197];[.C196])" office:value-type="float" office:value="123067">
            <text:p>123067</text:p>
          </table:table-cell>
          <table:table-cell table:formula="of:=[.B197]/[.$B$201]" office:value-type="float" office:value="0.00489508827792695">
            <text:p>0,0049</text:p>
          </table:table-cell>
          <table:table-cell table:formula="of:=[.C197]/[.$B$201]" office:value-type="float" office:value="0.974795839967049">
            <text:p>0,9748</text:p>
          </table:table-cell>
          <table:table-cell table:formula="of:=[.D197]*100" office:value-type="float" office:value="0.489508827792695">
            <text:p>0,49</text:p>
          </table:table-cell>
          <table:table-cell table:formula="of:=[.E197]*100" office:value-type="float" office:value="97.4795839967049">
            <text:p>97,48</text:p>
          </table:table-cell>
          <table:table-cell table:number-columns-repeated="19"/>
        </table:table-row>
        <table:table-row table:style-name="ro1">
          <table:table-cell office:value-type="date" office:date-value="2005-10-01">
            <text:p>01/10/05</text:p>
          </table:table-cell>
          <table:table-cell office:value-type="float" office:value="1111">
            <text:p>1111</text:p>
          </table:table-cell>
          <table:table-cell table:formula="of:=SUM([.B198];[.C197])" office:value-type="float" office:value="124178">
            <text:p>124178</text:p>
          </table:table-cell>
          <table:table-cell table:formula="of:=[.B198]/[.$B$201]" office:value-type="float" office:value="0.0088000697035224">
            <text:p>0,0088</text:p>
          </table:table-cell>
          <table:table-cell table:formula="of:=[.C198]/[.$B$201]" office:value-type="float" office:value="0.983595909670572">
            <text:p>0,9836</text:p>
          </table:table-cell>
          <table:table-cell table:formula="of:=[.D198]*100" office:value-type="float" office:value="0.88000697035224">
            <text:p>0,88</text:p>
          </table:table-cell>
          <table:table-cell table:formula="of:=[.E198]*100" office:value-type="float" office:value="98.3595909670572">
            <text:p>98,36</text:p>
          </table:table-cell>
          <table:table-cell table:number-columns-repeated="19"/>
        </table:table-row>
        <table:table-row table:style-name="ro1">
          <table:table-cell office:value-type="date" office:date-value="2005-11-01">
            <text:p>01/11/05</text:p>
          </table:table-cell>
          <table:table-cell office:value-type="float" office:value="991">
            <text:p>991</text:p>
          </table:table-cell>
          <table:table-cell table:formula="of:=SUM([.B199];[.C198])" office:value-type="float" office:value="125169">
            <text:p>125169</text:p>
          </table:table-cell>
          <table:table-cell table:formula="of:=[.B199]/[.$B$201]" office:value-type="float" office:value="0.00784956712528416">
            <text:p>0,0078</text:p>
          </table:table-cell>
          <table:table-cell table:formula="of:=[.C199]/[.$B$201]" office:value-type="float" office:value="0.991445476795856">
            <text:p>0,9914</text:p>
          </table:table-cell>
          <table:table-cell table:formula="of:=[.D199]*100" office:value-type="float" office:value="0.784956712528416">
            <text:p>0,78</text:p>
          </table:table-cell>
          <table:table-cell table:formula="of:=[.E199]*100" office:value-type="float" office:value="99.1445476795856">
            <text:p>99,14</text:p>
          </table:table-cell>
          <table:table-cell table:number-columns-repeated="19"/>
        </table:table-row>
        <table:table-row table:style-name="ro1">
          <table:table-cell office:value-type="date" office:date-value="2005-12-01">
            <text:p>01/12/05</text:p>
          </table:table-cell>
          <table:table-cell office:value-type="float" office:value="1080">
            <text:p>1080</text:p>
          </table:table-cell>
          <table:table-cell table:formula="of:=SUM([.B200];[.C199])" office:value-type="float" office:value="126249">
            <text:p>126249</text:p>
          </table:table-cell>
          <table:table-cell table:formula="of:=[.B200]/[.$B$201]" office:value-type="float" office:value="0.00855452320414419">
            <text:p>0,0086</text:p>
          </table:table-cell>
          <table:table-cell table:formula="of:=[.C200]/[.$B$201]" office:value-type="float" office:value="1">
            <text:p>1,0000</text:p>
          </table:table-cell>
          <table:table-cell table:formula="of:=[.D200]*100" office:value-type="float" office:value="0.855452320414419">
            <text:p>0,86</text:p>
          </table:table-cell>
          <table:table-cell table:formula="of:=[.E200]*100" office:value-type="float" office:value="100">
            <text:p>100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table:formula="of:=SUM([.B21:.B200])" office:value-type="float" office:value="126249">
            <text:p>126249</text:p>
          </table:table-cell>
          <table:table-cell/>
          <table:table-cell table:style-name="Default" table:number-columns-repeated="2"/>
          <table:table-cell table:number-columns-repeated="2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14/05/2010</text:date>, <text:time>17:46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di  Sánchez Castillo</meta:initial-creator>
    <meta:creation-date>2010-04-16T18:54:40.06</meta:creation-date>
    <dc:date>2010-05-14T17:46:48.93</dc:date>
    <dc:creator>Jordi  Sánchez Castillo</dc:creator>
    <meta:editing-duration>PT03H38M50S</meta:editing-duration>
    <meta:editing-cycles>65</meta:editing-cycles>
    <meta:generator>OpenOffice.org/3.2$Win32 OpenOffice.org_project/320m12$Build-9483</meta:generator>
    <meta:document-statistic meta:table-count="3" meta:cell-count="16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graphic-properties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643cm" svg:height="12.862cm" xlink:href=".." chart:class="chart:bar" chart:style-name="ch1">
        <chart:plot-area chart:style-name="ch2" table:cell-range-address="Hoja1.O21:Hoja1.O30 Hoja1.Q21:Hoja1.Q30" chart:data-source-has-labels="both" svg:x="0.492cm" svg:y="0.257cm" svg:width="23.659cm" svg:height="12.348cm">
          <chart:axis chart:dimension="x" chart:name="primary-x" chart:style-name="ch3">
            <chart:categories table:cell-range-address="Hoja1.O22:Hoja1.O30"/>
          </chart:axis>
          <chart:axis chart:dimension="y" chart:name="primary-y" chart:style-name="ch4"/>
          <chart:series chart:style-name="ch5" chart:values-cell-range-address="Hoja1.Q22:Hoja1.Q30" chart:label-cell-address="Hoja1.Q21:Hoja1.Q21" chart:class="chart:bar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Q21:Hoja1.Q21">18105</text:p>
              </table:table-cell>
            </table:table-row>
          </table:table-header-rows>
          <table:table-rows>
            <table:table-row>
              <table:table-cell office:value-type="string">
                <text:p text:id="Hoja1.O22:Hoja1.O30">[01/07/1992,01/12/93]</text:p>
              </table:table-cell>
              <table:table-cell office:value-type="float" office:value="9058">
                <text:p text:id="Hoja1.Q22:Hoja1.Q30">9058</text:p>
              </table:table-cell>
            </table:table-row>
            <table:table-row>
              <table:table-cell office:value-type="string">
                <text:p>[01/01/1994,01/06/95]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[01/07/1995,01/12/96]</text:p>
              </table:table-cell>
              <table:table-cell office:value-type="float" office:value="7299">
                <text:p>7299</text:p>
              </table:table-cell>
            </table:table-row>
            <table:table-row>
              <table:table-cell office:value-type="string">
                <text:p>[01/01/1997,01/06/98]</text:p>
              </table:table-cell>
              <table:table-cell office:value-type="float" office:value="8607">
                <text:p>8607</text:p>
              </table:table-cell>
            </table:table-row>
            <table:table-row>
              <table:table-cell office:value-type="string">
                <text:p>[01/07/1998,01/12/99]</text:p>
              </table:table-cell>
              <table:table-cell office:value-type="float" office:value="9594">
                <text:p>9594</text:p>
              </table:table-cell>
            </table:table-row>
            <table:table-row>
              <table:table-cell office:value-type="string">
                <text:p>[01/01/2000,01/06/01]</text:p>
              </table:table-cell>
              <table:table-cell office:value-type="float" office:value="16860">
                <text:p>16860</text:p>
              </table:table-cell>
            </table:table-row>
            <table:table-row>
              <table:table-cell office:value-type="string">
                <text:p>[01/07/2001,01/12/02]</text:p>
              </table:table-cell>
              <table:table-cell office:value-type="float" office:value="18083">
                <text:p>18083</text:p>
              </table:table-cell>
            </table:table-row>
            <table:table-row>
              <table:table-cell office:value-type="string">
                <text:p>[01/01/2003,01/06/04]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string">
                <text:p>[01/07/2004,01/12/05]</text:p>
              </table:table-cell>
              <table:table-cell office:value-type="float" office:value="14690">
                <text:p>14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465cm" svg:height="9.221cm" xlink:href=".." chart:class="chart:circle" chart:style-name="ch1">
        <chart:legend chart:legend-position="bottom" svg:x="0.522cm" svg:y="6.457cm" chart:style-name="ch2"/>
        <chart:plot-area chart:style-name="ch3" table:cell-range-address="Hoja1.O20:Hoja1.O30 Hoja1.V20:Hoja1.V30" chart:data-source-has-labels="both" svg:x="0.269cm" svg:y="0.184cm" svg:width="12.658cm" svg:height="6.09cm">
          <chart:axis chart:dimension="x" chart:name="primary-x" chart:style-name="ch4">
            <chart:categories table:cell-range-address="Hoja1.O21:Hoja1.O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V21:Hoja1.V30" chart:label-cell-address="Hoja1.V20:Hoja1.V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V20:Hoja1.V20">P</text:p>
              </table:table-cell>
            </table:table-row>
          </table:table-header-rows>
          <table:table-rows>
            <table:table-row>
              <table:table-cell office:value-type="string">
                <text:p text:id="Hoja1.O21:Hoja1.O30">[01/01/1991,01/06/92]</text:p>
              </table:table-cell>
              <table:table-cell office:value-type="float" office:value="14.3407076491695">
                <text:p text:id="Hoja1.V21:Hoja1.V30">14.3407076491695</text:p>
              </table:table-cell>
            </table:table-row>
            <table:table-row>
              <table:table-cell office:value-type="string">
                <text:p>[01/07/1992,01/12/93]</text:p>
              </table:table-cell>
              <table:table-cell office:value-type="float" office:value="21.5154179439045">
                <text:p>21.5154179439045</text:p>
              </table:table-cell>
            </table:table-row>
            <table:table-row>
              <table:table-cell office:value-type="string">
                <text:p>[01/01/1994,01/06/95]</text:p>
              </table:table-cell>
              <table:table-cell office:value-type="float" office:value="26.671894430847">
                <text:p>26.671894430847</text:p>
              </table:table-cell>
            </table:table-row>
            <table:table-row>
              <table:table-cell office:value-type="string">
                <text:p>[01/07/1995,01/12/96]</text:p>
              </table:table-cell>
              <table:table-cell office:value-type="float" office:value="32.4533263629811">
                <text:p>32.4533263629811</text:p>
              </table:table-cell>
            </table:table-row>
            <table:table-row>
              <table:table-cell office:value-type="string">
                <text:p>[01/01/1997,01/06/98]</text:p>
              </table:table-cell>
              <table:table-cell office:value-type="float" office:value="39.2708061053949">
                <text:p>39.2708061053949</text:p>
              </table:table-cell>
            </table:table-row>
            <table:table-row>
              <table:table-cell office:value-type="string">
                <text:p>[01/07/1998,01/12/99]</text:p>
              </table:table-cell>
              <table:table-cell office:value-type="float" office:value="46.8700742184097">
                <text:p>46.8700742184097</text:p>
              </table:table-cell>
            </table:table-row>
            <table:table-row>
              <table:table-cell office:value-type="string">
                <text:p>[01/01/2000,01/06/01]</text:p>
              </table:table-cell>
              <table:table-cell office:value-type="float" office:value="60.224635442657">
                <text:p>60.224635442657</text:p>
              </table:table-cell>
            </table:table-row>
            <table:table-row>
              <table:table-cell office:value-type="string">
                <text:p>[01/07/2001,01/12/02]</text:p>
              </table:table-cell>
              <table:table-cell office:value-type="float" office:value="74.5479172112254">
                <text:p>74.5479172112254</text:p>
              </table:table-cell>
            </table:table-row>
            <table:table-row>
              <table:table-cell office:value-type="string">
                <text:p>[01/01/2003,01/06/04]</text:p>
              </table:table-cell>
              <table:table-cell office:value-type="float" office:value="88.3642642714002">
                <text:p>88.3642642714002</text:p>
              </table:table-cell>
            </table:table-row>
            <table:table-row>
              <table:table-cell office:value-type="string">
                <text:p>[01/07/2004,01/12/05]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